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2.614cm"/>
    </style:style>
    <style:style style:name="co14" style:family="table-column">
      <style:table-column-properties fo:break-before="auto" style:column-width="5.038cm"/>
    </style:style>
    <style:style style:name="co15" style:family="table-column">
      <style:table-column-properties fo:break-before="auto" style:column-width="5.283cm"/>
    </style:style>
    <style:style style:name="co16" style:family="table-column">
      <style:table-column-properties fo:break-before="auto" style:column-width="5.69cm"/>
    </style:style>
    <style:style style:name="co17" style:family="table-column">
      <style:table-column-properties fo:break-before="auto" style:column-width="5.228cm"/>
    </style:style>
    <style:style style:name="co18" style:family="table-column">
      <style:table-column-properties fo:break-before="auto" style:column-width="4.874cm"/>
    </style:style>
    <style:style style:name="co19" style:family="table-column">
      <style:table-column-properties fo:break-before="auto" style:column-width="4.466cm"/>
    </style:style>
    <style:style style:name="co20" style:family="table-column">
      <style:table-column-properties fo:break-before="auto" style:column-width="4.602cm"/>
    </style:style>
    <style:style style:name="co21" style:family="table-column">
      <style:table-column-properties fo:break-before="auto" style:column-width="2.641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559cm"/>
    </style:style>
    <style:style style:name="co24" style:family="table-column">
      <style:table-column-properties fo:break-before="auto" style:column-width="2.695cm"/>
    </style:style>
    <style:style style:name="co25" style:family="table-column">
      <style:table-column-properties fo:break-before="auto" style:column-width="2.75cm"/>
    </style:style>
    <style:style style:name="co26" style:family="table-column">
      <style:table-column-properties fo:break-before="auto" style:column-width="2.586cm"/>
    </style:style>
    <style:style style:name="co2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fo:border="0.06pt solid #000000" style:vertical-align="middle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5" style:family="table-cell" style:parent-style-name="Default">
      <style:table-cell-properties fo:background-color="transparent" fo:border="none" style:vertical-align="middl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order-bottom="none" fo:background-color="transparent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0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NO_REACTION" table:style-name="ta1">
        <table:shapes>
          <draw:frame draw:z-index="0" draw:style-name="gr1" draw:text-style-name="P1" svg:width="24.83cm" svg:height="13.52cm" svg:x="16.741cm" svg:y="1.54cm">
            <draw:object draw:notify-on-update-of-ranges="NO_REACTION.A2:NO_REACTION.A160 NO_REACTION.B1:NO_REACTION.B1 NO_REACTION.B2:NO_REACTION.B160 NO_REACTION.C1:NO_REACTION.C1 NO_REACTION.C2:NO_REACTION.C160 NO_REACTION.D1:NO_REACTION.D1 NO_REACTION.D2:NO_REACTION.D1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response time (ms)</text:p>
          </table:table-cell>
          <table:table-cell office:value-type="string" calcext:value-type="string">
            <text:p>Higher response time (m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3.412065439673" calcext:value-type="float">
            <text:p>823,41206543967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7.52849002849" calcext:value-type="float">
            <text:p>707,528490028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4.220289855073" calcext:value-type="float">
            <text:p>684,22028985507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8.896503496503" calcext:value-type="float">
            <text:p>688,8965034965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6.683368128045" calcext:value-type="float">
            <text:p>676,68336812804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7.439869281046" calcext:value-type="float">
            <text:p>627,4398692810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9.00830367734" calcext:value-type="float">
            <text:p>1359,008303677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79.05747126437" calcext:value-type="float">
            <text:p>1979,0574712643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53.90720311486" calcext:value-type="float">
            <text:p>1853,9072031148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26.21186440678" calcext:value-type="float">
            <text:p>1826,211864406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02.92242833052" calcext:value-type="float">
            <text:p>1702,922428330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23.63466334165" calcext:value-type="float">
            <text:p>1823,6346633416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83.20095980804" calcext:value-type="float">
            <text:p>1783,200959808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66.76518472135" calcext:value-type="float">
            <text:p>1866,765184721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11.93423597679" calcext:value-type="float">
            <text:p>1911,934235976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36.48307291667" calcext:value-type="float">
            <text:p>1836,483072916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7.85587583149" calcext:value-type="float">
            <text:p>1807,855875831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7.72037617555" calcext:value-type="float">
            <text:p>1807,720376175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80.50564617315" calcext:value-type="float">
            <text:p>1880,5056461731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47.52044609665" calcext:value-type="float">
            <text:p>1947,5204460966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02.88578522657" calcext:value-type="float">
            <text:p>1702,8857852265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1.58130601793" calcext:value-type="float">
            <text:p>1891,5813060179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65.21241830065" calcext:value-type="float">
            <text:p>1865,2124183006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27.3347639485" calcext:value-type="float">
            <text:p>1927,33476394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47.52159013023" calcext:value-type="float">
            <text:p>1147,5215901302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75.055909412597" calcext:value-type="float">
            <text:p>675,0559094125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42.779773785762" calcext:value-type="float">
            <text:p>642,7797737857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61.09898989899" calcext:value-type="float">
            <text:p>661,0989898989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76.066948555321" calcext:value-type="float">
            <text:p>676,06694855532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73.744005641749" calcext:value-type="float">
            <text:p>673,7440056417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54.099803020355" calcext:value-type="float">
            <text:p>654,0998030203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8.936518324607" calcext:value-type="float">
            <text:p>648,93651832460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72.812320916905" calcext:value-type="float">
            <text:p>672,81232091690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39.230974632844" calcext:value-type="float">
            <text:p>639,23097463284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63.311827956989" calcext:value-type="float">
            <text:p>663,3118279569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58.097345132743" calcext:value-type="float">
            <text:p>658,0973451327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6.22944785276" calcext:value-type="float">
            <text:p>1006,229447852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70.72606060606" calcext:value-type="float">
            <text:p>1870,726060606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45.22968650032" calcext:value-type="float">
            <text:p>1845,229686500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91.15077473182" calcext:value-type="float">
            <text:p>1891,1507747318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36.8216080402" calcext:value-type="float">
            <text:p>1836,821608040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832.76913580247" calcext:value-type="float">
            <text:p>1832,7691358024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55.51162790698" calcext:value-type="float">
            <text:p>1955,5116279069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18.31111111111" calcext:value-type="float">
            <text:p>1718,3111111111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41.62442547603" calcext:value-type="float">
            <text:p>1941,624425476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829.6432009627" calcext:value-type="float">
            <text:p>1829,643200962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828.7127592709" calcext:value-type="float">
            <text:p>1828,71275927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78.40418977203" calcext:value-type="float">
            <text:p>1878,404189772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834.97371714643" calcext:value-type="float">
            <text:p>1834,973717146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32.48380427292" calcext:value-type="float">
            <text:p>1932,4838042729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974" calcext:value-type="float">
            <text:p>197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779.89843260188" calcext:value-type="float">
            <text:p>1779,8984326018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966.3285151117" calcext:value-type="float">
            <text:p>1966,328515111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861.78537735849" calcext:value-type="float">
            <text:p>1861,785377358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56.77716643741" calcext:value-type="float">
            <text:p>1556,7771664374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92.725750174459" calcext:value-type="float">
            <text:p>692,72575017445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00.32237312366" calcext:value-type="float">
            <text:p>700,3223731236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68.534246575342" calcext:value-type="float">
            <text:p>668,53424657534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53.773361227336" calcext:value-type="float">
            <text:p>653,77336122733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6.638153428378" calcext:value-type="float">
            <text:p>666,6381534283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57.241196013289" calcext:value-type="float">
            <text:p>657,2411960132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46.434123847167" calcext:value-type="float">
            <text:p>646,4341238471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57.947658402204" calcext:value-type="float">
            <text:p>657,9476584022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36.624833110814" calcext:value-type="float">
            <text:p>636,62483311081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9.265677680378" calcext:value-type="float">
            <text:p>659,2656776803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64.220537560303" calcext:value-type="float">
            <text:p>664,2205375603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45.600564573042" calcext:value-type="float">
            <text:p>745,60056457304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78.07807118255" calcext:value-type="float">
            <text:p>1878,078071182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691.63319946452" calcext:value-type="float">
            <text:p>1691,633199464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68.21375921376" calcext:value-type="float">
            <text:p>1868,213759213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884.58637770898" calcext:value-type="float">
            <text:p>1884,5863777089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927.91340602951" calcext:value-type="float">
            <text:p>1927,9134060295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873.98993963783" calcext:value-type="float">
            <text:p>1873,989939637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846.71007660578" calcext:value-type="float">
            <text:p>1846,710076605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789.67818831943" calcext:value-type="float">
            <text:p>1789,678188319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88.38155275382" calcext:value-type="float">
            <text:p>1888,3815527538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885.64272329794" calcext:value-type="float">
            <text:p>1885,6427232979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730.74473358116" calcext:value-type="float">
            <text:p>1730,7447335811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932.81390977444" calcext:value-type="float">
            <text:p>1932,8139097744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91.66267942584" calcext:value-type="float">
            <text:p>1791,6626794258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875.31651090343" calcext:value-type="float">
            <text:p>1875,316510903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912.83333333333" calcext:value-type="float">
            <text:p>1912,833333333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728.65655339806" calcext:value-type="float">
            <text:p>1728,656553398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973.64812419146" calcext:value-type="float">
            <text:p>1973,648124191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879.34371029225" calcext:value-type="float">
            <text:p>1879,3437102922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40.147988505747" calcext:value-type="float">
            <text:p>740,14798850574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79.917511832319" calcext:value-type="float">
            <text:p>679,91751183231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54.904137931035" calcext:value-type="float">
            <text:p>654,9041379310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48.478816408877" calcext:value-type="float">
            <text:p>648,4788164088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57.263973063973" calcext:value-type="float">
            <text:p>657,26397306397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51.215374420146" calcext:value-type="float">
            <text:p>651,2153744201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41.529451137885" calcext:value-type="float">
            <text:p>641,5294511378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05.606451612903" calcext:value-type="float">
            <text:p>705,6064516129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30.912408759124" calcext:value-type="float">
            <text:p>630,91240875912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71.880636604775" calcext:value-type="float">
            <text:p>671,88063660477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56.392929979606" calcext:value-type="float">
            <text:p>656,3929299796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55.436925098555" calcext:value-type="float">
            <text:p>655,4369250985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57.95814552479" calcext:value-type="float">
            <text:p>1457,958145524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886.09074074074" calcext:value-type="float">
            <text:p>1886,0907407407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84.37557452397" calcext:value-type="float">
            <text:p>1884,375574523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780.86122692079" calcext:value-type="float">
            <text:p>1780,861226920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790.46662728884" calcext:value-type="float">
            <text:p>1790,4666272888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900.42738323736" calcext:value-type="float">
            <text:p>1900,4273832373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920.47480267152" calcext:value-type="float">
            <text:p>1920,474802671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016.05433287483" calcext:value-type="float">
            <text:p>2016,054332874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882.75183946488" calcext:value-type="float">
            <text:p>1882,7518394648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869.3819661866" calcext:value-type="float">
            <text:p>1869,381966186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873.24443106562" calcext:value-type="float">
            <text:p>1873,244431065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819.58010335917" calcext:value-type="float">
            <text:p>1819,5801033591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98.52239747634" calcext:value-type="float">
            <text:p>1898,522397476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942.56237879767" calcext:value-type="float">
            <text:p>1942,562378797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731.44581861013" calcext:value-type="float">
            <text:p>1731,445818610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807.83333333333" calcext:value-type="float">
            <text:p>1807,833333333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952.6911573472" calcext:value-type="float">
            <text:p>1952,69115734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906.22257053292" calcext:value-type="float">
            <text:p>1906,2225705329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65.06311637081" calcext:value-type="float">
            <text:p>1165,0631163708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58.77144772118" calcext:value-type="float">
            <text:p>658,7714477211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66.841068917018" calcext:value-type="float">
            <text:p>666,84106891701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38.376649076517" calcext:value-type="float">
            <text:p>638,37664907651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85.434092477571" calcext:value-type="float">
            <text:p>685,4340924775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54.774127310062" calcext:value-type="float">
            <text:p>654,7741273100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79.228848821082" calcext:value-type="float">
            <text:p>679,22884882108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65.061869535979" calcext:value-type="float">
            <text:p>665,0618695359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67.537543859649" calcext:value-type="float">
            <text:p>667,5375438596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06.921540656205" calcext:value-type="float">
            <text:p>706,92154065620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76.997198879552" calcext:value-type="float">
            <text:p>676,9971988795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51.813046402152" calcext:value-type="float">
            <text:p>651,8130464021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66.969249692497" calcext:value-type="float">
            <text:p>966,9692496924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803.09375" calcext:value-type="float">
            <text:p>1803,0937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83.26738609113" calcext:value-type="float">
            <text:p>1883,267386091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756.69157088123" calcext:value-type="float">
            <text:p>1756,6915708812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925.7844190732" calcext:value-type="float">
            <text:p>1925,78441907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908.45139732685" calcext:value-type="float">
            <text:p>1908,451397326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877.16129032258" calcext:value-type="float">
            <text:p>1877,1612903225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770.64320685435" calcext:value-type="float">
            <text:p>1770,643206854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948.15088383838" calcext:value-type="float">
            <text:p>1948,1508838383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817.80108173077" calcext:value-type="float">
            <text:p>1817,801081730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855.86923562855" calcext:value-type="float">
            <text:p>1855,869235628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735.10885167464" calcext:value-type="float">
            <text:p>1735,1088516746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63.967039801" calcext:value-type="float">
            <text:p>1963,96703980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860.1123066577" calcext:value-type="float">
            <text:p>1860,11230665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904.80377358491" calcext:value-type="float">
            <text:p>1904,8037735849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820.73596545342" calcext:value-type="float">
            <text:p>1820,7359654534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763.25842696629" calcext:value-type="float">
            <text:p>1763,258426966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904.17258261934" calcext:value-type="float">
            <text:p>1904,172582619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70.8013029316" calcext:value-type="float">
            <text:p>1470,801302931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58.829218106996" calcext:value-type="float">
            <text:p>658,82921810699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53.963488843813" calcext:value-type="float">
            <text:p>653,9634888438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66.027045300879" calcext:value-type="float">
            <text:p>666,0270453008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9.180394826413" calcext:value-type="float">
            <text:p>649,1803948264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32.263500325309" calcext:value-type="float">
            <text:p>632,2635003253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62.572105619499" calcext:value-type="float">
            <text:p>662,57210561949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48.647637795276" calcext:value-type="float">
            <text:p>648,6476377952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65.674211248285" calcext:value-type="float">
            <text:p>665,6742112482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70.480636237898" calcext:value-type="float">
            <text:p>670,48063623789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68.533287101248" calcext:value-type="float">
            <text:p>668,53328710124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54.078750848608" calcext:value-type="float">
            <text:p>654,07875084860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55.410256410257" calcext:value-type="float">
            <text:p>655,41025641025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823.56753329106" calcext:value-type="float">
            <text:p>1823,567533291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48.73134328358" calcext:value-type="float">
            <text:p>1748,7313432835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879.07357645553" calcext:value-type="float">
            <text:p>1879,0735764555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848.16159105034" calcext:value-type="float">
            <text:p>1848,161591050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897.40379746835" calcext:value-type="float">
            <text:p>1897,403797468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904.55024813896" calcext:value-type="float">
            <text:p>1904,5502481389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889.33393285372" calcext:value-type="float">
            <text:p>1889,333932853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797.23735165522" calcext:value-type="float">
            <text:p>1797,2373516552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870.5782967033" calcext:value-type="float">
            <text:p>1870,57829670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19.696010133" calcext:value-type="float">
            <text:p>2019,6960101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683.284" calcext:value-type="float">
            <text:p>1683,28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15.03293971411" calcext:value-type="float">
            <text:p>1815,0329397141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890.86475682878" calcext:value-type="float">
            <text:p>1890,864756828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734.63017751479" calcext:value-type="float">
            <text:p>1734,630177514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948.02339901478" calcext:value-type="float">
            <text:p>1948,023399014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875.44865925441" calcext:value-type="float">
            <text:p>1875,4486592544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951.10311165345" calcext:value-type="float">
            <text:p>1951,1031116534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789.94054395952" calcext:value-type="float">
            <text:p>1789,940543959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809.258088788563" calcext:value-type="float">
            <text:p>809,25808878856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28.70225464191" calcext:value-type="float">
            <text:p>628,7022546419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74.879865771812" calcext:value-type="float">
            <text:p>674,87986577181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</table:table>
      <table:table table:name="VM_SINGLE" table:style-name="ta1">
        <table:shapes>
          <draw:frame draw:z-index="0" draw:style-name="gr1" draw:text-style-name="P1" svg:width="24.725cm" svg:height="13.493cm" svg:x="11.306cm" svg:y="0cm">
            <draw:object draw:notify-on-update-of-ranges="VM_SINGLE.A2:VM_SINGLE.A160 VM_SINGLE.B1:VM_SINGLE.B1 VM_SINGLE.B2:VM_SINGLE.B160 VM_SINGLE.C1:VM_SINGLE.C1 VM_SINGLE.C2:VM_SINGLE.C160 VM_SINGLE.D1:VM_SINGLE.D1 VM_SINGLE.D2:VM_SINGLE.D1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response time (ms)</text:p>
          </table:table-cell>
          <table:table-cell office:value-type="string" calcext:value-type="string">
            <text:p>Higher response time (m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6.496921723835" calcext:value-type="float">
            <text:p>826,4969217238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0.169164882227" calcext:value-type="float">
            <text:p>680,16916488222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6.917236142749" calcext:value-type="float">
            <text:p>726,9172361427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5.713797814208" calcext:value-type="float">
            <text:p>665,71379781420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9.347142857143" calcext:value-type="float">
            <text:p>689,3471428571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3.031824611033" calcext:value-type="float">
            <text:p>673,0318246110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4.22844590884" calcext:value-type="float">
            <text:p>1254,2284459088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32.55989583333" calcext:value-type="float">
            <text:p>1932,559895833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46.65610561056" calcext:value-type="float">
            <text:p>1946,6561056105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58.23662680931" calcext:value-type="float">
            <text:p>1958,2366268093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83.92842942346" calcext:value-type="float">
            <text:p>1883,928429423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56.28737864078" calcext:value-type="float">
            <text:p>1856,287378640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74.55151515152" calcext:value-type="float">
            <text:p>1874,551515151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36.85812931576" calcext:value-type="float">
            <text:p>1936,858129315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42.98267148014" calcext:value-type="float">
            <text:p>2042,9826714801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74.52512254902" calcext:value-type="float">
            <text:p>1874,5251225490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37.39444444444" calcext:value-type="float">
            <text:p>1837,3944444444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93.6358915176" calcext:value-type="float">
            <text:p>1893,63589151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27.03207920792" calcext:value-type="float">
            <text:p>1127,0320792079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75.34555827221" calcext:value-type="float">
            <text:p>1075,3455582722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5.548705722071" calcext:value-type="float">
            <text:p>995,5487057220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73.828092959672" calcext:value-type="float">
            <text:p>973,8280929596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96.32729667435" calcext:value-type="float">
            <text:p>996,327296674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2.42442050278" calcext:value-type="float">
            <text:p>1002,424420502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10.156238291495" calcext:value-type="float">
            <text:p>610,15623829149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65.933049535604" calcext:value-type="float">
            <text:p>365,9330495356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64.232860972807" calcext:value-type="float">
            <text:p>364,23286097280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28.024298056156" calcext:value-type="float">
            <text:p>528,02429805615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88.751638747269" calcext:value-type="float">
            <text:p>688,75163874726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8.213170400543" calcext:value-type="float">
            <text:p>688,2131704005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45.947622329428" calcext:value-type="float">
            <text:p>645,94762232942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64.024456521739" calcext:value-type="float">
            <text:p>664,02445652173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72.234617985125" calcext:value-type="float">
            <text:p>672,23461798512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59.492627345845" calcext:value-type="float">
            <text:p>659,49262734584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53.067830758899" calcext:value-type="float">
            <text:p>653,06783075889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69.465877437326" calcext:value-type="float">
            <text:p>669,46587743732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37.64322916667" calcext:value-type="float">
            <text:p>1037,643229166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47.05848696758" calcext:value-type="float">
            <text:p>1947,0584869675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73.51910248636" calcext:value-type="float">
            <text:p>1773,5191024863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66.07171052632" calcext:value-type="float">
            <text:p>1966,071710526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41.25353925354" calcext:value-type="float">
            <text:p>1841,2535392535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33.12089274644" calcext:value-type="float">
            <text:p>1933,1208927464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860.84435797665" calcext:value-type="float">
            <text:p>1860,8443579766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83.27564469914" calcext:value-type="float">
            <text:p>1783,2756446991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39.16403162055" calcext:value-type="float">
            <text:p>1939,164031620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03.07138384471" calcext:value-type="float">
            <text:p>1903,071383844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845.46267652993" calcext:value-type="float">
            <text:p>1845,4626765299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48.6323024055" calcext:value-type="float">
            <text:p>1548,63230240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54.66959511077" calcext:value-type="float">
            <text:p>1054,669595110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72.329618372172" calcext:value-type="float">
            <text:p>972,3296183721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30.06097140889" calcext:value-type="float">
            <text:p>1030,060971408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58.468985887759" calcext:value-type="float">
            <text:p>958,46898588775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52.603481624758" calcext:value-type="float">
            <text:p>952,60348162475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61.765156562292" calcext:value-type="float">
            <text:p>961,76515656229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44.41108466508" calcext:value-type="float">
            <text:p>844,4110846650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63.46398140976" calcext:value-type="float">
            <text:p>363,463981409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57.779417328793" calcext:value-type="float">
            <text:p>357,77941732879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63.996931338704" calcext:value-type="float">
            <text:p>363,9969313387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2.789694427801" calcext:value-type="float">
            <text:p>592,78969442780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33.114775725594" calcext:value-type="float">
            <text:p>633,11477572559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71.323211875843" calcext:value-type="float">
            <text:p>671,3232118758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51.548746518106" calcext:value-type="float">
            <text:p>651,5487465181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91.946266573622" calcext:value-type="float">
            <text:p>691,94626657362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70.802721088435" calcext:value-type="float">
            <text:p>670,8027210884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70.961511546536" calcext:value-type="float">
            <text:p>670,96151154653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57.114098360656" calcext:value-type="float">
            <text:p>657,11409836065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31.615176151762" calcext:value-type="float">
            <text:p>631,6151761517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44.17869222097" calcext:value-type="float">
            <text:p>1644,178692220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795.1489237929" calcext:value-type="float">
            <text:p>1795,14892379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14.24032974001" calcext:value-type="float">
            <text:p>1814,2403297400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805.77691850089" calcext:value-type="float">
            <text:p>1805,776918500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964.33312460864" calcext:value-type="float">
            <text:p>1964,3331246086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839.05021432946" calcext:value-type="float">
            <text:p>1839,050214329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16.61428571429" calcext:value-type="float">
            <text:p>1916,614285714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38.0947567909" calcext:value-type="float">
            <text:p>1938,09475679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20.89303482587" calcext:value-type="float">
            <text:p>1820,8930348258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797.69240196078" calcext:value-type="float">
            <text:p>1797,692401960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633.33889468196" calcext:value-type="float">
            <text:p>1633,3388946819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48.79737827715" calcext:value-type="float">
            <text:p>1048,7973782771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27.37754010695" calcext:value-type="float">
            <text:p>1027,3775401069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87.61786188579" calcext:value-type="float">
            <text:p>987,617861885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84.426361802286" calcext:value-type="float">
            <text:p>984,42636180228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45.21027131783" calcext:value-type="float">
            <text:p>945,210271317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72.803959753327" calcext:value-type="float">
            <text:p>972,80395975332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36.159694555113" calcext:value-type="float">
            <text:p>936,1596945551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627086494689" calcext:value-type="float">
            <text:p>444,6270864946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65.904255319149" calcext:value-type="float">
            <text:p>365,9042553191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72.431897555297" calcext:value-type="float">
            <text:p>372,4318975552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44.198630136986" calcext:value-type="float">
            <text:p>444,19863013698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5.94094226941" calcext:value-type="float">
            <text:p>645,9409422694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49.855254461335" calcext:value-type="float">
            <text:p>649,8552544613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68.624553890079" calcext:value-type="float">
            <text:p>668,6245538900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74.64930784443" calcext:value-type="float">
            <text:p>674,649307844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65.462131837307" calcext:value-type="float">
            <text:p>665,46213183730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22.293724966622" calcext:value-type="float">
            <text:p>622,29372496662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79.259810554804" calcext:value-type="float">
            <text:p>679,2598105548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58.133378469871" calcext:value-type="float">
            <text:p>658,1333784698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360.39115646259" calcext:value-type="float">
            <text:p>1360,3911564625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850.1640477687" calcext:value-type="float">
            <text:p>1850,164047768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44.82023195876" calcext:value-type="float">
            <text:p>1944,820231958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841.90926517572" calcext:value-type="float">
            <text:p>1841,909265175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916.26797385621" calcext:value-type="float">
            <text:p>1916,2679738562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822.93685488767" calcext:value-type="float">
            <text:p>1822,936854887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782.77395577396" calcext:value-type="float">
            <text:p>1782,7739557739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811.95035046729" calcext:value-type="float">
            <text:p>1811,950350467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807.47217010632" calcext:value-type="float">
            <text:p>1807,472170106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920.89160608063" calcext:value-type="float">
            <text:p>1920,8916060806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748.01240694789" calcext:value-type="float">
            <text:p>1748,012406947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46.62989323843" calcext:value-type="float">
            <text:p>1046,629893238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76.373834886818" calcext:value-type="float">
            <text:p>976,37383488681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00.16423357664" calcext:value-type="float">
            <text:p>1000,1642335766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55.674631751227" calcext:value-type="float">
            <text:p>955,67463175122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971.580852503383" calcext:value-type="float">
            <text:p>971,5808525033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61.902454780362" calcext:value-type="float">
            <text:p>961,9024547803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962.60039893617" calcext:value-type="float">
            <text:p>962,6003989361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87.800733944954" calcext:value-type="float">
            <text:p>687,80073394495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67.411583011583" calcext:value-type="float">
            <text:p>367,4115830115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57.974485910129" calcext:value-type="float">
            <text:p>357,9744859101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21.534683326153" calcext:value-type="float">
            <text:p>421,53468332615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68.183499288762" calcext:value-type="float">
            <text:p>668,1834992887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87.478561549101" calcext:value-type="float">
            <text:p>687,47856154910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89.533192090395" calcext:value-type="float">
            <text:p>689,53319209039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56.987367021277" calcext:value-type="float">
            <text:p>656,9873670212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81.581232492997" calcext:value-type="float">
            <text:p>681,5812324929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58.544398907104" calcext:value-type="float">
            <text:p>658,5443989071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85.457061745919" calcext:value-type="float">
            <text:p>685,45706174591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64.103799185889" calcext:value-type="float">
            <text:p>664,1037991858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47.856617647059" calcext:value-type="float">
            <text:p>947,85661764705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922.20078482668" calcext:value-type="float">
            <text:p>1922,2007848266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65.36481861739" calcext:value-type="float">
            <text:p>1965,3648186173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971.63919129082" calcext:value-type="float">
            <text:p>1971,6391912908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995.87343441002" calcext:value-type="float">
            <text:p>1995,8734344100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823.8813559322" calcext:value-type="float">
            <text:p>1823,881355932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888.12767295597" calcext:value-type="float">
            <text:p>1888,127672955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866.36586863106" calcext:value-type="float">
            <text:p>1866,365868631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840.94135995009" calcext:value-type="float">
            <text:p>1840,941359950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820.60686204432" calcext:value-type="float">
            <text:p>1820,606862044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856.81121833534" calcext:value-type="float">
            <text:p>1856,811218335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038.63576431809" calcext:value-type="float">
            <text:p>1038,635764318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93.979350033852" calcext:value-type="float">
            <text:p>993,9793500338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965.388978930308" calcext:value-type="float">
            <text:p>965,38897893030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972.854508883674" calcext:value-type="float">
            <text:p>972,85450888367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989.028305028305" calcext:value-type="float">
            <text:p>989,02830502830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62.699263228399" calcext:value-type="float">
            <text:p>962,69926322839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998.116768499661" calcext:value-type="float">
            <text:p>998,11676849966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899.690459610028" calcext:value-type="float">
            <text:p>899,69045961002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72.177087378641" calcext:value-type="float">
            <text:p>372,17708737864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75.834134615385" calcext:value-type="float">
            <text:p>375,8341346153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65.64965727342" calcext:value-type="float">
            <text:p>365,6496572734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4.388349514563" calcext:value-type="float">
            <text:p>404,38834951456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49.79435483871" calcext:value-type="float">
            <text:p>649,794354838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49.156810631229" calcext:value-type="float">
            <text:p>649,1568106312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62.041860465116" calcext:value-type="float">
            <text:p>662,04186046511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40.880132450331" calcext:value-type="float">
            <text:p>640,88013245033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51.561189993239" calcext:value-type="float">
            <text:p>651,56118999323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44.629757785467" calcext:value-type="float">
            <text:p>644,6297577854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91.302148302148" calcext:value-type="float">
            <text:p>691,30214830214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33.739330269206" calcext:value-type="float">
            <text:p>633,7393302692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565.74342797056" calcext:value-type="float">
            <text:p>1565,7434279705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66.82678821879" calcext:value-type="float">
            <text:p>1866,826788218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962.87630208333" calcext:value-type="float">
            <text:p>1962,876302083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932.00124146493" calcext:value-type="float">
            <text:p>1932,0012414649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899.9648241206" calcext:value-type="float">
            <text:p>1899,96482412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883.0712545676" calcext:value-type="float">
            <text:p>1883,07125456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894.5317357513" calcext:value-type="float">
            <text:p>1894,53173575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991.59312714777" calcext:value-type="float">
            <text:p>1991,593127147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862.80060790274" calcext:value-type="float">
            <text:p>1862,8006079027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896.30531231757" calcext:value-type="float">
            <text:p>1896,3053123175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018.25" calcext:value-type="float">
            <text:p>1018,2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84.053135313531" calcext:value-type="float">
            <text:p>984,05313531353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945.676621708414" calcext:value-type="float">
            <text:p>945,67662170841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984.765871682902" calcext:value-type="float">
            <text:p>984,76587168290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978.844984802432" calcext:value-type="float">
            <text:p>978,8449848024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010.16960651289" calcext:value-type="float">
            <text:p>1010,169606512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986.836867862969" calcext:value-type="float">
            <text:p>986,83686786296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944.079072937969" calcext:value-type="float">
            <text:p>944,07907293796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98.244419642857" calcext:value-type="float">
            <text:p>498,24441964285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65.268558103381" calcext:value-type="float">
            <text:p>365,26855810338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52.125186289121" calcext:value-type="float">
            <text:p>352,12518628912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</table:table>
      <table:table table:name="APP_SINGLE" table:style-name="ta1">
        <table:shapes>
          <draw:frame draw:z-index="0" draw:style-name="gr1" draw:text-style-name="P1" svg:width="24.845cm" svg:height="13.494cm" svg:x="11.043cm" svg:y="0cm">
            <draw:object draw:notify-on-update-of-ranges="APP_SINGLE.A2:APP_SINGLE.A160 APP_SINGLE.B1:APP_SINGLE.B1 APP_SINGLE.B2:APP_SINGLE.B160 APP_SINGLE.C1:APP_SINGLE.C1 APP_SINGLE.C2:APP_SINGLE.C160 APP_SINGLE.D1:APP_SINGLE.D1 APP_SINGLE.D2:APP_SINGLE.D1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response time (ms)</text:p>
          </table:table-cell>
          <table:table-cell office:value-type="string" calcext:value-type="string">
            <text:p>Higher response time 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881.568181818182" calcext:value-type="float">
            <text:p>881,56818181818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796.877486077964" calcext:value-type="float">
            <text:p>796,8774860779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750.068256578947" calcext:value-type="float">
            <text:p>750,0682565789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721.786647314949" calcext:value-type="float">
            <text:p>721,7866473149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office:value-type="float" office:value="662.538617886179" calcext:value-type="float">
            <text:p>662,5386178861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634.884514435696" calcext:value-type="float">
            <text:p>634,8845144356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487.68101415094" calcext:value-type="float">
            <text:p>1487,681014150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1802.72858866104" calcext:value-type="float">
            <text:p>1802,728588661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896.9735483871" calcext:value-type="float">
            <text:p>1896,97354838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office:value-type="float" office:value="1682.57616707617" calcext:value-type="float">
            <text:p>1682,576167076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office:value-type="float" office:value="1201.12653618571" calcext:value-type="float">
            <text:p>1201,126536185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office:value-type="float" office:value="1057.37072808321" calcext:value-type="float">
            <text:p>1057,370728083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office:value-type="float" office:value="995.107409925221" calcext:value-type="float">
            <text:p>995,1074099252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office:value-type="float" office:value="982.23957991467" calcext:value-type="float">
            <text:p>982,239579914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office:value-type="float" office:value="1001.83738191633" calcext:value-type="float">
            <text:p>1001,837381916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office:value-type="float" office:value="974.608519269777" calcext:value-type="float">
            <text:p>974,6085192697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office:value-type="float" office:value="971.467654986523" calcext:value-type="float">
            <text:p>971,46765498652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80" calcext:value-type="float">
            <text:p>180</text:p>
          </table:table-cell>
          <table:table-cell office:value-type="float" office:value="993.453266331658" calcext:value-type="float">
            <text:p>993,4532663316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90" calcext:value-type="float">
            <text:p>190</text:p>
          </table:table-cell>
          <table:table-cell office:value-type="float" office:value="1010.89871708305" calcext:value-type="float">
            <text:p>1010,898717083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office:value-type="float" office:value="1011.35852253473" calcext:value-type="float">
            <text:p>1011,358522534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office:value-type="float" office:value="938.073789649416" calcext:value-type="float">
            <text:p>938,0737896494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20" calcext:value-type="float">
            <text:p>220</text:p>
          </table:table-cell>
          <table:table-cell office:value-type="float" office:value="966.400977198697" calcext:value-type="float">
            <text:p>966,4009771986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30" calcext:value-type="float">
            <text:p>230</text:p>
          </table:table-cell>
          <table:table-cell office:value-type="float" office:value="991.253299002253" calcext:value-type="float">
            <text:p>991,25329900225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40" calcext:value-type="float">
            <text:p>240</text:p>
          </table:table-cell>
          <table:table-cell office:value-type="float" office:value="984.418873048201" calcext:value-type="float">
            <text:p>984,4188730482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office:value-type="float" office:value="587.369299221357" calcext:value-type="float">
            <text:p>587,3692992213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60" calcext:value-type="float">
            <text:p>260</text:p>
          </table:table-cell>
          <table:table-cell office:value-type="float" office:value="365.145510835913" calcext:value-type="float">
            <text:p>365,1455108359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70" calcext:value-type="float">
            <text:p>270</text:p>
          </table:table-cell>
          <table:table-cell office:value-type="float" office:value="361.295238095238" calcext:value-type="float">
            <text:p>361,2952380952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80" calcext:value-type="float">
            <text:p>280</text:p>
          </table:table-cell>
          <table:table-cell office:value-type="float" office:value="391.674019607843" calcext:value-type="float">
            <text:p>391,6740196078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90" calcext:value-type="float">
            <text:p>290</text:p>
          </table:table-cell>
          <table:table-cell office:value-type="float" office:value="636.472955145119" calcext:value-type="float">
            <text:p>636,47295514511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office:value-type="float" office:value="659.283711615487" calcext:value-type="float">
            <text:p>659,2837116154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10" calcext:value-type="float">
            <text:p>310</text:p>
          </table:table-cell>
          <table:table-cell office:value-type="float" office:value="653.280027453672" calcext:value-type="float">
            <text:p>653,2800274536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20" calcext:value-type="float">
            <text:p>320</text:p>
          </table:table-cell>
          <table:table-cell office:value-type="float" office:value="686.561943874059" calcext:value-type="float">
            <text:p>686,56194387405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30" calcext:value-type="float">
            <text:p>330</text:p>
          </table:table-cell>
          <table:table-cell office:value-type="float" office:value="649.148347943358" calcext:value-type="float">
            <text:p>649,1483479433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40" calcext:value-type="float">
            <text:p>340</text:p>
          </table:table-cell>
          <table:table-cell office:value-type="float" office:value="700.276287164612" calcext:value-type="float">
            <text:p>700,2762871646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50" calcext:value-type="float">
            <text:p>350</text:p>
          </table:table-cell>
          <table:table-cell office:value-type="float" office:value="660.045897079277" calcext:value-type="float">
            <text:p>660,0458970792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60" calcext:value-type="float">
            <text:p>360</text:p>
          </table:table-cell>
          <table:table-cell office:value-type="float" office:value="659.727699530516" calcext:value-type="float">
            <text:p>659,7276995305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70" calcext:value-type="float">
            <text:p>370</text:p>
          </table:table-cell>
          <table:table-cell office:value-type="float" office:value="1135.25953259533" calcext:value-type="float">
            <text:p>1135,259532595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80" calcext:value-type="float">
            <text:p>380</text:p>
          </table:table-cell>
          <table:table-cell office:value-type="float" office:value="1978.1173260573" calcext:value-type="float">
            <text:p>1978,11732605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90" calcext:value-type="float">
            <text:p>390</text:p>
          </table:table-cell>
          <table:table-cell office:value-type="float" office:value="1773.93661538462" calcext:value-type="float">
            <text:p>1773,936615384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office:value-type="float" office:value="1642.22927387078" calcext:value-type="float">
            <text:p>1642,229273870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10" calcext:value-type="float">
            <text:p>410</text:p>
          </table:table-cell>
          <table:table-cell office:value-type="float" office:value="972.782780151167" calcext:value-type="float">
            <text:p>972,7827801511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20" calcext:value-type="float">
            <text:p>420</text:p>
          </table:table-cell>
          <table:table-cell office:value-type="float" office:value="982.315239379636" calcext:value-type="float">
            <text:p>982,3152393796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30" calcext:value-type="float">
            <text:p>430</text:p>
          </table:table-cell>
          <table:table-cell office:value-type="float" office:value="957.638332255979" calcext:value-type="float">
            <text:p>957,6383322559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40" calcext:value-type="float">
            <text:p>440</text:p>
          </table:table-cell>
          <table:table-cell office:value-type="float" office:value="1010.42367808447" calcext:value-type="float">
            <text:p>1010,423678084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office:value-type="float" office:value="978.337799717913" calcext:value-type="float">
            <text:p>978,3377997179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60" calcext:value-type="float">
            <text:p>460</text:p>
          </table:table-cell>
          <table:table-cell office:value-type="float" office:value="983.00462962963" calcext:value-type="float">
            <text:p>983,0046296296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70" calcext:value-type="float">
            <text:p>470</text:p>
          </table:table-cell>
          <table:table-cell office:value-type="float" office:value="938.975801382778" calcext:value-type="float">
            <text:p>938,9758013827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80" calcext:value-type="float">
            <text:p>480</text:p>
          </table:table-cell>
          <table:table-cell office:value-type="float" office:value="962.876857048531" calcext:value-type="float">
            <text:p>962,8768570485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90" calcext:value-type="float">
            <text:p>490</text:p>
          </table:table-cell>
          <table:table-cell office:value-type="float" office:value="942.645656433704" calcext:value-type="float">
            <text:p>942,6456564337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office:value-type="float" office:value="971.224656638326" calcext:value-type="float">
            <text:p>971,22465663832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10" calcext:value-type="float">
            <text:p>510</text:p>
          </table:table-cell>
          <table:table-cell office:value-type="float" office:value="1026.31308249914" calcext:value-type="float">
            <text:p>1026,313082499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20" calcext:value-type="float">
            <text:p>520</text:p>
          </table:table-cell>
          <table:table-cell office:value-type="float" office:value="990.13205610674" calcext:value-type="float">
            <text:p>990,132056106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30" calcext:value-type="float">
            <text:p>530</text:p>
          </table:table-cell>
          <table:table-cell office:value-type="float" office:value="986.077715044836" calcext:value-type="float">
            <text:p>986,0777150448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40" calcext:value-type="float">
            <text:p>540</text:p>
          </table:table-cell>
          <table:table-cell office:value-type="float" office:value="1010.74591280654" calcext:value-type="float">
            <text:p>1010,745912806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50" calcext:value-type="float">
            <text:p>550</text:p>
          </table:table-cell>
          <table:table-cell office:value-type="float" office:value="798.225817323896" calcext:value-type="float">
            <text:p>798,2258173238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60" calcext:value-type="float">
            <text:p>560</text:p>
          </table:table-cell>
          <table:table-cell office:value-type="float" office:value="358.159274971076" calcext:value-type="float">
            <text:p>358,1592749710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70" calcext:value-type="float">
            <text:p>570</text:p>
          </table:table-cell>
          <table:table-cell office:value-type="float" office:value="373.884555382215" calcext:value-type="float">
            <text:p>373,8845553822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80" calcext:value-type="float">
            <text:p>580</text:p>
          </table:table-cell>
          <table:table-cell office:value-type="float" office:value="385.595238095238" calcext:value-type="float">
            <text:p>385,5952380952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90" calcext:value-type="float">
            <text:p>590</text:p>
          </table:table-cell>
          <table:table-cell office:value-type="float" office:value="690.227557411273" calcext:value-type="float">
            <text:p>690,2275574112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office:value-type="float" office:value="633.874666666667" calcext:value-type="float">
            <text:p>633,8746666666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10" calcext:value-type="float">
            <text:p>610</text:p>
          </table:table-cell>
          <table:table-cell office:value-type="float" office:value="669.470867208672" calcext:value-type="float">
            <text:p>669,4708672086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20" calcext:value-type="float">
            <text:p>620</text:p>
          </table:table-cell>
          <table:table-cell office:value-type="float" office:value="627.828402366864" calcext:value-type="float">
            <text:p>627,8284023668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30" calcext:value-type="float">
            <text:p>630</text:p>
          </table:table-cell>
          <table:table-cell office:value-type="float" office:value="634.06940874036" calcext:value-type="float">
            <text:p>634,069408740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40" calcext:value-type="float">
            <text:p>640</text:p>
          </table:table-cell>
          <table:table-cell office:value-type="float" office:value="659.8625" calcext:value-type="float">
            <text:p>659,86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50" calcext:value-type="float">
            <text:p>650</text:p>
          </table:table-cell>
          <table:table-cell office:value-type="float" office:value="681.513476157567" calcext:value-type="float">
            <text:p>681,5134761575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60" calcext:value-type="float">
            <text:p>660</text:p>
          </table:table-cell>
          <table:table-cell office:value-type="float" office:value="648.366552901024" calcext:value-type="float">
            <text:p>648,3665529010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70" calcext:value-type="float">
            <text:p>670</text:p>
          </table:table-cell>
          <table:table-cell office:value-type="float" office:value="689.846675712347" calcext:value-type="float">
            <text:p>689,8466757123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80" calcext:value-type="float">
            <text:p>680</text:p>
          </table:table-cell>
          <table:table-cell office:value-type="float" office:value="1776.89530892449" calcext:value-type="float">
            <text:p>1776,895308924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90" calcext:value-type="float">
            <text:p>690</text:p>
          </table:table-cell>
          <table:table-cell office:value-type="float" office:value="1957.91979301423" calcext:value-type="float">
            <text:p>1957,9197930142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00" calcext:value-type="float">
            <text:p>700</text:p>
          </table:table-cell>
          <table:table-cell office:value-type="float" office:value="1621.68948350965" calcext:value-type="float">
            <text:p>1621,6894835096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10" calcext:value-type="float">
            <text:p>710</text:p>
          </table:table-cell>
          <table:table-cell office:value-type="float" office:value="915.935277154758" calcext:value-type="float">
            <text:p>915,9352771547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20" calcext:value-type="float">
            <text:p>720</text:p>
          </table:table-cell>
          <table:table-cell office:value-type="float" office:value="988.989680426099" calcext:value-type="float">
            <text:p>988,9896804260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30" calcext:value-type="float">
            <text:p>730</text:p>
          </table:table-cell>
          <table:table-cell office:value-type="float" office:value="995.455472467709" calcext:value-type="float">
            <text:p>995,4554724677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40" calcext:value-type="float">
            <text:p>740</text:p>
          </table:table-cell>
          <table:table-cell office:value-type="float" office:value="972.211525867714" calcext:value-type="float">
            <text:p>972,2115258677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50" calcext:value-type="float">
            <text:p>750</text:p>
          </table:table-cell>
          <table:table-cell office:value-type="float" office:value="984.953130345535" calcext:value-type="float">
            <text:p>984,9531303455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60" calcext:value-type="float">
            <text:p>760</text:p>
          </table:table-cell>
          <table:table-cell office:value-type="float" office:value="980.602429969625" calcext:value-type="float">
            <text:p>980,6024299696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70" calcext:value-type="float">
            <text:p>770</text:p>
          </table:table-cell>
          <table:table-cell office:value-type="float" office:value="1007.58322192513" calcext:value-type="float">
            <text:p>1007,583221925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80" calcext:value-type="float">
            <text:p>780</text:p>
          </table:table-cell>
          <table:table-cell office:value-type="float" office:value="929.18752" calcext:value-type="float">
            <text:p>929,187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90" calcext:value-type="float">
            <text:p>790</text:p>
          </table:table-cell>
          <table:table-cell office:value-type="float" office:value="959.796723503845" calcext:value-type="float">
            <text:p>959,7967235038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00" calcext:value-type="float">
            <text:p>800</text:p>
          </table:table-cell>
          <table:table-cell office:value-type="float" office:value="986.898271926964" calcext:value-type="float">
            <text:p>986,8982719269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10" calcext:value-type="float">
            <text:p>810</text:p>
          </table:table-cell>
          <table:table-cell office:value-type="float" office:value="989.650542941757" calcext:value-type="float">
            <text:p>989,6505429417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20" calcext:value-type="float">
            <text:p>820</text:p>
          </table:table-cell>
          <table:table-cell office:value-type="float" office:value="942.848782138024" calcext:value-type="float">
            <text:p>942,8487821380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30" calcext:value-type="float">
            <text:p>830</text:p>
          </table:table-cell>
          <table:table-cell office:value-type="float" office:value="988.275139207337" calcext:value-type="float">
            <text:p>988,2751392073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40" calcext:value-type="float">
            <text:p>840</text:p>
          </table:table-cell>
          <table:table-cell office:value-type="float" office:value="959.367899603699" calcext:value-type="float">
            <text:p>959,3678996036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50" calcext:value-type="float">
            <text:p>850</text:p>
          </table:table-cell>
          <table:table-cell office:value-type="float" office:value="963.617905405405" calcext:value-type="float">
            <text:p>963,6179054054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60" calcext:value-type="float">
            <text:p>860</text:p>
          </table:table-cell>
          <table:table-cell office:value-type="float" office:value="453.04672539257" calcext:value-type="float">
            <text:p>453,046725392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70" calcext:value-type="float">
            <text:p>870</text:p>
          </table:table-cell>
          <table:table-cell office:value-type="float" office:value="360.939312977099" calcext:value-type="float">
            <text:p>360,9393129770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80" calcext:value-type="float">
            <text:p>880</text:p>
          </table:table-cell>
          <table:table-cell office:value-type="float" office:value="371.264957264957" calcext:value-type="float">
            <text:p>371,2649572649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90" calcext:value-type="float">
            <text:p>890</text:p>
          </table:table-cell>
          <table:table-cell office:value-type="float" office:value="403.956320873583" calcext:value-type="float">
            <text:p>403,95632087358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office:value-type="float" office:value="686.262376237624" calcext:value-type="float">
            <text:p>686,2623762376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10" calcext:value-type="float">
            <text:p>910</text:p>
          </table:table-cell>
          <table:table-cell office:value-type="float" office:value="658.90006844627" calcext:value-type="float">
            <text:p>658,900068446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20" calcext:value-type="float">
            <text:p>920</text:p>
          </table:table-cell>
          <table:table-cell office:value-type="float" office:value="655.971237458194" calcext:value-type="float">
            <text:p>655,9712374581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30" calcext:value-type="float">
            <text:p>930</text:p>
          </table:table-cell>
          <table:table-cell office:value-type="float" office:value="643.357950765136" calcext:value-type="float">
            <text:p>643,3579507651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40" calcext:value-type="float">
            <text:p>940</text:p>
          </table:table-cell>
          <table:table-cell office:value-type="float" office:value="662.247933884298" calcext:value-type="float">
            <text:p>662,24793388429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50" calcext:value-type="float">
            <text:p>950</text:p>
          </table:table-cell>
          <table:table-cell office:value-type="float" office:value="665.27366255144" calcext:value-type="float">
            <text:p>665,273662551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60" calcext:value-type="float">
            <text:p>960</text:p>
          </table:table-cell>
          <table:table-cell office:value-type="float" office:value="679.988934993084" calcext:value-type="float">
            <text:p>679,98893499308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70" calcext:value-type="float">
            <text:p>970</text:p>
          </table:table-cell>
          <table:table-cell office:value-type="float" office:value="651.08530183727" calcext:value-type="float">
            <text:p>651,085301837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80" calcext:value-type="float">
            <text:p>980</text:p>
          </table:table-cell>
          <table:table-cell office:value-type="float" office:value="1348.94464285714" calcext:value-type="float">
            <text:p>1348,944642857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90" calcext:value-type="float">
            <text:p>990</text:p>
          </table:table-cell>
          <table:table-cell office:value-type="float" office:value="1845.19176398279" calcext:value-type="float">
            <text:p>1845,191763982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office:value-type="float" office:value="1927.39737704918" calcext:value-type="float">
            <text:p>1927,397377049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10" calcext:value-type="float">
            <text:p>1010</text:p>
          </table:table-cell>
          <table:table-cell office:value-type="float" office:value="1700.7945041816" calcext:value-type="float">
            <text:p>1700,79450418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20" calcext:value-type="float">
            <text:p>1020</text:p>
          </table:table-cell>
          <table:table-cell office:value-type="float" office:value="982.191454123882" calcext:value-type="float">
            <text:p>982,19145412388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30" calcext:value-type="float">
            <text:p>1030</text:p>
          </table:table-cell>
          <table:table-cell office:value-type="float" office:value="976.635869565217" calcext:value-type="float">
            <text:p>976,6358695652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40" calcext:value-type="float">
            <text:p>1040</text:p>
          </table:table-cell>
          <table:table-cell office:value-type="float" office:value="975.972096041532" calcext:value-type="float">
            <text:p>975,9720960415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50" calcext:value-type="float">
            <text:p>1050</text:p>
          </table:table-cell>
          <table:table-cell office:value-type="float" office:value="939.919495635306" calcext:value-type="float">
            <text:p>939,9194956353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60" calcext:value-type="float">
            <text:p>1060</text:p>
          </table:table-cell>
          <table:table-cell office:value-type="float" office:value="956.243377483444" calcext:value-type="float">
            <text:p>956,243377483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70" calcext:value-type="float">
            <text:p>1070</text:p>
          </table:table-cell>
          <table:table-cell office:value-type="float" office:value="991.769230769231" calcext:value-type="float">
            <text:p>991,7692307692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80" calcext:value-type="float">
            <text:p>1080</text:p>
          </table:table-cell>
          <table:table-cell office:value-type="float" office:value="967.333664678595" calcext:value-type="float">
            <text:p>967,3336646785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90" calcext:value-type="float">
            <text:p>1090</text:p>
          </table:table-cell>
          <table:table-cell office:value-type="float" office:value="981.860068259386" calcext:value-type="float">
            <text:p>981,8600682593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00" calcext:value-type="float">
            <text:p>1100</text:p>
          </table:table-cell>
          <table:table-cell office:value-type="float" office:value="982.489433076149" calcext:value-type="float">
            <text:p>982,4894330761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10" calcext:value-type="float">
            <text:p>1110</text:p>
          </table:table-cell>
          <table:table-cell office:value-type="float" office:value="976.941368078176" calcext:value-type="float">
            <text:p>976,9413680781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20" calcext:value-type="float">
            <text:p>1120</text:p>
          </table:table-cell>
          <table:table-cell office:value-type="float" office:value="972.736949846469" calcext:value-type="float">
            <text:p>972,7369498464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30" calcext:value-type="float">
            <text:p>1130</text:p>
          </table:table-cell>
          <table:table-cell office:value-type="float" office:value="994.377227722772" calcext:value-type="float">
            <text:p>994,3772277227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40" calcext:value-type="float">
            <text:p>1140</text:p>
          </table:table-cell>
          <table:table-cell office:value-type="float" office:value="975.639788499669" calcext:value-type="float">
            <text:p>975,6397884996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50" calcext:value-type="float">
            <text:p>1150</text:p>
          </table:table-cell>
          <table:table-cell office:value-type="float" office:value="962.3879817113" calcext:value-type="float">
            <text:p>962,38798171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60" calcext:value-type="float">
            <text:p>1160</text:p>
          </table:table-cell>
          <table:table-cell office:value-type="float" office:value="650.672601744186" calcext:value-type="float">
            <text:p>650,6726017441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70" calcext:value-type="float">
            <text:p>1170</text:p>
          </table:table-cell>
          <table:table-cell office:value-type="float" office:value="361.76052027544" calcext:value-type="float">
            <text:p>361,760520275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80" calcext:value-type="float">
            <text:p>1180</text:p>
          </table:table-cell>
          <table:table-cell office:value-type="float" office:value="361.791158536585" calcext:value-type="float">
            <text:p>361,7911585365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90" calcext:value-type="float">
            <text:p>1190</text:p>
          </table:table-cell>
          <table:table-cell office:value-type="float" office:value="391.186363636364" calcext:value-type="float">
            <text:p>391,1863636363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00" calcext:value-type="float">
            <text:p>1200</text:p>
          </table:table-cell>
          <table:table-cell office:value-type="float" office:value="663.000662251656" calcext:value-type="float">
            <text:p>663,00066225165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10" calcext:value-type="float">
            <text:p>1210</text:p>
          </table:table-cell>
          <table:table-cell office:value-type="float" office:value="664.066988950276" calcext:value-type="float">
            <text:p>664,0669889502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20" calcext:value-type="float">
            <text:p>1220</text:p>
          </table:table-cell>
          <table:table-cell office:value-type="float" office:value="673.577732518669" calcext:value-type="float">
            <text:p>673,5777325186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30" calcext:value-type="float">
            <text:p>1230</text:p>
          </table:table-cell>
          <table:table-cell office:value-type="float" office:value="673.543356643357" calcext:value-type="float">
            <text:p>673,5433566433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40" calcext:value-type="float">
            <text:p>1240</text:p>
          </table:table-cell>
          <table:table-cell office:value-type="float" office:value="673.086230876217" calcext:value-type="float">
            <text:p>673,0862308762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50" calcext:value-type="float">
            <text:p>1250</text:p>
          </table:table-cell>
          <table:table-cell office:value-type="float" office:value="651.227822580645" calcext:value-type="float">
            <text:p>651,2278225806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60" calcext:value-type="float">
            <text:p>1260</text:p>
          </table:table-cell>
          <table:table-cell office:value-type="float" office:value="635.757715036113" calcext:value-type="float">
            <text:p>635,7577150361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70" calcext:value-type="float">
            <text:p>1270</text:p>
          </table:table-cell>
          <table:table-cell office:value-type="float" office:value="664.552840158521" calcext:value-type="float">
            <text:p>664,5528401585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80" calcext:value-type="float">
            <text:p>1280</text:p>
          </table:table-cell>
          <table:table-cell office:value-type="float" office:value="1076.59452237809" calcext:value-type="float">
            <text:p>1076,594522378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90" calcext:value-type="float">
            <text:p>1290</text:p>
          </table:table-cell>
          <table:table-cell office:value-type="float" office:value="1799.02791262136" calcext:value-type="float">
            <text:p>1799,027912621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00" calcext:value-type="float">
            <text:p>1300</text:p>
          </table:table-cell>
          <table:table-cell office:value-type="float" office:value="1896.00816882233" calcext:value-type="float">
            <text:p>1896,008168822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10" calcext:value-type="float">
            <text:p>1310</text:p>
          </table:table-cell>
          <table:table-cell office:value-type="float" office:value="1732.05403868032" calcext:value-type="float">
            <text:p>1732,054038680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20" calcext:value-type="float">
            <text:p>1320</text:p>
          </table:table-cell>
          <table:table-cell office:value-type="float" office:value="984.049345417925" calcext:value-type="float">
            <text:p>984,0493454179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30" calcext:value-type="float">
            <text:p>1330</text:p>
          </table:table-cell>
          <table:table-cell office:value-type="float" office:value="983.799730730394" calcext:value-type="float">
            <text:p>983,7997307303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40" calcext:value-type="float">
            <text:p>1340</text:p>
          </table:table-cell>
          <table:table-cell office:value-type="float" office:value="983.987408880053" calcext:value-type="float">
            <text:p>983,98740888005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50" calcext:value-type="float">
            <text:p>1350</text:p>
          </table:table-cell>
          <table:table-cell office:value-type="float" office:value="942.687172774869" calcext:value-type="float">
            <text:p>942,6871727748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60" calcext:value-type="float">
            <text:p>1360</text:p>
          </table:table-cell>
          <table:table-cell office:value-type="float" office:value="975.495260663507" calcext:value-type="float">
            <text:p>975,49526066350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70" calcext:value-type="float">
            <text:p>1370</text:p>
          </table:table-cell>
          <table:table-cell office:value-type="float" office:value="984.359814630917" calcext:value-type="float">
            <text:p>984,3598146309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80" calcext:value-type="float">
            <text:p>1380</text:p>
          </table:table-cell>
          <table:table-cell office:value-type="float" office:value="995.746798029557" calcext:value-type="float">
            <text:p>995,7467980295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90" calcext:value-type="float">
            <text:p>1390</text:p>
          </table:table-cell>
          <table:table-cell office:value-type="float" office:value="976.125337837838" calcext:value-type="float">
            <text:p>976,1253378378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00" calcext:value-type="float">
            <text:p>1400</text:p>
          </table:table-cell>
          <table:table-cell office:value-type="float" office:value="978.86521308226" calcext:value-type="float">
            <text:p>978,8652130822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10" calcext:value-type="float">
            <text:p>1410</text:p>
          </table:table-cell>
          <table:table-cell office:value-type="float" office:value="974.186069009997" calcext:value-type="float">
            <text:p>974,1860690099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20" calcext:value-type="float">
            <text:p>1420</text:p>
          </table:table-cell>
          <table:table-cell office:value-type="float" office:value="954.553913335573" calcext:value-type="float">
            <text:p>954,5539133355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30" calcext:value-type="float">
            <text:p>1430</text:p>
          </table:table-cell>
          <table:table-cell office:value-type="float" office:value="973.121660766012" calcext:value-type="float">
            <text:p>973,1216607660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40" calcext:value-type="float">
            <text:p>1440</text:p>
          </table:table-cell>
          <table:table-cell office:value-type="float" office:value="961.986346986347" calcext:value-type="float">
            <text:p>961,9863469863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50" calcext:value-type="float">
            <text:p>1450</text:p>
          </table:table-cell>
          <table:table-cell office:value-type="float" office:value="939.70113452188" calcext:value-type="float">
            <text:p>939,701134521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60" calcext:value-type="float">
            <text:p>1460</text:p>
          </table:table-cell>
          <table:table-cell office:value-type="float" office:value="842.085490463215" calcext:value-type="float">
            <text:p>842,0854904632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70" calcext:value-type="float">
            <text:p>1470</text:p>
          </table:table-cell>
          <table:table-cell office:value-type="float" office:value="359.781094527363" calcext:value-type="float">
            <text:p>359,78109452736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80" calcext:value-type="float">
            <text:p>1480</text:p>
          </table:table-cell>
          <table:table-cell office:value-type="float" office:value="359.327813323297" calcext:value-type="float">
            <text:p>359,3278133232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90" calcext:value-type="float">
            <text:p>1490</text:p>
          </table:table-cell>
          <table:table-cell office:value-type="float" office:value="413.310787671233" calcext:value-type="float">
            <text:p>413,3107876712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00" calcext:value-type="float">
            <text:p>1500</text:p>
          </table:table-cell>
          <table:table-cell office:value-type="float" office:value="608.724293059126" calcext:value-type="float">
            <text:p>608,72429305912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10" calcext:value-type="float">
            <text:p>1510</text:p>
          </table:table-cell>
          <table:table-cell office:value-type="float" office:value="688.377867746289" calcext:value-type="float">
            <text:p>688,37786774628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20" calcext:value-type="float">
            <text:p>1520</text:p>
          </table:table-cell>
          <table:table-cell office:value-type="float" office:value="655.139275766017" calcext:value-type="float">
            <text:p>655,1392757660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30" calcext:value-type="float">
            <text:p>1530</text:p>
          </table:table-cell>
          <table:table-cell office:value-type="float" office:value="658.037812288994" calcext:value-type="float">
            <text:p>658,0378122889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40" calcext:value-type="float">
            <text:p>1540</text:p>
          </table:table-cell>
          <table:table-cell office:value-type="float" office:value="683.036440084093" calcext:value-type="float">
            <text:p>683,0364400840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50" calcext:value-type="float">
            <text:p>1550</text:p>
          </table:table-cell>
          <table:table-cell office:value-type="float" office:value="642.320427236315" calcext:value-type="float">
            <text:p>642,3204272363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60" calcext:value-type="float">
            <text:p>1560</text:p>
          </table:table-cell>
          <table:table-cell office:value-type="float" office:value="698.739192062367" calcext:value-type="float">
            <text:p>698,7391920623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70" calcext:value-type="float">
            <text:p>1570</text:p>
          </table:table-cell>
          <table:table-cell office:value-type="float" office:value="660.246797033041" calcext:value-type="float">
            <text:p>660,2467970330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80" calcext:value-type="float">
            <text:p>1580</text:p>
          </table:table-cell>
          <table:table-cell office:value-type="float" office:value="676.615912208505" calcext:value-type="float">
            <text:p>676,6159122085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90" calcext:value-type="float">
            <text:p>1590</text:p>
          </table:table-cell>
          <table:table-cell office:value-type="float" office:value="1694.36778115502" calcext:value-type="float">
            <text:p>1694,367781155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00" calcext:value-type="float">
            <text:p>1600</text:p>
          </table:table-cell>
          <table:table-cell office:value-type="float" office:value="1865.14756025867" calcext:value-type="float">
            <text:p>1865,147560258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10" calcext:value-type="float">
            <text:p>1610</text:p>
          </table:table-cell>
          <table:table-cell office:value-type="float" office:value="1695.63624841572" calcext:value-type="float">
            <text:p>1695,636248415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20" calcext:value-type="float">
            <text:p>1620</text:p>
          </table:table-cell>
          <table:table-cell office:value-type="float" office:value="980.191220485534" calcext:value-type="float">
            <text:p>980,1912204855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30" calcext:value-type="float">
            <text:p>1630</text:p>
          </table:table-cell>
          <table:table-cell office:value-type="float" office:value="982.254114549045" calcext:value-type="float">
            <text:p>982,2541145490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40" calcext:value-type="float">
            <text:p>1640</text:p>
          </table:table-cell>
          <table:table-cell office:value-type="float" office:value="964.240244316254" calcext:value-type="float">
            <text:p>964,2402443162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50" calcext:value-type="float">
            <text:p>1650</text:p>
          </table:table-cell>
          <table:table-cell office:value-type="float" office:value="965.368488745981" calcext:value-type="float">
            <text:p>965,36848874598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60" calcext:value-type="float">
            <text:p>1660</text:p>
          </table:table-cell>
          <table:table-cell office:value-type="float" office:value="969.620320855615" calcext:value-type="float">
            <text:p>969,6203208556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70" calcext:value-type="float">
            <text:p>1670</text:p>
          </table:table-cell>
          <table:table-cell office:value-type="float" office:value="929.983948635634" calcext:value-type="float">
            <text:p>929,9839486356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80" calcext:value-type="float">
            <text:p>1680</text:p>
          </table:table-cell>
          <table:table-cell office:value-type="float" office:value="983.038999025025" calcext:value-type="float">
            <text:p>983,0389990250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90" calcext:value-type="float">
            <text:p>1690</text:p>
          </table:table-cell>
          <table:table-cell office:value-type="float" office:value="955.418747972754" calcext:value-type="float">
            <text:p>955,4187479727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00" calcext:value-type="float">
            <text:p>1700</text:p>
          </table:table-cell>
          <table:table-cell office:value-type="float" office:value="956.147845953003" calcext:value-type="float">
            <text:p>956,14784595300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10" calcext:value-type="float">
            <text:p>1710</text:p>
          </table:table-cell>
          <table:table-cell office:value-type="float" office:value="1000.41386204598" calcext:value-type="float">
            <text:p>1000,4138620459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20" calcext:value-type="float">
            <text:p>1720</text:p>
          </table:table-cell>
          <table:table-cell office:value-type="float" office:value="962.814569536424" calcext:value-type="float">
            <text:p>962,8145695364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30" calcext:value-type="float">
            <text:p>1730</text:p>
          </table:table-cell>
          <table:table-cell office:value-type="float" office:value="952.918683446273" calcext:value-type="float">
            <text:p>952,9186834462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40" calcext:value-type="float">
            <text:p>1740</text:p>
          </table:table-cell>
          <table:table-cell office:value-type="float" office:value="998.349982656955" calcext:value-type="float">
            <text:p>998,3499826569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50" calcext:value-type="float">
            <text:p>1750</text:p>
          </table:table-cell>
          <table:table-cell office:value-type="float" office:value="963.469103849887" calcext:value-type="float">
            <text:p>963,4691038498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60" calcext:value-type="float">
            <text:p>1760</text:p>
          </table:table-cell>
          <table:table-cell office:value-type="float" office:value="992.477739726027" calcext:value-type="float">
            <text:p>992,4777397260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70" calcext:value-type="float">
            <text:p>1770</text:p>
          </table:table-cell>
          <table:table-cell office:value-type="float" office:value="468.190116937005" calcext:value-type="float">
            <text:p>468,1901169370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80" calcext:value-type="float">
            <text:p>1780</text:p>
          </table:table-cell>
          <table:table-cell office:value-type="float" office:value="362.10085007728" calcext:value-type="float">
            <text:p>362,100850077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90" calcext:value-type="float">
            <text:p>1790</text:p>
          </table:table-cell>
          <table:table-cell office:value-type="float" office:value="371.723287671233" calcext:value-type="float">
            <text:p>371,7232876712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 table:number-rows-repeated="75">
          <table:table-cell table:style-name="Default"/>
          <table:table-cell table:number-columns-repeated="3"/>
        </table:table-row>
        <table:table-row table:style-name="ro1" table:number-rows-repeated="104831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M_MULTI" table:style-name="ta1">
        <table:shapes>
          <draw:frame draw:z-index="0" draw:style-name="gr1" draw:text-style-name="P1" svg:width="24.787cm" svg:height="13.6cm" svg:x="20.915cm" svg:y="1.833cm">
            <draw:object draw:notify-on-update-of-ranges="VM_MULTI.A2:VM_MULTI.A144 VM_MULTI.B1:VM_MULTI.B1 VM_MULTI.B2:VM_MULTI.B144 VM_MULTI.C1:VM_MULTI.C1 VM_MULTI.C2:VM_MULTI.C144 VM_MULTI.D1:VM_MULTI.D1 VM_MULTI.D2:VM_MULTI.D1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response time (ms)</text:p>
          </table:table-cell>
          <table:table-cell office:value-type="string" calcext:value-type="string">
            <text:p>Higher response time (m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9.044642857143" calcext:value-type="float">
            <text:p>829,0446428571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1.917451122375" calcext:value-type="float">
            <text:p>701,91745112237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2.448835568102" calcext:value-type="float">
            <text:p>682,4488355681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8.262240107311" calcext:value-type="float">
            <text:p>658,26224010731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0.331416247304" calcext:value-type="float">
            <text:p>680,3314162473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6.884641638225" calcext:value-type="float">
            <text:p>666,8846416382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01.29134720701" calcext:value-type="float">
            <text:p>1301,291347207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22.78571428571" calcext:value-type="float">
            <text:p>1822,785714285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10.28227848101" calcext:value-type="float">
            <text:p>1910,282278481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53.10584415584" calcext:value-type="float">
            <text:p>1953,1058441558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36.20718954248" calcext:value-type="float">
            <text:p>1936,207189542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21.14969325153" calcext:value-type="float">
            <text:p>1821,1496932515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78.42091330245" calcext:value-type="float">
            <text:p>1978,420913302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22.47522236341" calcext:value-type="float">
            <text:p>1922,475222363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33.3343373494" calcext:value-type="float">
            <text:p>1833,33433734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29.6372745491" calcext:value-type="float">
            <text:p>1929,637274549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57.81726230614" calcext:value-type="float">
            <text:p>1857,817262306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49.6388261851" calcext:value-type="float">
            <text:p>1749,638826185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25.3921686747" calcext:value-type="float">
            <text:p>1825,39216867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9.68546637744" calcext:value-type="float">
            <text:p>1069,685466377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2.37251148545" calcext:value-type="float">
            <text:p>1092,372511485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70.294140625" calcext:value-type="float">
            <text:p>1070,2941406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02.34389489954" calcext:value-type="float">
            <text:p>1102,343894899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60.97429906542" calcext:value-type="float">
            <text:p>1060,9742990654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16.290793072015" calcext:value-type="float">
            <text:p>716,2907930720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52.733630952381" calcext:value-type="float">
            <text:p>452,73363095238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89.273561811506" calcext:value-type="float">
            <text:p>589,2735618115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61.587694483734" calcext:value-type="float">
            <text:p>661,5876944837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77.281593406593" calcext:value-type="float">
            <text:p>677,2815934065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1.305695746215" calcext:value-type="float">
            <text:p>681,3056957462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92.888342696629" calcext:value-type="float">
            <text:p>692,8883426966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05.787491115849" calcext:value-type="float">
            <text:p>705,7874911158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6.18041958042" calcext:value-type="float">
            <text:p>666,1804195804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95.306369426752" calcext:value-type="float">
            <text:p>995,3063694267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76.31955109273" calcext:value-type="float">
            <text:p>1876,319551092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23.68569509738" calcext:value-type="float">
            <text:p>1923,685695097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42.62477665277" calcext:value-type="float">
            <text:p>1842,624776652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48.12176165803" calcext:value-type="float">
            <text:p>1948,1217616580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56.4964028777" calcext:value-type="float">
            <text:p>1756,49640287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16.83528645833" calcext:value-type="float">
            <text:p>1816,835286458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15.56655518395" calcext:value-type="float">
            <text:p>1815,566555183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10.25515947467" calcext:value-type="float">
            <text:p>1910,255159474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71.52553329024" calcext:value-type="float">
            <text:p>1971,525533290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923.99193047796" calcext:value-type="float">
            <text:p>1923,991930477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23.24497991968" calcext:value-type="float">
            <text:p>1923,244979919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87.06464737794" calcext:value-type="float">
            <text:p>1087,064647377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32.23879598662" calcext:value-type="float">
            <text:p>1032,238795986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77.78024574669" calcext:value-type="float">
            <text:p>1077,780245746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64.65996578272" calcext:value-type="float">
            <text:p>1064,659965782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32.25077674212" calcext:value-type="float">
            <text:p>1032,250776742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38.36646816308" calcext:value-type="float">
            <text:p>1038,3664681630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70.12668463612" calcext:value-type="float">
            <text:p>1070,126684636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06.698780487805" calcext:value-type="float">
            <text:p>506,6987804878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80.458997722096" calcext:value-type="float">
            <text:p>480,4589977220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94.168016194332" calcext:value-type="float">
            <text:p>594,1680161943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66.567294751009" calcext:value-type="float">
            <text:p>666,5672947510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74.055929919138" calcext:value-type="float">
            <text:p>674,0559299191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59.544889502762" calcext:value-type="float">
            <text:p>659,5448895027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68.431211498973" calcext:value-type="float">
            <text:p>668,4312114989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0.924313462827" calcext:value-type="float">
            <text:p>660,9243134628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37.571737563086" calcext:value-type="float">
            <text:p>737,5717375630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764.56755196305" calcext:value-type="float">
            <text:p>1764,567551963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16.96850899743" calcext:value-type="float">
            <text:p>1816,968508997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816.78215767635" calcext:value-type="float">
            <text:p>1816,782157676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896.89768976898" calcext:value-type="float">
            <text:p>1896,8976897689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840.75455820477" calcext:value-type="float">
            <text:p>1840,754558204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814.01849405548" calcext:value-type="float">
            <text:p>1814,018494055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94.72298507463" calcext:value-type="float">
            <text:p>1894,7229850746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780.12369791667" calcext:value-type="float">
            <text:p>1780,123697916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88.08862275449" calcext:value-type="float">
            <text:p>1888,088622754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960.39495225102" calcext:value-type="float">
            <text:p>1960,394952251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03.03868471954" calcext:value-type="float">
            <text:p>1803,038684719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899.5834218916" calcext:value-type="float">
            <text:p>1899,58342189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24.00841566045" calcext:value-type="float">
            <text:p>1924,008415660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00.14744145707" calcext:value-type="float">
            <text:p>1100,1474414570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34.17880462079" calcext:value-type="float">
            <text:p>1134,178804620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74.91830065359" calcext:value-type="float">
            <text:p>1074,9183006535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82.73968124234" calcext:value-type="float">
            <text:p>1082,739681242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105.68755516328" calcext:value-type="float">
            <text:p>1105,687555163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64.583333333333" calcext:value-type="float">
            <text:p>564,5833333333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78.025553662692" calcext:value-type="float">
            <text:p>478,0255536626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70.533246414602" calcext:value-type="float">
            <text:p>570,5332464146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55.354860186418" calcext:value-type="float">
            <text:p>655,3548601864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91.393571428571" calcext:value-type="float">
            <text:p>691,3935714285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1.49310571241" calcext:value-type="float">
            <text:p>641,493105712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57.532388663968" calcext:value-type="float">
            <text:p>657,5323886639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58.392049348869" calcext:value-type="float">
            <text:p>658,3920493488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69.13194909578" calcext:value-type="float">
            <text:p>669,131949095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23.66549088771" calcext:value-type="float">
            <text:p>1323,665490887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9.53873659118" calcext:value-type="float">
            <text:p>1909,538736591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930.31634819533" calcext:value-type="float">
            <text:p>1930,316348195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78.52004860267" calcext:value-type="float">
            <text:p>1878,520048602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902.33995037221" calcext:value-type="float">
            <text:p>1902,339950372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12.82507836991" calcext:value-type="float">
            <text:p>1812,8250783699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4.75283901136" calcext:value-type="float">
            <text:p>1904,752839011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842.37849596022" calcext:value-type="float">
            <text:p>1842,3784959602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3.15183571873" calcext:value-type="float">
            <text:p>1943,151835718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52.17907303371" calcext:value-type="float">
            <text:p>1952,179073033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826.36432160804" calcext:value-type="float">
            <text:p>1826,364321608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61.30480718436" calcext:value-type="float">
            <text:p>1961,304807184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13.70623916811" calcext:value-type="float">
            <text:p>1113,7062391681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967.112694300518" calcext:value-type="float">
            <text:p>967,1126943005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48.78489951114" calcext:value-type="float">
            <text:p>948,784899511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72.93858267717" calcext:value-type="float">
            <text:p>1072,938582677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48.84452554745" calcext:value-type="float">
            <text:p>1048,844525547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121.99360180655" calcext:value-type="float">
            <text:p>1121,993601806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15.164041994751" calcext:value-type="float">
            <text:p>715,16404199475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17.99177132958" calcext:value-type="float">
            <text:p>417,991771329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40.566934404284" calcext:value-type="float">
            <text:p>640,56693440428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12.30159744409" calcext:value-type="float">
            <text:p>612,301597444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81.519507186858" calcext:value-type="float">
            <text:p>681,5195071868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61.889958734525" calcext:value-type="float">
            <text:p>661,8899587345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74.618715083799" calcext:value-type="float">
            <text:p>674,6187150837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27.310828025478" calcext:value-type="float">
            <text:p>627,3108280254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48.83951449764" calcext:value-type="float">
            <text:p>648,839514497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78.14769975787" calcext:value-type="float">
            <text:p>1078,147699757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834.71495327103" calcext:value-type="float">
            <text:p>1834,7149532710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878.88015717092" calcext:value-type="float">
            <text:p>1878,880157170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891.69824984913" calcext:value-type="float">
            <text:p>1891,698249849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76.44851547694" calcext:value-type="float">
            <text:p>1876,448515476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887.15264797508" calcext:value-type="float">
            <text:p>1887,1526479750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789.88736979167" calcext:value-type="float">
            <text:p>1789,887369791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790.23021582734" calcext:value-type="float">
            <text:p>1790,230215827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819.11918951132" calcext:value-type="float">
            <text:p>1819,119189511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901.94673430564" calcext:value-type="float">
            <text:p>1901,946734305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756.03976261128" calcext:value-type="float">
            <text:p>1756,039762611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925.46883116883" calcext:value-type="float">
            <text:p>1925,4688311688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679.90446927374" calcext:value-type="float">
            <text:p>1679,904469273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041.31620111732" calcext:value-type="float">
            <text:p>1041,316201117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42.87315875614" calcext:value-type="float">
            <text:p>1042,873158756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75.99739776952" calcext:value-type="float">
            <text:p>1075,997397769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102.83551327784" calcext:value-type="float">
            <text:p>1102,8355132778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54.91850220264" calcext:value-type="float">
            <text:p>1054,918502202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959.447280334728" calcext:value-type="float">
            <text:p>959,4472803347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20.562322946176" calcext:value-type="float">
            <text:p>420,5623229461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518.952274003369" calcext:value-type="float">
            <text:p>518,9522740033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700.455132806892" calcext:value-type="float">
            <text:p>700,4551328068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85.476880607315" calcext:value-type="float">
            <text:p>685,4768806073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55.475" calcext:value-type="float">
            <text:p>655,47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63.885694729637" calcext:value-type="float">
            <text:p>663,8856947296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43.817131203263" calcext:value-type="float">
            <text:p>643,81713120326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88.865122615804" calcext:value-type="float">
            <text:p>688,8651226158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55.976680384088" calcext:value-type="float">
            <text:p>655,9766803840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666.89571589628" calcext:value-type="float">
            <text:p>1666,895715896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932.05256241787" calcext:value-type="float">
            <text:p>1932,052562417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902.4889178618" calcext:value-type="float">
            <text:p>1902,48891786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796.24283206554" calcext:value-type="float">
            <text:p>1796,242832065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881.47876712329" calcext:value-type="float">
            <text:p>1881,478767123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866.24627310674" calcext:value-type="float">
            <text:p>1866,246273106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3.03149138443" calcext:value-type="float">
            <text:p>1703,031491384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843.70821199767" calcext:value-type="float">
            <text:p>1843,708211997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853.99357739242" calcext:value-type="float">
            <text:p>1853,9935773924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826.25666460012" calcext:value-type="float">
            <text:p>1826,256664600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899.76403785489" calcext:value-type="float">
            <text:p>1899,7640378548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752.64712710389" calcext:value-type="float">
            <text:p>1752,6471271038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998.58395802099" calcext:value-type="float">
            <text:p>998,583958020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29.36369725385" calcext:value-type="float">
            <text:p>1029,363697253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00.04671934043" calcext:value-type="float">
            <text:p>1000,046719340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005.50478142077" calcext:value-type="float">
            <text:p>1005,504781420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79.905514576748" calcext:value-type="float">
            <text:p>979,9055145767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989.898854961832" calcext:value-type="float">
            <text:p>989,8988549618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472.508771929825" calcext:value-type="float">
            <text:p>472,5087719298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79.596701649176" calcext:value-type="float">
            <text:p>679,5967016491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93.695902228613" calcext:value-type="float">
            <text:p>693,6959022286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41.955642530985" calcext:value-type="float">
            <text:p>641,9556425309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26.916557161629" calcext:value-type="float">
            <text:p>626,9165571616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91.97920997921" calcext:value-type="float">
            <text:p>691,979209979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58.019594594595" calcext:value-type="float">
            <text:p>658,0195945945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47.740162822252" calcext:value-type="float">
            <text:p>647,7401628222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74.935729094679" calcext:value-type="float">
            <text:p>674,9357290946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393.15854374633" calcext:value-type="float">
            <text:p>1393,158543746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867.03816300129" calcext:value-type="float">
            <text:p>1867,038163001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925.81916329285" calcext:value-type="float">
            <text:p>1925,819163292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861.88188976378" calcext:value-type="float">
            <text:p>1861,881889763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11.1" calcext:value-type="float">
            <text:p>1811,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978.83843085106" calcext:value-type="float">
            <text:p>1978,838430851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903.16502946955" calcext:value-type="float">
            <text:p>1903,165029469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851.82655502392" calcext:value-type="float">
            <text:p>1851,826555023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764.95434646654" calcext:value-type="float">
            <text:p>1764,954346466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02.1892599869" calcext:value-type="float">
            <text:p>1802,18925998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348.27646239554" calcext:value-type="float">
            <text:p>1348,276462395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84.58078845086" calcext:value-type="float">
            <text:p>1284,580788450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715.499287410926" calcext:value-type="float">
            <text:p>715,49928741092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828.61803808839" calcext:value-type="float">
            <text:p>828,6180380883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702.490500193874" calcext:value-type="float">
            <text:p>702,4905001938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25.241176470588" calcext:value-type="float">
            <text:p>725,2411764705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97.576290630975" calcext:value-type="float">
            <text:p>697,57629063097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723.760509062862" calcext:value-type="float">
            <text:p>723,7605090628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</table:table>
      <table:table table:name="APP_MULTI" table:style-name="ta1">
        <table:shapes>
          <draw:frame draw:z-index="0" draw:style-name="gr1" draw:text-style-name="P1" svg:width="24.797cm" svg:height="13.52cm" svg:x="12.327cm" svg:y="0cm">
            <draw:object draw:notify-on-update-of-ranges="APP_MULTI.A2:APP_MULTI.A142 APP_MULTI.B1:APP_MULTI.B1 APP_MULTI.B2:APP_MULTI.B142 APP_MULTI.C1:APP_MULTI.C1 APP_MULTI.C2:APP_MULTI.C142 APP_MULTI.D1:APP_MULTI.D1 APP_MULTI.D2:APP_MULTI.D1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response time (ms)</text:p>
          </table:table-cell>
          <table:table-cell office:value-type="string" calcext:value-type="string">
            <text:p>Higher response time (m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4.90243902439" calcext:value-type="float">
            <text:p>844,9024390243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.143407864302" calcext:value-type="float">
            <text:p>730,1434078643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3.877309682188" calcext:value-type="float">
            <text:p>723,8773096821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9.729613733906" calcext:value-type="float">
            <text:p>689,7296137339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6.993844049248" calcext:value-type="float">
            <text:p>676,9938440492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5.330752990852" calcext:value-type="float">
            <text:p>675,3307529908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4.26115407496" calcext:value-type="float">
            <text:p>1754,261154074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9.56791840519" calcext:value-type="float">
            <text:p>1379,5679184051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.64998262079" calcext:value-type="float">
            <text:p>1000,649982620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6.444444444444" calcext:value-type="float">
            <text:p>956,444444444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82.776470588235" calcext:value-type="float">
            <text:p>982,7764705882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77.065010211028" calcext:value-type="float">
            <text:p>977,0650102110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1.48215465962" calcext:value-type="float">
            <text:p>1001,482154659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3.584402079723" calcext:value-type="float">
            <text:p>993,58440207972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54.430244228839" calcext:value-type="float">
            <text:p>954,43024422883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74.886080105056" calcext:value-type="float">
            <text:p>974,88608010505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64.058956185567" calcext:value-type="float">
            <text:p>964,0589561855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68.803462648285" calcext:value-type="float">
            <text:p>968,8034626482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78.447550034507" calcext:value-type="float">
            <text:p>978,44755003450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77.642530984997" calcext:value-type="float">
            <text:p>977,6425309849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1.945541184479" calcext:value-type="float">
            <text:p>991,9455411844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0.280679269465" calcext:value-type="float">
            <text:p>940,28067926946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8.870241641841" calcext:value-type="float">
            <text:p>968,8702416418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67.944658944659" calcext:value-type="float">
            <text:p>967,94465894465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98.820665083135" calcext:value-type="float">
            <text:p>398,8206650831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40.487938596491" calcext:value-type="float">
            <text:p>540,48793859649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87.931707317073" calcext:value-type="float">
            <text:p>687,9317073170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5.199592668025" calcext:value-type="float">
            <text:p>645,1995926680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61.576" calcext:value-type="float">
            <text:p>661,5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67.329022988506" calcext:value-type="float">
            <text:p>667,3290229885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70.522214627478" calcext:value-type="float">
            <text:p>670,5222146274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68.304435483871" calcext:value-type="float">
            <text:p>668,3044354838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58.891855807744" calcext:value-type="float">
            <text:p>658,8918558077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79.61689106487" calcext:value-type="float">
            <text:p>1779,616891064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05.91426109436" calcext:value-type="float">
            <text:p>1205,914261094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86.950373895309" calcext:value-type="float">
            <text:p>986,9503738953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81.67703109328" calcext:value-type="float">
            <text:p>981,677031093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89.811530681052" calcext:value-type="float">
            <text:p>989,8115306810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63.323785001609" calcext:value-type="float">
            <text:p>963,3237850016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26.68273244782" calcext:value-type="float">
            <text:p>1126,6827324478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95.774829931973" calcext:value-type="float">
            <text:p>995,7748299319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60.611814345992" calcext:value-type="float">
            <text:p>960,6118143459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66.863422818792" calcext:value-type="float">
            <text:p>966,8634228187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63.306542676852" calcext:value-type="float">
            <text:p>963,3065426768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52.940696579856" calcext:value-type="float">
            <text:p>952,94069657985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66.64005322688" calcext:value-type="float">
            <text:p>966,640053226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12.56795131846" calcext:value-type="float">
            <text:p>1012,5679513184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76.035558537404" calcext:value-type="float">
            <text:p>976,0355585374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0.291197882197" calcext:value-type="float">
            <text:p>980,2911978821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87.536784741145" calcext:value-type="float">
            <text:p>987,5367847411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76.209704220671" calcext:value-type="float">
            <text:p>976,2097042206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53.996518375242" calcext:value-type="float">
            <text:p>453,99651837524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98.577059120768" calcext:value-type="float">
            <text:p>498,5770591207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44.994634473508" calcext:value-type="float">
            <text:p>644,99463447350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68.091977869986" calcext:value-type="float">
            <text:p>668,0919778699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77.733426378228" calcext:value-type="float">
            <text:p>677,7334263782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68.193220338983" calcext:value-type="float">
            <text:p>668,19322033898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71.263048016701" calcext:value-type="float">
            <text:p>671,2630480167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56.374491180461" calcext:value-type="float">
            <text:p>656,37449118046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3.554347826087" calcext:value-type="float">
            <text:p>663,5543478260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597.74178935447" calcext:value-type="float">
            <text:p>1597,741789354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316.440849831" calcext:value-type="float">
            <text:p>1316,4408498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78.387653501494" calcext:value-type="float">
            <text:p>978,3876535014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97.495975855131" calcext:value-type="float">
            <text:p>997,4959758551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21.057971014493" calcext:value-type="float">
            <text:p>921,0579710144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32.6852233677" calcext:value-type="float">
            <text:p>1032,68522336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96.421585160202" calcext:value-type="float">
            <text:p>996,4215851602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35.933568677792" calcext:value-type="float">
            <text:p>935,9335686777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952.868135481749" calcext:value-type="float">
            <text:p>952,8681354817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44.4478125" calcext:value-type="float">
            <text:p>944,44781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24.977265449888" calcext:value-type="float">
            <text:p>924,9772654498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60.312040133779" calcext:value-type="float">
            <text:p>960,3120401337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95.619031719533" calcext:value-type="float">
            <text:p>995,6190317195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54.1025390625" calcext:value-type="float">
            <text:p>954,10253906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71.84121291164" calcext:value-type="float">
            <text:p>971,841212911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46.0208" calcext:value-type="float">
            <text:p>946,020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63.782102461743" calcext:value-type="float">
            <text:p>963,7821024617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67.157340355497" calcext:value-type="float">
            <text:p>967,1573403554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09.037640667443" calcext:value-type="float">
            <text:p>509,0376406674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6.114792347177" calcext:value-type="float">
            <text:p>456,1147923471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68.852209944751" calcext:value-type="float">
            <text:p>668,85220994475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46.060446780552" calcext:value-type="float">
            <text:p>646,0604467805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73.007697690693" calcext:value-type="float">
            <text:p>673,0076976906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69.495152354571" calcext:value-type="float">
            <text:p>669,4951523545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71.364737550471" calcext:value-type="float">
            <text:p>671,3647375504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82.14871438499" calcext:value-type="float">
            <text:p>682,148714384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32.459514170041" calcext:value-type="float">
            <text:p>632,4595141700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635.64613596746" calcext:value-type="float">
            <text:p>1635,6461359674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49.38920634921" calcext:value-type="float">
            <text:p>1749,389206349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98.997569444444" calcext:value-type="float">
            <text:p>998,997569444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71.526824391869" calcext:value-type="float">
            <text:p>971,5268243918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89.340871300299" calcext:value-type="float">
            <text:p>989,3408713002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68.301712779974" calcext:value-type="float">
            <text:p>968,3017127799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82.925277684281" calcext:value-type="float">
            <text:p>982,92527768428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66.638832997988" calcext:value-type="float">
            <text:p>966,6388329979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91.237798886341" calcext:value-type="float">
            <text:p>991,2377988863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56.672369270497" calcext:value-type="float">
            <text:p>956,6723692704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10.27682026029" calcext:value-type="float">
            <text:p>1010,276820260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77.742894056848" calcext:value-type="float">
            <text:p>977,7428940568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8.214518229167" calcext:value-type="float">
            <text:p>958,2145182291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71.320517069937" calcext:value-type="float">
            <text:p>971,3205170699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990.03414469236" calcext:value-type="float">
            <text:p>990,034144692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32.58918732782" calcext:value-type="float">
            <text:p>1032,5891873278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965.565612382234" calcext:value-type="float">
            <text:p>965,5656123822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968.566097406705" calcext:value-type="float">
            <text:p>968,5660974067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24.813279678068" calcext:value-type="float">
            <text:p>524,8132796780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25.388791593695" calcext:value-type="float">
            <text:p>425,3887915936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88.045102184637" calcext:value-type="float">
            <text:p>688,0451021846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31.649282920469" calcext:value-type="float">
            <text:p>631,6492829204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52.279421433268" calcext:value-type="float">
            <text:p>652,2794214332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79.931899641577" calcext:value-type="float">
            <text:p>679,9318996415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71.64681724846" calcext:value-type="float">
            <text:p>671,6468172484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65.912925170068" calcext:value-type="float">
            <text:p>665,9129251700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53.425531914894" calcext:value-type="float">
            <text:p>653,4255319148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509.30589608873" calcext:value-type="float">
            <text:p>1509,305896088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733.94444444444" calcext:value-type="float">
            <text:p>1733,94444444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17.29903978052" calcext:value-type="float">
            <text:p>1017,299039780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97.680901947386" calcext:value-type="float">
            <text:p>997,6809019473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974.713067212555" calcext:value-type="float">
            <text:p>974,7130672125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17.001001001" calcext:value-type="float">
            <text:p>1017,0010010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972.822073578595" calcext:value-type="float">
            <text:p>972,8220735785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953.342461233916" calcext:value-type="float">
            <text:p>953,3424612339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04.30652247381" calcext:value-type="float">
            <text:p>1004,3065224738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74.372606296657" calcext:value-type="float">
            <text:p>974,3726062966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43.669851729819" calcext:value-type="float">
            <text:p>943,66985172981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969.007941760424" calcext:value-type="float">
            <text:p>969,0079417604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75.953541260559" calcext:value-type="float">
            <text:p>975,95354126055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29.202555910543" calcext:value-type="float">
            <text:p>929,2025559105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957.931126713474" calcext:value-type="float">
            <text:p>957,9311267134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96.477557755776" calcext:value-type="float">
            <text:p>996,4775577557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989.341275167785" calcext:value-type="float">
            <text:p>989,3412751677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996.367200818275" calcext:value-type="float">
            <text:p>996,36720081827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01.882330540746" calcext:value-type="float">
            <text:p>601,88233054074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75.151250496229" calcext:value-type="float">
            <text:p>375,1512504962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59.802684563758" calcext:value-type="float">
            <text:p>659,8026845637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64.822972972973" calcext:value-type="float">
            <text:p>664,8229729729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74.489030431706" calcext:value-type="float">
            <text:p>674,4890304317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58.364775725594" calcext:value-type="float">
            <text:p>658,3647757255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61.862678450034" calcext:value-type="float">
            <text:p>661,8626784500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81.188125894134" calcext:value-type="float">
            <text:p>681,1881258941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78.079802259887" calcext:value-type="float">
            <text:p>678,0798022598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57.83659730722" calcext:value-type="float">
            <text:p>1457,8365973072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59.73638753286" calcext:value-type="float">
            <text:p>1059,736387532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87.870603848706" calcext:value-type="float">
            <text:p>987,8706038487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977.978957915832" calcext:value-type="float">
            <text:p>977,9789579158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956.931186868687" calcext:value-type="float">
            <text:p>956,9311868686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986.202312138728" calcext:value-type="float">
            <text:p>986,2023121387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946.535586610335" calcext:value-type="float">
            <text:p>946,5355866103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964.902116402116" calcext:value-type="float">
            <text:p>964,9021164021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57.758598521376" calcext:value-type="float">
            <text:p>957,7585985213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961.364058355438" calcext:value-type="float">
            <text:p>961,3640583554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968.613688713393" calcext:value-type="float">
            <text:p>968,6136887133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004.09523809524" calcext:value-type="float">
            <text:p>1004,095238095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942.295321637427" calcext:value-type="float">
            <text:p>942,2953216374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968.234147952444" calcext:value-type="float">
            <text:p>968,234147952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941.352205398288" calcext:value-type="float">
            <text:p>941,3522053982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969.549376797699" calcext:value-type="float">
            <text:p>969,5493767976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984.938095238095" calcext:value-type="float">
            <text:p>984,9380952380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949.667530784187" calcext:value-type="float">
            <text:p>949,6675307841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33.62532491645" calcext:value-type="float">
            <text:p>633,625324916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64.246617703904" calcext:value-type="float">
            <text:p>364,2466177039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12.256521739131" calcext:value-type="float">
            <text:p>612,2565217391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58.11195577056" calcext:value-type="float">
            <text:p>658,1119557705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64.567093728928" calcext:value-type="float">
            <text:p>664,5670937289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75.145704467354" calcext:value-type="float">
            <text:p>675,1457044673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61.508904109589" calcext:value-type="float">
            <text:p>661,50890410958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77.7280945758" calcext:value-type="float">
            <text:p>677,72809457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57.124585818423" calcext:value-type="float">
            <text:p>657,12458581842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381.43095975232" calcext:value-type="float">
            <text:p>1381,430959752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75.80950525906" calcext:value-type="float">
            <text:p>1075,809505259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968.662969004894" calcext:value-type="float">
            <text:p>968,6629690048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970.881198003328" calcext:value-type="float">
            <text:p>970,8811980033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977.248160535117" calcext:value-type="float">
            <text:p>977,2481605351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967.913482791285" calcext:value-type="float">
            <text:p>967,9134827912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962.019522046449" calcext:value-type="float">
            <text:p>962,0195220464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947.039388020833" calcext:value-type="float">
            <text:p>947,0393880208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990.749248747913" calcext:value-type="float">
            <text:p>990,7492487479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972.797779273217" calcext:value-type="float">
            <text:p>972,7977792732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972.402935290194" calcext:value-type="float">
            <text:p>972,4029352901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3.173469387755" calcext:value-type="float">
            <text:p>903,1734693877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72.891713091922" calcext:value-type="float">
            <text:p>672,89171309192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51.462350936968" calcext:value-type="float">
            <text:p>651,4623509369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66.829284750337" calcext:value-type="float">
            <text:p>666,8292847503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61.132203389831" calcext:value-type="float">
            <text:p>661,1322033898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70.460567823344" calcext:value-type="float">
            <text:p>670,4605678233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70.511336717428" calcext:value-type="float">
            <text:p>670,5113367174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</table:table>
      <table:table table:name="comparison" table:style-name="ta1">
        <table:shapes>
          <draw:frame draw:z-index="0" draw:style-name="gr1" draw:text-style-name="P1" svg:width="17.661cm" svg:height="9.005cm" svg:x="2.606cm" svg:y="16.785cm">
            <draw:object draw:notify-on-update-of-ranges="comparison.A2:comparison.A25 comparison.B1:comparison.B1 comparison.B2:comparison.B25 comparison.C1:comparison.C1 comparison.C2:comparison.C25 comparison.D1:comparison.D1 comparison.D2:comparison.D25 comparison.E1:comparison.E1 comparison.E2:comparison.E25 comparison.G1:comparison.G1 comparison.G2:comparison.G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arse-grained in single cloud (ms)</text:p>
          </table:table-cell>
          <table:table-cell office:value-type="string" calcext:value-type="string">
            <text:p>Fine-grained in single cloud (ms)</text:p>
          </table:table-cell>
          <table:table-cell office:value-type="string" calcext:value-type="string">
            <text:p>Coarse-grained in multi-cloud (ms)</text:p>
          </table:table-cell>
          <table:table-cell office:value-type="string" calcext:value-type="string">
            <text:p>Fine-grained in multi-cloud (ms)</text:p>
          </table:table-cell>
          <table:table-cell office:value-type="string" calcext:value-type="string">
            <text:p>Lower response time (ms)</text:p>
          </table:table-cell>
          <table:table-cell office:value-type="string" calcext:value-type="string">
            <text:p>Higher response time (ms)</text:p>
          </table:table-cell>
        </table:table-row>
        <table:table-row table:style-name="ro1">
          <table:table-cell table:formula="of:=[$NO_REACTION.A2]" office:value-type="float" office:value="0" calcext:value-type="float">
            <text:p>0</text:p>
          </table:table-cell>
          <table:table-cell table:formula="of:=[$VM_SINGLE.B2:$VM_SINGLE.B33]" office:value-type="float" office:value="0" calcext:value-type="float">
            <text:p>0</text:p>
          </table:table-cell>
          <table:table-cell table:formula="of:=[$APP_SINGLE.B2]" office:value-type="float" office:value="0" calcext:value-type="float">
            <text:p>0</text:p>
          </table:table-cell>
          <table:table-cell table:formula="of:=[$VM_MULTI.B2]" office:value-type="float" office:value="0" calcext:value-type="float">
            <text:p>0</text:p>
          </table:table-cell>
          <table:table-cell table:formula="of:=[$APP_MULTI.B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3]" office:value-type="float" office:value="10" calcext:value-type="float">
            <text:p>10</text:p>
          </table:table-cell>
          <table:table-cell table:formula="of:=[$VM_SINGLE.B3:$VM_SINGLE.B34]" office:value-type="float" office:value="826.496921723835" calcext:value-type="float">
            <text:p>826,496921723835</text:p>
          </table:table-cell>
          <table:table-cell table:formula="of:=[$APP_SINGLE.B4]" office:value-type="float" office:value="796.877486077964" calcext:value-type="float">
            <text:p>796,877486077964</text:p>
          </table:table-cell>
          <table:table-cell table:formula="of:=[$VM_MULTI.B3]" office:value-type="float" office:value="829.044642857143" calcext:value-type="float">
            <text:p>829,044642857143</text:p>
          </table:table-cell>
          <table:table-cell table:formula="of:=[$APP_MULTI.B3]" office:value-type="float" office:value="844.90243902439" calcext:value-type="float">
            <text:p>844,9024390243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4]" office:value-type="float" office:value="20" calcext:value-type="float">
            <text:p>20</text:p>
          </table:table-cell>
          <table:table-cell table:formula="of:=[$VM_SINGLE.B4:$VM_SINGLE.B35]" office:value-type="float" office:value="680.169164882227" calcext:value-type="float">
            <text:p>680,169164882227</text:p>
          </table:table-cell>
          <table:table-cell table:formula="of:=[$APP_SINGLE.B4]" office:value-type="float" office:value="796.877486077964" calcext:value-type="float">
            <text:p>796,877486077964</text:p>
          </table:table-cell>
          <table:table-cell table:formula="of:=[$VM_MULTI.B4]" office:value-type="float" office:value="701.917451122375" calcext:value-type="float">
            <text:p>701,917451122375</text:p>
          </table:table-cell>
          <table:table-cell table:formula="of:=[$APP_MULTI.B4]" office:value-type="float" office:value="730.143407864302" calcext:value-type="float">
            <text:p>730,14340786430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5]" office:value-type="float" office:value="30" calcext:value-type="float">
            <text:p>30</text:p>
          </table:table-cell>
          <table:table-cell table:formula="of:=[$VM_SINGLE.B5:$VM_SINGLE.B36]" office:value-type="float" office:value="726.917236142749" calcext:value-type="float">
            <text:p>726,917236142749</text:p>
          </table:table-cell>
          <table:table-cell table:formula="of:=[$APP_SINGLE.B5]" office:value-type="float" office:value="750.068256578947" calcext:value-type="float">
            <text:p>750,068256578947</text:p>
          </table:table-cell>
          <table:table-cell table:formula="of:=[$VM_MULTI.B5]" office:value-type="float" office:value="682.448835568102" calcext:value-type="float">
            <text:p>682,448835568102</text:p>
          </table:table-cell>
          <table:table-cell table:formula="of:=[$APP_MULTI.B5]" office:value-type="float" office:value="723.877309682188" calcext:value-type="float">
            <text:p>723,87730968218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6]" office:value-type="float" office:value="40" calcext:value-type="float">
            <text:p>40</text:p>
          </table:table-cell>
          <table:table-cell table:formula="of:=[$VM_SINGLE.B6:$VM_SINGLE.B37]" office:value-type="float" office:value="665.713797814208" calcext:value-type="float">
            <text:p>665,713797814208</text:p>
          </table:table-cell>
          <table:table-cell table:formula="of:=[$APP_SINGLE.B6]" office:value-type="float" office:value="721.786647314949" calcext:value-type="float">
            <text:p>721,786647314949</text:p>
          </table:table-cell>
          <table:table-cell table:formula="of:=[$VM_MULTI.B6]" office:value-type="float" office:value="658.262240107311" calcext:value-type="float">
            <text:p>658,262240107311</text:p>
          </table:table-cell>
          <table:table-cell table:formula="of:=[$APP_MULTI.B6]" office:value-type="float" office:value="689.729613733906" calcext:value-type="float">
            <text:p>689,7296137339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7]" office:value-type="float" office:value="50" calcext:value-type="float">
            <text:p>50</text:p>
          </table:table-cell>
          <table:table-cell table:formula="of:=[$VM_SINGLE.B7:$VM_SINGLE.B38]" office:value-type="float" office:value="689.347142857143" calcext:value-type="float">
            <text:p>689,347142857143</text:p>
          </table:table-cell>
          <table:table-cell table:formula="of:=[$APP_SINGLE.B7]" office:value-type="float" office:value="662.538617886179" calcext:value-type="float">
            <text:p>662,538617886179</text:p>
          </table:table-cell>
          <table:table-cell table:formula="of:=[$VM_MULTI.B7]" office:value-type="float" office:value="680.331416247304" calcext:value-type="float">
            <text:p>680,331416247304</text:p>
          </table:table-cell>
          <table:table-cell table:formula="of:=[$APP_MULTI.B7]" office:value-type="float" office:value="676.993844049248" calcext:value-type="float">
            <text:p>676,99384404924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8]" office:value-type="float" office:value="60" calcext:value-type="float">
            <text:p>60</text:p>
          </table:table-cell>
          <table:table-cell table:formula="of:=[$VM_SINGLE.B8:$VM_SINGLE.B39]" office:value-type="float" office:value="673.031824611033" calcext:value-type="float">
            <text:p>673,031824611033</text:p>
          </table:table-cell>
          <table:table-cell table:formula="of:=[$APP_SINGLE.B8]" office:value-type="float" office:value="634.884514435696" calcext:value-type="float">
            <text:p>634,884514435696</text:p>
          </table:table-cell>
          <table:table-cell table:formula="of:=[$VM_MULTI.B8]" office:value-type="float" office:value="666.884641638225" calcext:value-type="float">
            <text:p>666,884641638225</text:p>
          </table:table-cell>
          <table:table-cell table:formula="of:=[$APP_MULTI.B8]" office:value-type="float" office:value="675.330752990852" calcext:value-type="float">
            <text:p>675,3307529908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9]" office:value-type="float" office:value="70" calcext:value-type="float">
            <text:p>70</text:p>
          </table:table-cell>
          <table:table-cell table:formula="of:=[$VM_SINGLE.B9:$VM_SINGLE.B40]" office:value-type="float" office:value="1254.22844590884" calcext:value-type="float">
            <text:p>1254,22844590884</text:p>
          </table:table-cell>
          <table:table-cell table:formula="of:=[$APP_SINGLE.B9]" office:value-type="float" office:value="1487.68101415094" calcext:value-type="float">
            <text:p>1487,68101415094</text:p>
          </table:table-cell>
          <table:table-cell table:formula="of:=[$VM_MULTI.B9]" office:value-type="float" office:value="1301.29134720701" calcext:value-type="float">
            <text:p>1301,29134720701</text:p>
          </table:table-cell>
          <table:table-cell table:formula="of:=[$APP_MULTI.B9]" office:value-type="float" office:value="1754.26115407496" calcext:value-type="float">
            <text:p>1754,2611540749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0]" office:value-type="float" office:value="80" calcext:value-type="float">
            <text:p>80</text:p>
          </table:table-cell>
          <table:table-cell table:formula="of:=[$VM_SINGLE.B10:$VM_SINGLE.B41]" office:value-type="float" office:value="1932.55989583333" calcext:value-type="float">
            <text:p>1932,55989583333</text:p>
          </table:table-cell>
          <table:table-cell table:formula="of:=[$APP_SINGLE.B12]" office:value-type="float" office:value="1682.57616707617" calcext:value-type="float">
            <text:p>1682,57616707617</text:p>
          </table:table-cell>
          <table:table-cell table:formula="of:=[$VM_MULTI.B10]" office:value-type="float" office:value="1822.78571428571" calcext:value-type="float">
            <text:p>1822,78571428571</text:p>
          </table:table-cell>
          <table:table-cell table:formula="of:=[$APP_MULTI.B10]" office:value-type="float" office:value="1379.56791840519" calcext:value-type="float">
            <text:p>1379,5679184051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1]" office:value-type="float" office:value="90" calcext:value-type="float">
            <text:p>90</text:p>
          </table:table-cell>
          <table:table-cell table:formula="of:=[$VM_SINGLE.B11:$VM_SINGLE.B42]" office:value-type="float" office:value="1946.65610561056" calcext:value-type="float">
            <text:p>1946,65610561056</text:p>
          </table:table-cell>
          <table:table-cell table:formula="of:=[$APP_SINGLE.B13]" office:value-type="float" office:value="1201.12653618571" calcext:value-type="float">
            <text:p>1201,12653618571</text:p>
          </table:table-cell>
          <table:table-cell table:formula="of:=[$VM_MULTI.B11]" office:value-type="float" office:value="1910.28227848101" calcext:value-type="float">
            <text:p>1910,28227848101</text:p>
          </table:table-cell>
          <table:table-cell table:formula="of:=[$APP_MULTI.B11]" office:value-type="float" office:value="1000.64998262079" calcext:value-type="float">
            <text:p>1000,649982620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2]" office:value-type="float" office:value="100" calcext:value-type="float">
            <text:p>100</text:p>
          </table:table-cell>
          <table:table-cell table:formula="of:=[$VM_SINGLE.B12:$VM_SINGLE.B43]" office:value-type="float" office:value="1958.23662680931" calcext:value-type="float">
            <text:p>1958,23662680931</text:p>
          </table:table-cell>
          <table:table-cell table:formula="of:=[$APP_SINGLE.B14]" office:value-type="float" office:value="1057.37072808321" calcext:value-type="float">
            <text:p>1057,37072808321</text:p>
          </table:table-cell>
          <table:table-cell table:formula="of:=[$VM_MULTI.B12]" office:value-type="float" office:value="1953.10584415584" calcext:value-type="float">
            <text:p>1953,10584415584</text:p>
          </table:table-cell>
          <table:table-cell table:formula="of:=[$APP_MULTI.B12]" office:value-type="float" office:value="956.444444444444" calcext:value-type="float">
            <text:p>956,44444444444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3]" office:value-type="float" office:value="110" calcext:value-type="float">
            <text:p>110</text:p>
          </table:table-cell>
          <table:table-cell table:formula="of:=[$VM_SINGLE.B13:$VM_SINGLE.B44]" office:value-type="float" office:value="1883.92842942346" calcext:value-type="float">
            <text:p>1883,92842942346</text:p>
          </table:table-cell>
          <table:table-cell table:formula="of:=[$APP_SINGLE.B15]" office:value-type="float" office:value="995.107409925221" calcext:value-type="float">
            <text:p>995,107409925221</text:p>
          </table:table-cell>
          <table:table-cell table:formula="of:=[$VM_MULTI.B13]" office:value-type="float" office:value="1936.20718954248" calcext:value-type="float">
            <text:p>1936,20718954248</text:p>
          </table:table-cell>
          <table:table-cell table:formula="of:=[$APP_MULTI.B13]" office:value-type="float" office:value="982.776470588235" calcext:value-type="float">
            <text:p>982,7764705882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4]" office:value-type="float" office:value="120" calcext:value-type="float">
            <text:p>120</text:p>
          </table:table-cell>
          <table:table-cell table:formula="of:=[$VM_SINGLE.B14:$VM_SINGLE.B45]" office:value-type="float" office:value="1856.28737864078" calcext:value-type="float">
            <text:p>1856,28737864078</text:p>
          </table:table-cell>
          <table:table-cell table:formula="of:=[$APP_SINGLE.B16]" office:value-type="float" office:value="982.23957991467" calcext:value-type="float">
            <text:p>982,23957991467</text:p>
          </table:table-cell>
          <table:table-cell table:formula="of:=[$VM_MULTI.B14]" office:value-type="float" office:value="1821.14969325153" calcext:value-type="float">
            <text:p>1821,14969325153</text:p>
          </table:table-cell>
          <table:table-cell table:formula="of:=[$APP_MULTI.B14]" office:value-type="float" office:value="977.065010211028" calcext:value-type="float">
            <text:p>977,06501021102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5]" office:value-type="float" office:value="130" calcext:value-type="float">
            <text:p>130</text:p>
          </table:table-cell>
          <table:table-cell table:formula="of:=[$VM_SINGLE.B15:$VM_SINGLE.B46]" office:value-type="float" office:value="1874.55151515152" calcext:value-type="float">
            <text:p>1874,55151515152</text:p>
          </table:table-cell>
          <table:table-cell table:formula="of:=[$APP_SINGLE.B17]" office:value-type="float" office:value="1001.83738191633" calcext:value-type="float">
            <text:p>1001,83738191633</text:p>
          </table:table-cell>
          <table:table-cell table:formula="of:=[$VM_MULTI.B15]" office:value-type="float" office:value="1978.42091330245" calcext:value-type="float">
            <text:p>1978,42091330245</text:p>
          </table:table-cell>
          <table:table-cell table:formula="of:=[$APP_MULTI.B15]" office:value-type="float" office:value="1001.48215465962" calcext:value-type="float">
            <text:p>1001,482154659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6]" office:value-type="float" office:value="140" calcext:value-type="float">
            <text:p>140</text:p>
          </table:table-cell>
          <table:table-cell table:formula="of:=[$VM_SINGLE.B16:$VM_SINGLE.B47]" office:value-type="float" office:value="1936.85812931576" calcext:value-type="float">
            <text:p>1936,85812931576</text:p>
          </table:table-cell>
          <table:table-cell table:formula="of:=[$APP_SINGLE.B18]" office:value-type="float" office:value="974.608519269777" calcext:value-type="float">
            <text:p>974,608519269777</text:p>
          </table:table-cell>
          <table:table-cell table:formula="of:=[$VM_MULTI.B16]" office:value-type="float" office:value="1922.47522236341" calcext:value-type="float">
            <text:p>1922,47522236341</text:p>
          </table:table-cell>
          <table:table-cell table:formula="of:=[$APP_MULTI.B16]" office:value-type="float" office:value="993.584402079723" calcext:value-type="float">
            <text:p>993,58440207972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7]" office:value-type="float" office:value="150" calcext:value-type="float">
            <text:p>150</text:p>
          </table:table-cell>
          <table:table-cell table:formula="of:=[$VM_SINGLE.B17:$VM_SINGLE.B48]" office:value-type="float" office:value="2042.98267148014" calcext:value-type="float">
            <text:p>2042,98267148014</text:p>
          </table:table-cell>
          <table:table-cell table:formula="of:=[$APP_SINGLE.B19]" office:value-type="float" office:value="971.467654986523" calcext:value-type="float">
            <text:p>971,467654986523</text:p>
          </table:table-cell>
          <table:table-cell table:formula="of:=[$VM_MULTI.B17]" office:value-type="float" office:value="1833.3343373494" calcext:value-type="float">
            <text:p>1833,3343373494</text:p>
          </table:table-cell>
          <table:table-cell table:formula="of:=[$APP_MULTI.B17]" office:value-type="float" office:value="954.430244228839" calcext:value-type="float">
            <text:p>954,43024422883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8]" office:value-type="float" office:value="160" calcext:value-type="float">
            <text:p>160</text:p>
          </table:table-cell>
          <table:table-cell table:formula="of:=[$VM_SINGLE.B18:$VM_SINGLE.B49]" office:value-type="float" office:value="1874.52512254902" calcext:value-type="float">
            <text:p>1874,52512254902</text:p>
          </table:table-cell>
          <table:table-cell table:formula="of:=[$APP_SINGLE.B20]" office:value-type="float" office:value="993.453266331658" calcext:value-type="float">
            <text:p>993,453266331658</text:p>
          </table:table-cell>
          <table:table-cell table:formula="of:=[$VM_MULTI.B18]" office:value-type="float" office:value="1929.6372745491" calcext:value-type="float">
            <text:p>1929,6372745491</text:p>
          </table:table-cell>
          <table:table-cell table:formula="of:=[$APP_MULTI.B18]" office:value-type="float" office:value="974.886080105056" calcext:value-type="float">
            <text:p>974,88608010505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19]" office:value-type="float" office:value="170" calcext:value-type="float">
            <text:p>170</text:p>
          </table:table-cell>
          <table:table-cell table:formula="of:=[$VM_SINGLE.B19:$VM_SINGLE.B50]" office:value-type="float" office:value="1837.39444444444" calcext:value-type="float">
            <text:p>1837,39444444444</text:p>
          </table:table-cell>
          <table:table-cell table:formula="of:=[$APP_SINGLE.B21]" office:value-type="float" office:value="1010.89871708305" calcext:value-type="float">
            <text:p>1010,89871708305</text:p>
          </table:table-cell>
          <table:table-cell table:formula="of:=[$VM_MULTI.B19]" office:value-type="float" office:value="1857.81726230614" calcext:value-type="float">
            <text:p>1857,81726230614</text:p>
          </table:table-cell>
          <table:table-cell table:formula="of:=[$APP_MULTI.B19]" office:value-type="float" office:value="964.058956185567" calcext:value-type="float">
            <text:p>964,0589561855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0]" office:value-type="float" office:value="180" calcext:value-type="float">
            <text:p>180</text:p>
          </table:table-cell>
          <table:table-cell table:formula="of:=[$VM_SINGLE.B20:$VM_SINGLE.B51]" office:value-type="float" office:value="1893.6358915176" calcext:value-type="float">
            <text:p>1893,6358915176</text:p>
          </table:table-cell>
          <table:table-cell table:formula="of:=[$APP_SINGLE.B22]" office:value-type="float" office:value="1011.35852253473" calcext:value-type="float">
            <text:p>1011,35852253473</text:p>
          </table:table-cell>
          <table:table-cell table:formula="of:=[$VM_MULTI.B20]" office:value-type="float" office:value="1749.6388261851" calcext:value-type="float">
            <text:p>1749,6388261851</text:p>
          </table:table-cell>
          <table:table-cell table:formula="of:=[$APP_MULTI.B20]" office:value-type="float" office:value="968.803462648285" calcext:value-type="float">
            <text:p>968,8034626482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1]" office:value-type="float" office:value="190" calcext:value-type="float">
            <text:p>190</text:p>
          </table:table-cell>
          <table:table-cell table:formula="of:=[$VM_SINGLE.B21:$VM_SINGLE.B52]" office:value-type="float" office:value="1127.03207920792" calcext:value-type="float">
            <text:p>1127,03207920792</text:p>
          </table:table-cell>
          <table:table-cell table:formula="of:=[$APP_SINGLE.B23]" office:value-type="float" office:value="938.073789649416" calcext:value-type="float">
            <text:p>938,073789649416</text:p>
          </table:table-cell>
          <table:table-cell table:formula="of:=[$VM_MULTI.B21]" office:value-type="float" office:value="1825.3921686747" calcext:value-type="float">
            <text:p>1825,3921686747</text:p>
          </table:table-cell>
          <table:table-cell table:formula="of:=[$APP_MULTI.B21]" office:value-type="float" office:value="978.447550034507" calcext:value-type="float">
            <text:p>978,44755003450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2]" office:value-type="float" office:value="200" calcext:value-type="float">
            <text:p>200</text:p>
          </table:table-cell>
          <table:table-cell table:formula="of:=[$VM_SINGLE.B22:$VM_SINGLE.B53]" office:value-type="float" office:value="1075.34555827221" calcext:value-type="float">
            <text:p>1075,34555827221</text:p>
          </table:table-cell>
          <table:table-cell table:formula="of:=[$APP_SINGLE.B24]" office:value-type="float" office:value="966.400977198697" calcext:value-type="float">
            <text:p>966,400977198697</text:p>
          </table:table-cell>
          <table:table-cell table:formula="of:=[$VM_MULTI.B22]" office:value-type="float" office:value="1069.68546637744" calcext:value-type="float">
            <text:p>1069,68546637744</text:p>
          </table:table-cell>
          <table:table-cell table:formula="of:=[$APP_MULTI.B22]" office:value-type="float" office:value="977.642530984997" calcext:value-type="float">
            <text:p>977,6425309849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3]" office:value-type="float" office:value="210" calcext:value-type="float">
            <text:p>210</text:p>
          </table:table-cell>
          <table:table-cell table:formula="of:=[$VM_SINGLE.B23:$VM_SINGLE.B54]" office:value-type="float" office:value="995.548705722071" calcext:value-type="float">
            <text:p>995,548705722071</text:p>
          </table:table-cell>
          <table:table-cell table:formula="of:=[$APP_SINGLE.B25]" office:value-type="float" office:value="991.253299002253" calcext:value-type="float">
            <text:p>991,253299002253</text:p>
          </table:table-cell>
          <table:table-cell table:formula="of:=[$VM_MULTI.B23]" office:value-type="float" office:value="1092.37251148545" calcext:value-type="float">
            <text:p>1092,37251148545</text:p>
          </table:table-cell>
          <table:table-cell table:formula="of:=[$APP_MULTI.B23]" office:value-type="float" office:value="991.945541184479" calcext:value-type="float">
            <text:p>991,9455411844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4]" office:value-type="float" office:value="220" calcext:value-type="float">
            <text:p>220</text:p>
          </table:table-cell>
          <table:table-cell table:formula="of:=[$VM_SINGLE.B24:$VM_SINGLE.B55]" office:value-type="float" office:value="973.828092959672" calcext:value-type="float">
            <text:p>973,828092959672</text:p>
          </table:table-cell>
          <table:table-cell table:formula="of:=[$APP_SINGLE.B26]" office:value-type="float" office:value="984.418873048201" calcext:value-type="float">
            <text:p>984,418873048201</text:p>
          </table:table-cell>
          <table:table-cell table:formula="of:=[$VM_MULTI.B24]" office:value-type="float" office:value="1070.294140625" calcext:value-type="float">
            <text:p>1070,294140625</text:p>
          </table:table-cell>
          <table:table-cell table:formula="of:=[$APP_MULTI.B24]" office:value-type="float" office:value="940.280679269465" calcext:value-type="float">
            <text:p>940,28067926946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5]" office:value-type="float" office:value="230" calcext:value-type="float">
            <text:p>230</text:p>
          </table:table-cell>
          <table:table-cell table:formula="of:=[$VM_SINGLE.B25:$VM_SINGLE.B56]" office:value-type="float" office:value="996.32729667435" calcext:value-type="float">
            <text:p>996,32729667435</text:p>
          </table:table-cell>
          <table:table-cell table:formula="of:=[$APP_SINGLE.B26]" office:value-type="float" office:value="984.418873048201" calcext:value-type="float">
            <text:p>984,418873048201</text:p>
          </table:table-cell>
          <table:table-cell table:formula="of:=[$VM_MULTI.B25]" office:value-type="float" office:value="1102.34389489954" calcext:value-type="float">
            <text:p>1102,34389489954</text:p>
          </table:table-cell>
          <table:table-cell table:formula="of:=[$APP_MULTI.B25]" office:value-type="float" office:value="968.870241641841" calcext:value-type="float">
            <text:p>968,87024164184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6]" office:value-type="float" office:value="240" calcext:value-type="float">
            <text:p>240</text:p>
          </table:table-cell>
          <table:table-cell table:formula="of:=[$VM_SINGLE.B26:$VM_SINGLE.B57]" office:value-type="float" office:value="1002.42442050278" calcext:value-type="float">
            <text:p>1002,42442050278</text:p>
          </table:table-cell>
          <table:table-cell table:formula="of:=[$APP_SINGLE.B28]" office:value-type="float" office:value="365.145510835913" calcext:value-type="float">
            <text:p>365,145510835913</text:p>
          </table:table-cell>
          <table:table-cell table:formula="of:=[$VM_MULTI.B26]" office:value-type="float" office:value="1060.97429906542" calcext:value-type="float">
            <text:p>1060,97429906542</text:p>
          </table:table-cell>
          <table:table-cell table:formula="of:=[$APP_MULTI.B26]" office:value-type="float" office:value="967.944658944659" calcext:value-type="float">
            <text:p>967,94465894465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7]" office:value-type="float" office:value="250" calcext:value-type="float">
            <text:p>250</text:p>
          </table:table-cell>
          <table:table-cell table:formula="of:=[$VM_SINGLE.B27:$VM_SINGLE.B58]" office:value-type="float" office:value="610.156238291495" calcext:value-type="float">
            <text:p>610,156238291495</text:p>
          </table:table-cell>
          <table:table-cell table:formula="of:=[$APP_SINGLE.B29]" office:value-type="float" office:value="361.295238095238" calcext:value-type="float">
            <text:p>361,295238095238</text:p>
          </table:table-cell>
          <table:table-cell table:formula="of:=[$VM_MULTI.B27]" office:value-type="float" office:value="716.290793072015" calcext:value-type="float">
            <text:p>716,290793072015</text:p>
          </table:table-cell>
          <table:table-cell table:formula="of:=[$APP_MULTI.B27]" office:value-type="float" office:value="398.820665083135" calcext:value-type="float">
            <text:p>398,8206650831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8]" office:value-type="float" office:value="260" calcext:value-type="float">
            <text:p>260</text:p>
          </table:table-cell>
          <table:table-cell table:formula="of:=[$VM_SINGLE.B28:$VM_SINGLE.B59]" office:value-type="float" office:value="365.933049535604" calcext:value-type="float">
            <text:p>365,933049535604</text:p>
          </table:table-cell>
          <table:table-cell table:formula="of:=[$APP_SINGLE.B30]" office:value-type="float" office:value="391.674019607843" calcext:value-type="float">
            <text:p>391,674019607843</text:p>
          </table:table-cell>
          <table:table-cell table:formula="of:=[$VM_MULTI.B28]" office:value-type="float" office:value="452.733630952381" calcext:value-type="float">
            <text:p>452,733630952381</text:p>
          </table:table-cell>
          <table:table-cell table:formula="of:=[$APP_MULTI.B28]" office:value-type="float" office:value="540.487938596491" calcext:value-type="float">
            <text:p>540,48793859649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29]" office:value-type="float" office:value="270" calcext:value-type="float">
            <text:p>270</text:p>
          </table:table-cell>
          <table:table-cell table:formula="of:=[$VM_SINGLE.B29:$VM_SINGLE.B60]" office:value-type="float" office:value="364.232860972807" calcext:value-type="float">
            <text:p>364,232860972807</text:p>
          </table:table-cell>
          <table:table-cell table:formula="of:=[$APP_SINGLE.B31]" office:value-type="float" office:value="636.472955145119" calcext:value-type="float">
            <text:p>636,472955145119</text:p>
          </table:table-cell>
          <table:table-cell table:formula="of:=[$VM_MULTI.B29]" office:value-type="float" office:value="589.273561811506" calcext:value-type="float">
            <text:p>589,273561811506</text:p>
          </table:table-cell>
          <table:table-cell table:formula="of:=[$APP_MULTI.B29]" office:value-type="float" office:value="687.931707317073" calcext:value-type="float">
            <text:p>687,93170731707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30]" office:value-type="float" office:value="280" calcext:value-type="float">
            <text:p>280</text:p>
          </table:table-cell>
          <table:table-cell table:formula="of:=[$VM_SINGLE.B30:$VM_SINGLE.B61]" office:value-type="float" office:value="528.024298056156" calcext:value-type="float">
            <text:p>528,024298056156</text:p>
          </table:table-cell>
          <table:table-cell table:formula="of:=[$APP_SINGLE.B32]" office:value-type="float" office:value="659.283711615487" calcext:value-type="float">
            <text:p>659,283711615487</text:p>
          </table:table-cell>
          <table:table-cell table:formula="of:=[$VM_MULTI.B30]" office:value-type="float" office:value="661.587694483734" calcext:value-type="float">
            <text:p>661,587694483734</text:p>
          </table:table-cell>
          <table:table-cell table:formula="of:=[$APP_MULTI.B30]" office:value-type="float" office:value="645.199592668025" calcext:value-type="float">
            <text:p>645,19959266802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31]" office:value-type="float" office:value="290" calcext:value-type="float">
            <text:p>290</text:p>
          </table:table-cell>
          <table:table-cell table:formula="of:=[$VM_SINGLE.B31:$VM_SINGLE.B62]" office:value-type="float" office:value="688.751638747269" calcext:value-type="float">
            <text:p>688,751638747269</text:p>
          </table:table-cell>
          <table:table-cell table:formula="of:=[$APP_SINGLE.B33]" office:value-type="float" office:value="653.280027453672" calcext:value-type="float">
            <text:p>653,280027453672</text:p>
          </table:table-cell>
          <table:table-cell table:formula="of:=[$VM_MULTI.B31]" office:value-type="float" office:value="677.281593406593" calcext:value-type="float">
            <text:p>677,281593406593</text:p>
          </table:table-cell>
          <table:table-cell table:formula="of:=[$APP_MULTI.B31]" office:value-type="float" office:value="661.576" calcext:value-type="float">
            <text:p>661,5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32]" office:value-type="float" office:value="300" calcext:value-type="float">
            <text:p>300</text:p>
          </table:table-cell>
          <table:table-cell table:formula="of:=[$VM_SINGLE.B32:$VM_SINGLE.B63]" office:value-type="float" office:value="688.213170400543" calcext:value-type="float">
            <text:p>688,213170400543</text:p>
          </table:table-cell>
          <table:table-cell table:formula="of:=[$APP_SINGLE.B34]" office:value-type="float" office:value="686.561943874059" calcext:value-type="float">
            <text:p>686,561943874059</text:p>
          </table:table-cell>
          <table:table-cell table:formula="of:=[$VM_MULTI.B32]" office:value-type="float" office:value="681.305695746215" calcext:value-type="float">
            <text:p>681,305695746215</text:p>
          </table:table-cell>
          <table:table-cell table:formula="of:=[$APP_MULTI.B32]" office:value-type="float" office:value="667.329022988506" calcext:value-type="float">
            <text:p>667,3290229885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$NO_REACTION.A33]" office:value-type="float" office:value="310" calcext:value-type="float">
            <text:p>310</text:p>
          </table:table-cell>
          <table:table-cell table:formula="of:=[$VM_SINGLE.B33:$VM_SINGLE.B64]" office:value-type="float" office:value="645.947622329428" calcext:value-type="float">
            <text:p>645,947622329428</text:p>
          </table:table-cell>
          <table:table-cell table:formula="of:=[$APP_SINGLE.B35]" office:value-type="float" office:value="649.148347943358" calcext:value-type="float">
            <text:p>649,148347943358</text:p>
          </table:table-cell>
          <table:table-cell table:formula="of:=[$VM_MULTI.B33]" office:value-type="float" office:value="692.888342696629" calcext:value-type="float">
            <text:p>692,888342696629</text:p>
          </table:table-cell>
          <table:table-cell table:formula="of:=[$APP_MULTI.B33]" office:value-type="float" office:value="670.522214627478" calcext:value-type="float">
            <text:p>670,5222146274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</table:table>
      <table:table table:name="All" table:style-name="ta1">
        <table:table-column table:style-name="co20" table:number-columns-repeated="2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FF</text:p>
          </table:table-cell>
          <table:table-cell office:value-type="string" calcext:value-type="string">
            <text:p>VM_SINGLE</text:p>
          </table:table-cell>
          <table:table-cell office:value-type="string" calcext:value-type="string">
            <text:p>APP_SINGLE</text:p>
          </table:table-cell>
          <table:table-cell office:value-type="string" calcext:value-type="string">
            <text:p>VM_MULTI</text:p>
          </table:table-cell>
          <table:table-cell office:value-type="string" calcext:value-type="string">
            <text:p>APP_MULTI</text:p>
          </table:table-cell>
          <table:table-cell table:number-columns-repeated="2"/>
          <table:table-cell table:style-name="ce4" office:value-type="string" calcext:value-type="string" table:number-columns-spanned="3" table:number-rows-spanned="1">
            <text:p>VM_SINGLE = APP_SINGLE</text:p>
          </table:table-cell>
          <table:covered-table-cell table:number-columns-repeated="2" table:style-name="ce8"/>
          <table:table-cell table:number-columns-repeated="10"/>
        </table:table-row>
        <table:table-row table:style-name="ro1">
          <table:table-cell table:formula="of:=[$NO_REACTION.A27]-[$NO_REACTION.A9]" office:value-type="float" office:value="180" calcext:value-type="float">
            <text:p>180</text:p>
          </table:table-cell>
          <table:table-cell table:formula="of:=[$VM_SINGLE.A21]-[$VM_SINGLE.A9]" office:value-type="float" office:value="120" calcext:value-type="float">
            <text:p>120</text:p>
          </table:table-cell>
          <table:table-cell table:formula="of:=[$APP_SINGLE.A14]-[$APP_SINGLE.A10]" office:value-type="float" office:value="40" calcext:value-type="float">
            <text:p>40</text:p>
          </table:table-cell>
          <table:table-cell table:formula="of:=[$VM_MULTI.A22]-[$VM_MULTI.A9]" office:value-type="float" office:value="130" calcext:value-type="float">
            <text:p>130</text:p>
          </table:table-cell>
          <table:table-cell table:formula="of:=[$APP_MULTI.A11]-[$APP_MULTI.A9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8" office:value-type="string" calcext:value-type="string">
            <text:p>alpha</text:p>
          </table:table-cell>
          <table:table-cell table:style-name="ce8" office:value-type="string" calcext:value-type="string">
            <text:p>p-value</text:p>
          </table:table-cell>
          <table:table-cell table:style-name="ce8" office:value-type="string" calcext:value-type="string">
            <text:p>t-value</text:p>
          </table:table-cell>
          <table:table-cell table:number-columns-repeated="10"/>
        </table:table-row>
        <table:table-row table:style-name="ro1">
          <table:table-cell table:formula="of:=[$NO_REACTION.A58]-[$NO_REACTION.A40]" office:value-type="float" office:value="180" calcext:value-type="float">
            <text:p>180</text:p>
          </table:table-cell>
          <table:table-cell table:formula="of:=[$VM_SINGLE.A51]-[$VM_SINGLE.A40]" office:value-type="float" office:value="110" calcext:value-type="float">
            <text:p>110</text:p>
          </table:table-cell>
          <table:table-cell table:formula="of:=[$APP_SINGLE.A43]-[$APP_SINGLE.A40]" office:value-type="float" office:value="30" calcext:value-type="float">
            <text:p>30</text:p>
          </table:table-cell>
          <table:table-cell table:formula="of:=[$VM_MULTI.A48]-[$VM_MULTI.A37]" office:value-type="float" office:value="110" calcext:value-type="float">
            <text:p>110</text:p>
          </table:table-cell>
          <table:table-cell table:formula="of:=[$APP_MULTI.A38]-[$APP_MULTI.A36]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0.05</text:p>
          </table:table-cell>
          <table:table-cell table:style-name="ce6" office:value-type="string" calcext:value-type="string">
            <text:p>&lt; 0.00001</text:p>
          </table:table-cell>
          <table:table-cell table:style-name="ce6" office:value-type="string" calcext:value-type="string">
            <text:p>18.5</text:p>
          </table:table-cell>
          <table:table-cell table:number-columns-repeated="10"/>
        </table:table-row>
        <table:table-row table:style-name="ro1">
          <table:table-cell table:formula="of:=[$NO_REACTION.A88]-[$NO_REACTION.A70]" office:value-type="float" office:value="180" calcext:value-type="float">
            <text:p>180</text:p>
          </table:table-cell>
          <table:table-cell table:formula="of:=[$VM_SINGLE.A81]-[$VM_SINGLE.A70]" office:value-type="float" office:value="110" calcext:value-type="float">
            <text:p>110</text:p>
          </table:table-cell>
          <table:table-cell table:formula="of:=[$APP_SINGLE.A73]-[$APP_SINGLE.A70]" office:value-type="float" office:value="30" calcext:value-type="float">
            <text:p>30</text:p>
          </table:table-cell>
          <table:table-cell table:formula="of:=[$VM_MULTI.A77]-[$VM_MULTI.A64]" office:value-type="float" office:value="130" calcext:value-type="float">
            <text:p>130</text:p>
          </table:table-cell>
          <table:table-cell table:formula="of:=[$APP_MULTI.A65]-[$APP_MULTI.A63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 table:number-columns-spanned="3" table:number-rows-spanned="1">
            <text:p>Significant difference</text:p>
          </table:table-cell>
          <table:covered-table-cell table:number-columns-repeated="2" table:style-name="ce8"/>
          <table:table-cell table:number-columns-repeated="10"/>
        </table:table-row>
        <table:table-row table:style-name="ro1">
          <table:table-cell table:formula="of:=[$NO_REACTION.A119]-[$NO_REACTION.A100]" office:value-type="float" office:value="190" calcext:value-type="float">
            <text:p>190</text:p>
          </table:table-cell>
          <table:table-cell table:formula="of:=[$VM_SINGLE.A111]-[$VM_SINGLE.A100]" office:value-type="float" office:value="110" calcext:value-type="float">
            <text:p>110</text:p>
          </table:table-cell>
          <table:table-cell table:formula="of:=[$APP_SINGLE.A104]-[$APP_SINGLE.A100]" office:value-type="float" office:value="40" calcext:value-type="float">
            <text:p>40</text:p>
          </table:table-cell>
          <table:table-cell table:formula="of:=[$VM_MULTI.A103]-[$VM_MULTI.A91]" office:value-type="float" office:value="120" calcext:value-type="float">
            <text:p>120</text:p>
          </table:table-cell>
          <table:table-cell table:formula="of:=[$APP_MULTI.A92]-[$APP_MULTI.A90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formula="of:=[$NO_REACTION.A149]-[$NO_REACTION.A131]" office:value-type="float" office:value="180" calcext:value-type="float">
            <text:p>180</text:p>
          </table:table-cell>
          <table:table-cell table:formula="of:=[$VM_SINGLE.A141]-[$VM_SINGLE.A131]" office:value-type="float" office:value="100" calcext:value-type="float">
            <text:p>100</text:p>
          </table:table-cell>
          <table:table-cell table:formula="of:=[$APP_SINGLE.A104]-[$APP_SINGLE.A100]" office:value-type="float" office:value="40" calcext:value-type="float">
            <text:p>40</text:p>
          </table:table-cell>
          <table:table-cell table:formula="of:=[$VM_MULTI.A131]-[$VM_MULTI.A119]" office:value-type="float" office:value="120" calcext:value-type="float">
            <text:p>120</text:p>
          </table:table-cell>
          <table:table-cell table:formula="of:=[$APP_MULTI.A119]-[$APP_MULTI.A117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4" office:value-type="string" calcext:value-type="string" table:number-columns-spanned="3" table:number-rows-spanned="1">
            <text:p>VM_MULTI = APP_MULTI</text:p>
          </table:table-cell>
          <table:covered-table-cell table:number-columns-repeated="2" table:style-name="ce8"/>
          <table:table-cell table:number-columns-repeated="10"/>
        </table:table-row>
        <table:table-row table:style-name="ro1">
          <table:table-cell table:number-columns-repeated="7"/>
          <table:table-cell table:style-name="ce8" office:value-type="string" calcext:value-type="string">
            <text:p>alpha</text:p>
          </table:table-cell>
          <table:table-cell table:style-name="ce8" office:value-type="string" calcext:value-type="string">
            <text:p>p-value</text:p>
          </table:table-cell>
          <table:table-cell table:style-name="ce8" office:value-type="string" calcext:value-type="string">
            <text:p>t-value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6" office:value-type="string" calcext:value-type="string">
            <text:p>0.05</text:p>
          </table:table-cell>
          <table:table-cell table:style-name="ce6" office:value-type="string" calcext:value-type="string">
            <text:p>&lt; 0.00001</text:p>
          </table:table-cell>
          <table:table-cell table:style-name="ce6" office:value-type="string" calcext:value-type="string">
            <text:p>27.26065 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7" office:value-type="string" calcext:value-type="string" table:number-columns-spanned="3" table:number-rows-spanned="1">
            <text:p>Significant difference</text:p>
          </table:table-cell>
          <table:covered-table-cell table:number-columns-repeated="2" table:style-name="ce8"/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3" table:number-rows-spanned="1">
            <text:p>VM_MULTI = VM_MULTI</text:p>
          </table:table-cell>
          <table:covered-table-cell table:number-columns-repeated="2" table:style-name="ce8"/>
          <table:table-cell table:style-name="ce14"/>
          <table:table-cell table:style-name="ce15" table:number-columns-repeated="2"/>
          <table:table-cell table:style-name="ce16"/>
          <table:table-cell table:number-columns-repeated="6"/>
        </table:table-row>
        <table:table-row table:style-name="ro1">
          <table:table-cell table:number-columns-repeated="7"/>
          <table:table-cell table:style-name="ce8" office:value-type="string" calcext:value-type="string">
            <text:p>alpha</text:p>
          </table:table-cell>
          <table:table-cell table:style-name="ce8" office:value-type="string" calcext:value-type="string">
            <text:p>p-value</text:p>
          </table:table-cell>
          <table:table-cell table:style-name="ce8" office:value-type="string" calcext:value-type="string">
            <text:p>t-value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6" office:value-type="string" calcext:value-type="string">
            <text:p>0.05</text:p>
          </table:table-cell>
          <table:table-cell table:style-name="ce6" office:value-type="string" calcext:value-type="string">
            <text:p>0.019984 </text:p>
          </table:table-cell>
          <table:table-cell table:style-name="ce6" office:value-type="string" calcext:value-type="string">
            <text:p>-2.44949 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7" office:value-type="string" calcext:value-type="string" table:number-columns-spanned="3" table:number-rows-spanned="1">
            <text:p>Significant difference</text:p>
          </table:table-cell>
          <table:covered-table-cell table:number-columns-repeated="2" table:style-name="ce8"/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table:style-name="ce4" office:value-type="string" calcext:value-type="string" table:number-columns-spanned="3" table:number-rows-spanned="1">
            <text:p>APP_MULTI = APP_MULTI</text:p>
          </table:table-cell>
          <table:covered-table-cell table:number-columns-repeated="2" table:style-name="ce8"/>
          <table:table-cell table:number-columns-repeated="10"/>
        </table:table-row>
        <table:table-row table:style-name="ro1">
          <table:table-cell table:number-columns-repeated="7"/>
          <table:table-cell table:style-name="ce8" office:value-type="string" calcext:value-type="string">
            <text:p>alpha</text:p>
          </table:table-cell>
          <table:table-cell table:style-name="ce8" office:value-type="string" calcext:value-type="string">
            <text:p>p-value</text:p>
          </table:table-cell>
          <table:table-cell table:style-name="ce8" office:value-type="string" calcext:value-type="string">
            <text:p>t-value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6" office:value-type="string" calcext:value-type="string">
            <text:p>0.05</text:p>
          </table:table-cell>
          <table:table-cell table:style-name="ce6" office:value-type="string" calcext:value-type="string">
            <text:p> 0.000091 </text:p>
          </table:table-cell>
          <table:table-cell table:style-name="ce6" office:value-type="string" calcext:value-type="string">
            <text:p>-6.53197 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7" office:value-type="string" calcext:value-type="string" table:number-columns-spanned="3" table:number-rows-spanned="1">
            <text:p>Significant difference</text:p>
          </table:table-cell>
          <table:covered-table-cell table:number-columns-repeated="2" table:style-name="ce8"/>
          <table:table-cell table:number-columns-repeated="10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10"/>
          <table:table-cell table:style-name="ce12" office:value-type="string" calcext:value-type="string" table:number-columns-spanned="2" table:number-rows-spanned="1">
            <text:p>OFF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CG_SC</text:p>
          </table:table-cell>
          <table:covered-table-cell table:style-name="ce26"/>
          <table:table-cell table:style-name="ce12" office:value-type="string" calcext:value-type="string" table:number-columns-spanned="2" table:number-rows-spanned="1">
            <text:p>FG_SG</text:p>
          </table:table-cell>
          <table:covered-table-cell table:style-name="ce30"/>
          <table:table-cell table:style-name="ce22" office:value-type="string" calcext:value-type="string" table:number-columns-spanned="2" table:number-rows-spanned="1">
            <text:p>CG_MC</text:p>
          </table:table-cell>
          <table:covered-table-cell table:style-name="ce26"/>
          <table:table-cell table:style-name="ce12" office:value-type="string" calcext:value-type="string" table:number-columns-spanned="2" table:number-rows-spanned="1">
            <text:p>FG_MC</text:p>
          </table:table-cell>
          <table:covered-table-cell table:style-name="ce3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oluna 1</text:span></text:p>
          </table:table-cell>
          <table:table-cell table:number-columns-repeated="7"/>
          <table:table-cell table:style-name="ce13" office:value-type="string" calcext:value-type="string">
            <text:p>Média</text:p>
          </table:table-cell>
          <table:table-cell table:style-name="ce20" table:formula="of:=AVERAGE([.$A$2:.$A$6])" office:value-type="float" office:value="182" calcext:value-type="float">
            <text:p>182</text:p>
          </table:table-cell>
          <table:table-cell table:style-name="ce23" office:value-type="string" calcext:value-type="string">
            <text:p>Média</text:p>
          </table:table-cell>
          <table:table-cell table:style-name="ce27" table:formula="of:=AVERAGE([.$B2:.$B6])" office:value-type="float" office:value="110" calcext:value-type="float">
            <text:p>110,00</text:p>
          </table:table-cell>
          <table:table-cell table:style-name="ce13" office:value-type="string" calcext:value-type="string">
            <text:p>Média</text:p>
          </table:table-cell>
          <table:table-cell table:style-name="ce20" table:formula="of:=AVERAGE([.$F$2:.$F$6])" office:value-type="float" office:value="22" calcext:value-type="float">
            <text:p>22</text:p>
          </table:table-cell>
          <table:table-cell table:style-name="ce23" office:value-type="string" calcext:value-type="string">
            <text:p>Média</text:p>
          </table:table-cell>
          <table:table-cell table:style-name="ce28" table:formula="of:=AVERAGE([.$D$2:.$D$6])" office:value-type="float" office:value="122" calcext:value-type="float">
            <text:p>122</text:p>
          </table:table-cell>
          <table:table-cell table:style-name="ce13" office:value-type="string" calcext:value-type="string">
            <text:p>Média</text:p>
          </table:table-cell>
          <table:table-cell table:style-name="ce20" table:formula="of:=AVERAGE([.$C$2:.$C$6])" office:value-type="float" office:value="36" calcext:value-type="float">
            <text:p>36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Erro padrão</text:p>
          </table:table-cell>
          <table:table-cell table:style-name="ce20" table:formula="of:=SQRT(VAR([.$A$2:.$A$6])/COUNT([.$A$2:.$A$6]))" office:value-type="float" office:value="2" calcext:value-type="float">
            <text:p>2</text:p>
          </table:table-cell>
          <table:table-cell table:style-name="ce23" office:value-type="string" calcext:value-type="string">
            <text:p>Erro padrão</text:p>
          </table:table-cell>
          <table:table-cell table:style-name="ce28" table:formula="of:=SQRT(VAR([.$B$2:.$B$6])/COUNT([.$B$2:.$B$6]))" office:value-type="float" office:value="3.16227766016838" calcext:value-type="float">
            <text:p>3,16227766016838</text:p>
          </table:table-cell>
          <table:table-cell table:style-name="ce13" office:value-type="string" calcext:value-type="string">
            <text:p>Erro padrão</text:p>
          </table:table-cell>
          <table:table-cell table:style-name="ce20" table:formula="of:=SQRT(VAR([.$F$2:.$F$6])/COUNT([.$F$2:.$F$6]))" office:value-type="float" office:value="2" calcext:value-type="float">
            <text:p>2</text:p>
          </table:table-cell>
          <table:table-cell table:style-name="ce23" office:value-type="string" calcext:value-type="string">
            <text:p>Erro padrão</text:p>
          </table:table-cell>
          <table:table-cell table:style-name="ce28" table:formula="of:=SQRT(VAR([.$D$2:.$D$6])/COUNT([.$D$2:.$D$6]))" office:value-type="float" office:value="3.74165738677394" calcext:value-type="float">
            <text:p>3,74165738677394</text:p>
          </table:table-cell>
          <table:table-cell table:style-name="ce13" office:value-type="string" calcext:value-type="string">
            <text:p>Erro padrão</text:p>
          </table:table-cell>
          <table:table-cell table:style-name="ce20" table:formula="of:=SQRT(VAR([.$C$2:.$C$6])/COUNT([.$C$2:.$C$6]))" office:value-type="float" office:value="2.44948974278318" calcext:value-type="float">
            <text:p>2,44948974278318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Modo</text:p>
          </table:table-cell>
          <table:table-cell table:style-name="ce20" table:formula="of:=MODE([.$A$2:.$A$6])" office:value-type="float" office:value="180" calcext:value-type="float">
            <text:p>180</text:p>
          </table:table-cell>
          <table:table-cell table:style-name="ce23" office:value-type="string" calcext:value-type="string">
            <text:p>Modo</text:p>
          </table:table-cell>
          <table:table-cell table:style-name="ce28" table:formula="of:=MODE([.$B$2:.$B$6])" office:value-type="float" office:value="110" calcext:value-type="float">
            <text:p>110</text:p>
          </table:table-cell>
          <table:table-cell table:style-name="ce13" office:value-type="string" calcext:value-type="string">
            <text:p>Modo</text:p>
          </table:table-cell>
          <table:table-cell table:style-name="ce20" table:formula="of:=MODE([.$F$2:.$F$6])" office:value-type="float" office:value="20" calcext:value-type="float">
            <text:p>20</text:p>
          </table:table-cell>
          <table:table-cell table:style-name="ce23" office:value-type="string" calcext:value-type="string">
            <text:p>Modo</text:p>
          </table:table-cell>
          <table:table-cell table:style-name="ce28" table:formula="of:=MODE([.$D$2:.$D$6])" office:value-type="float" office:value="120" calcext:value-type="float">
            <text:p>120</text:p>
          </table:table-cell>
          <table:table-cell table:style-name="ce13" office:value-type="string" calcext:value-type="string">
            <text:p>Modo</text:p>
          </table:table-cell>
          <table:table-cell table:style-name="ce20" table:formula="of:=MODE([.$C$2:.$C$6]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Mediana</text:p>
          </table:table-cell>
          <table:table-cell table:style-name="ce20" table:formula="of:=MEDIAN([.$A$2:.$A$6])" office:value-type="float" office:value="180" calcext:value-type="float">
            <text:p>180</text:p>
          </table:table-cell>
          <table:table-cell table:style-name="ce23" office:value-type="string" calcext:value-type="string">
            <text:p>Mediana</text:p>
          </table:table-cell>
          <table:table-cell table:style-name="ce28" table:formula="of:=MEDIAN([.$B$2:.$B$6])" office:value-type="float" office:value="110" calcext:value-type="float">
            <text:p>110</text:p>
          </table:table-cell>
          <table:table-cell table:style-name="ce13" office:value-type="string" calcext:value-type="string">
            <text:p>Mediana</text:p>
          </table:table-cell>
          <table:table-cell table:style-name="ce20" table:formula="of:=MEDIAN([.$F$2:.$F$6])" office:value-type="float" office:value="20" calcext:value-type="float">
            <text:p>20</text:p>
          </table:table-cell>
          <table:table-cell table:style-name="ce23" office:value-type="string" calcext:value-type="string">
            <text:p>Mediana</text:p>
          </table:table-cell>
          <table:table-cell table:style-name="ce28" table:formula="of:=MEDIAN([.$D$2:.$D$6])" office:value-type="float" office:value="120" calcext:value-type="float">
            <text:p>120</text:p>
          </table:table-cell>
          <table:table-cell table:style-name="ce13" office:value-type="string" calcext:value-type="string">
            <text:p>Mediana</text:p>
          </table:table-cell>
          <table:table-cell table:style-name="ce20" table:formula="of:=MEDIAN([.$C$2:.$C$6]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Primeiro quartil</text:p>
          </table:table-cell>
          <table:table-cell table:style-name="ce20" table:formula="of:=QUARTILE([.$A$2:.$A$6]; 1)" office:value-type="float" office:value="180" calcext:value-type="float">
            <text:p>180</text:p>
          </table:table-cell>
          <table:table-cell table:style-name="ce23" office:value-type="string" calcext:value-type="string">
            <text:p>Primeiro quartil</text:p>
          </table:table-cell>
          <table:table-cell table:style-name="ce28" table:formula="of:=QUARTILE([.$B$2:.$B$6]; 1)" office:value-type="float" office:value="110" calcext:value-type="float">
            <text:p>110</text:p>
          </table:table-cell>
          <table:table-cell table:style-name="ce13" office:value-type="string" calcext:value-type="string">
            <text:p>Primeiro quartil</text:p>
          </table:table-cell>
          <table:table-cell table:style-name="ce20" table:formula="of:=QUARTILE([.$F$2:.$F$6]; 1)" office:value-type="float" office:value="20" calcext:value-type="float">
            <text:p>20</text:p>
          </table:table-cell>
          <table:table-cell table:style-name="ce23" office:value-type="string" calcext:value-type="string">
            <text:p>Primeiro quartil</text:p>
          </table:table-cell>
          <table:table-cell table:style-name="ce28" table:formula="of:=QUARTILE([.$D$2:.$D$6]; 1)" office:value-type="float" office:value="120" calcext:value-type="float">
            <text:p>120</text:p>
          </table:table-cell>
          <table:table-cell table:style-name="ce13" office:value-type="string" calcext:value-type="string">
            <text:p>Primeiro quartil</text:p>
          </table:table-cell>
          <table:table-cell table:style-name="ce20" table:formula="of:=QUARTILE([.$C$2:.$C$6]; 1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Terceiro quartil</text:p>
          </table:table-cell>
          <table:table-cell table:style-name="ce20" table:formula="of:=QUARTILE([.$A$2:.$A$6]; 3)" office:value-type="float" office:value="180" calcext:value-type="float">
            <text:p>180</text:p>
          </table:table-cell>
          <table:table-cell table:style-name="ce23" office:value-type="string" calcext:value-type="string">
            <text:p>Terceiro quartil</text:p>
          </table:table-cell>
          <table:table-cell table:style-name="ce28" table:formula="of:=QUARTILE([.$B$2:.$B$6]; 3)" office:value-type="float" office:value="110" calcext:value-type="float">
            <text:p>110</text:p>
          </table:table-cell>
          <table:table-cell table:style-name="ce13" office:value-type="string" calcext:value-type="string">
            <text:p>Terceiro quartil</text:p>
          </table:table-cell>
          <table:table-cell table:style-name="ce20" table:formula="of:=QUARTILE([.$F$2:.$F$6]; 3)" office:value-type="float" office:value="20" calcext:value-type="float">
            <text:p>20</text:p>
          </table:table-cell>
          <table:table-cell table:style-name="ce23" office:value-type="string" calcext:value-type="string">
            <text:p>Terceiro quartil</text:p>
          </table:table-cell>
          <table:table-cell table:style-name="ce28" table:formula="of:=QUARTILE([.$D$2:.$D$6]; 3)" office:value-type="float" office:value="130" calcext:value-type="float">
            <text:p>130</text:p>
          </table:table-cell>
          <table:table-cell table:style-name="ce13" office:value-type="string" calcext:value-type="string">
            <text:p>Terceiro quartil</text:p>
          </table:table-cell>
          <table:table-cell table:style-name="ce20" table:formula="of:=QUARTILE([.$C$2:.$C$6]; 3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Variância</text:p>
          </table:table-cell>
          <table:table-cell table:style-name="ce20" table:formula="of:=VAR([.$A$2:.$A$6])" office:value-type="float" office:value="20" calcext:value-type="float">
            <text:p>20</text:p>
          </table:table-cell>
          <table:table-cell table:style-name="ce23" office:value-type="string" calcext:value-type="string">
            <text:p>Variância</text:p>
          </table:table-cell>
          <table:table-cell table:style-name="ce28" table:formula="of:=VAR([.$B$2:.$B$6])" office:value-type="float" office:value="50" calcext:value-type="float">
            <text:p>50</text:p>
          </table:table-cell>
          <table:table-cell table:style-name="ce13" office:value-type="string" calcext:value-type="string">
            <text:p>Variância</text:p>
          </table:table-cell>
          <table:table-cell table:style-name="ce20" table:formula="of:=VAR([.$F$2:.$F$6])" office:value-type="float" office:value="20" calcext:value-type="float">
            <text:p>20</text:p>
          </table:table-cell>
          <table:table-cell table:style-name="ce23" office:value-type="string" calcext:value-type="string">
            <text:p>Variância</text:p>
          </table:table-cell>
          <table:table-cell table:style-name="ce28" table:formula="of:=VAR([.$D$2:.$D$6])" office:value-type="float" office:value="70" calcext:value-type="float">
            <text:p>70</text:p>
          </table:table-cell>
          <table:table-cell table:style-name="ce13" office:value-type="string" calcext:value-type="string">
            <text:p>Variância</text:p>
          </table:table-cell>
          <table:table-cell table:style-name="ce20" table:formula="of:=VAR([.$C$2:.$C$6]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Desvio padrão</text:p>
          </table:table-cell>
          <table:table-cell table:style-name="ce20" table:formula="of:=STDEV([.$A$2:.$A$6])" office:value-type="float" office:value="4.47213595499958" calcext:value-type="float">
            <text:p>4,47213595499958</text:p>
          </table:table-cell>
          <table:table-cell table:style-name="ce23" office:value-type="string" calcext:value-type="string">
            <text:p>Desvio padrão</text:p>
          </table:table-cell>
          <table:table-cell table:style-name="ce28" table:formula="of:=STDEV([.$B$2:.$B$6])" office:value-type="float" office:value="7.07106781186548" calcext:value-type="float">
            <text:p>7,07106781186548</text:p>
          </table:table-cell>
          <table:table-cell table:style-name="ce13" office:value-type="string" calcext:value-type="string">
            <text:p>Desvio padrão</text:p>
          </table:table-cell>
          <table:table-cell table:style-name="ce20" table:formula="of:=STDEV([.$F$2:.$F$6])" office:value-type="float" office:value="4.47213595499958" calcext:value-type="float">
            <text:p>4,47213595499958</text:p>
          </table:table-cell>
          <table:table-cell table:style-name="ce23" office:value-type="string" calcext:value-type="string">
            <text:p>Desvio padrão</text:p>
          </table:table-cell>
          <table:table-cell table:style-name="ce28" table:formula="of:=STDEV([.$D$2:.$D$6])" office:value-type="float" office:value="8.36660026534076" calcext:value-type="float">
            <text:p>8,36660026534076</text:p>
          </table:table-cell>
          <table:table-cell table:style-name="ce13" office:value-type="string" calcext:value-type="string">
            <text:p>Desvio padrão</text:p>
          </table:table-cell>
          <table:table-cell table:style-name="ce20" table:formula="of:=STDEV([.$C$2:.$C$6])" office:value-type="float" office:value="5.47722557505166" calcext:value-type="float">
            <text:p>5,47722557505166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Curtose</text:p>
          </table:table-cell>
          <table:table-cell table:style-name="ce20" table:formula="of:=KURT([.$A$2:.$A$6])" office:value-type="float" office:value="5" calcext:value-type="float">
            <text:p>5</text:p>
          </table:table-cell>
          <table:table-cell table:style-name="ce23" office:value-type="string" calcext:value-type="string">
            <text:p>Curtose</text:p>
          </table:table-cell>
          <table:table-cell table:style-name="ce28" table:formula="of:=KURT([.$B$2:.$B$6])" office:value-type="float" office:value="2" calcext:value-type="float">
            <text:p>2</text:p>
          </table:table-cell>
          <table:table-cell table:style-name="ce13" office:value-type="string" calcext:value-type="string">
            <text:p>Curtose</text:p>
          </table:table-cell>
          <table:table-cell table:style-name="ce20" table:formula="of:=KURT([.$F$2:.$F$6])" office:value-type="float" office:value="4.99999999999999" calcext:value-type="float">
            <text:p>4,99999999999999</text:p>
          </table:table-cell>
          <table:table-cell table:style-name="ce23" office:value-type="string" calcext:value-type="string">
            <text:p>Curtose</text:p>
          </table:table-cell>
          <table:table-cell table:style-name="ce28" table:formula="of:=KURT([.$D$2:.$D$6])" office:value-type="float" office:value="-0.612244897959185" calcext:value-type="float">
            <text:p>-0,612244897959185</text:p>
          </table:table-cell>
          <table:table-cell table:style-name="ce13" office:value-type="string" calcext:value-type="string">
            <text:p>Curtose</text:p>
          </table:table-cell>
          <table:table-cell table:style-name="ce20" table:formula="of:=KURT([.$C$2:.$C$6])" office:value-type="float" office:value="-3.33333333333333" calcext:value-type="float">
            <text:p>-3,33333333333333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Inclinação</text:p>
          </table:table-cell>
          <table:table-cell table:style-name="ce20" table:formula="of:=SKEW([.$A$2:.$A$6])" office:value-type="float" office:value="2.23606797749979" calcext:value-type="float">
            <text:p>2,23606797749979</text:p>
          </table:table-cell>
          <table:table-cell table:style-name="ce23" office:value-type="string" calcext:value-type="string">
            <text:p>Inclinação</text:p>
          </table:table-cell>
          <table:table-cell table:style-name="ce28" table:formula="of:=SKEW([.$B$2:.$B$6])" office:value-type="float" office:value="0" calcext:value-type="float">
            <text:p>0</text:p>
          </table:table-cell>
          <table:table-cell table:style-name="ce13" office:value-type="string" calcext:value-type="string">
            <text:p>Inclinação</text:p>
          </table:table-cell>
          <table:table-cell table:style-name="ce20" table:formula="of:=SKEW([.$F$2:.$F$6])" office:value-type="float" office:value="2.23606797749979" calcext:value-type="float">
            <text:p>2,23606797749979</text:p>
          </table:table-cell>
          <table:table-cell table:style-name="ce23" office:value-type="string" calcext:value-type="string">
            <text:p>Inclinação</text:p>
          </table:table-cell>
          <table:table-cell table:style-name="ce28" table:formula="of:=SKEW([.$D$2:.$D$6])" office:value-type="float" office:value="-0.512240832571883" calcext:value-type="float">
            <text:p>-0,512240832571883</text:p>
          </table:table-cell>
          <table:table-cell table:style-name="ce13" office:value-type="string" calcext:value-type="string">
            <text:p>Inclinação</text:p>
          </table:table-cell>
          <table:table-cell table:style-name="ce20" table:formula="of:=SKEW([.$C$2:.$C$6])" office:value-type="float" office:value="-0.608580619450184" calcext:value-type="float">
            <text:p>-0,608580619450184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Intervalo</text:p>
          </table:table-cell>
          <table:table-cell table:style-name="ce20" table:formula="of:=MAX([.$A$2:.$A$6])-MIN([.$A$2:.$A$6])" office:value-type="float" office:value="10" calcext:value-type="float">
            <text:p>10</text:p>
          </table:table-cell>
          <table:table-cell table:style-name="ce23" office:value-type="string" calcext:value-type="string">
            <text:p>Intervalo</text:p>
          </table:table-cell>
          <table:table-cell table:style-name="ce28" table:formula="of:=MAX([.$B$2:.$B$6])-MIN([.$B$2:.$B$6])" office:value-type="float" office:value="20" calcext:value-type="float">
            <text:p>20</text:p>
          </table:table-cell>
          <table:table-cell table:style-name="ce13" office:value-type="string" calcext:value-type="string">
            <text:p>Intervalo</text:p>
          </table:table-cell>
          <table:table-cell table:style-name="ce20" table:formula="of:=MAX([.$F$2:.$F$6])-MIN([.$F$2:.$F$6])" office:value-type="float" office:value="10" calcext:value-type="float">
            <text:p>10</text:p>
          </table:table-cell>
          <table:table-cell table:style-name="ce23" office:value-type="string" calcext:value-type="string">
            <text:p>Intervalo</text:p>
          </table:table-cell>
          <table:table-cell table:style-name="ce28" table:formula="of:=MAX([.$D$2:.$D$6])-MIN([.$D$2:.$D$6])" office:value-type="float" office:value="20" calcext:value-type="float">
            <text:p>20</text:p>
          </table:table-cell>
          <table:table-cell table:style-name="ce13" office:value-type="string" calcext:value-type="string">
            <text:p>Intervalo</text:p>
          </table:table-cell>
          <table:table-cell table:style-name="ce20" table:formula="of:=MAX([.$C$2:.$C$6])-MIN([.$C$2:.$C$6]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Mínimo</text:p>
          </table:table-cell>
          <table:table-cell table:style-name="ce20" table:formula="of:=MIN([.$A$2:.$A$6])" office:value-type="float" office:value="180" calcext:value-type="float">
            <text:p>180</text:p>
          </table:table-cell>
          <table:table-cell table:style-name="ce23" office:value-type="string" calcext:value-type="string">
            <text:p>Mínimo</text:p>
          </table:table-cell>
          <table:table-cell table:style-name="ce28" table:formula="of:=MIN([.$B$2:.$B$6])" office:value-type="float" office:value="100" calcext:value-type="float">
            <text:p>100</text:p>
          </table:table-cell>
          <table:table-cell table:style-name="ce13" office:value-type="string" calcext:value-type="string">
            <text:p>Mínimo</text:p>
          </table:table-cell>
          <table:table-cell table:style-name="ce20" table:formula="of:=MIN([.$F$2:.$F$6])" office:value-type="float" office:value="20" calcext:value-type="float">
            <text:p>20</text:p>
          </table:table-cell>
          <table:table-cell table:style-name="ce23" office:value-type="string" calcext:value-type="string">
            <text:p>Mínimo</text:p>
          </table:table-cell>
          <table:table-cell table:style-name="ce28" table:formula="of:=MIN([.$D$2:.$D$6])" office:value-type="float" office:value="110" calcext:value-type="float">
            <text:p>110</text:p>
          </table:table-cell>
          <table:table-cell table:style-name="ce13" office:value-type="string" calcext:value-type="string">
            <text:p>Mínimo</text:p>
          </table:table-cell>
          <table:table-cell table:style-name="ce20" table:formula="of:=MIN([.$C$2:.$C$6]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Máximo</text:p>
          </table:table-cell>
          <table:table-cell table:style-name="ce20" table:formula="of:=MAX([.$A$2:.$A$6])" office:value-type="float" office:value="190" calcext:value-type="float">
            <text:p>190</text:p>
          </table:table-cell>
          <table:table-cell table:style-name="ce23" office:value-type="string" calcext:value-type="string">
            <text:p>Máximo</text:p>
          </table:table-cell>
          <table:table-cell table:style-name="ce28" table:formula="of:=MAX([.$B$2:.$B$6])" office:value-type="float" office:value="120" calcext:value-type="float">
            <text:p>120</text:p>
          </table:table-cell>
          <table:table-cell table:style-name="ce13" office:value-type="string" calcext:value-type="string">
            <text:p>Máximo</text:p>
          </table:table-cell>
          <table:table-cell table:style-name="ce20" table:formula="of:=MAX([.$F$2:.$F$6])" office:value-type="float" office:value="30" calcext:value-type="float">
            <text:p>30</text:p>
          </table:table-cell>
          <table:table-cell table:style-name="ce23" office:value-type="string" calcext:value-type="string">
            <text:p>Máximo</text:p>
          </table:table-cell>
          <table:table-cell table:style-name="ce28" table:formula="of:=MAX([.$D$2:.$D$6])" office:value-type="float" office:value="130" calcext:value-type="float">
            <text:p>130</text:p>
          </table:table-cell>
          <table:table-cell table:style-name="ce13" office:value-type="string" calcext:value-type="string">
            <text:p>Máximo</text:p>
          </table:table-cell>
          <table:table-cell table:style-name="ce20" table:formula="of:=MAX([.$C$2:.$C$6]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Soma</text:p>
          </table:table-cell>
          <table:table-cell table:style-name="ce20" table:formula="of:=SUM([.$A$2:.$A$6])" office:value-type="float" office:value="910" calcext:value-type="float">
            <text:p>910</text:p>
          </table:table-cell>
          <table:table-cell table:style-name="ce23" office:value-type="string" calcext:value-type="string">
            <text:p>Soma</text:p>
          </table:table-cell>
          <table:table-cell table:style-name="ce28" table:formula="of:=SUM([.$B$2:.$B$6])" office:value-type="float" office:value="550" calcext:value-type="float">
            <text:p>550</text:p>
          </table:table-cell>
          <table:table-cell table:style-name="ce13" office:value-type="string" calcext:value-type="string">
            <text:p>Soma</text:p>
          </table:table-cell>
          <table:table-cell table:style-name="ce20" table:formula="of:=SUM([.$F$2:.$F$6])" office:value-type="float" office:value="110" calcext:value-type="float">
            <text:p>110</text:p>
          </table:table-cell>
          <table:table-cell table:style-name="ce23" office:value-type="string" calcext:value-type="string">
            <text:p>Soma</text:p>
          </table:table-cell>
          <table:table-cell table:style-name="ce28" table:formula="of:=SUM([.$D$2:.$D$6])" office:value-type="float" office:value="610" calcext:value-type="float">
            <text:p>610</text:p>
          </table:table-cell>
          <table:table-cell table:style-name="ce13" office:value-type="string" calcext:value-type="string">
            <text:p>Soma</text:p>
          </table:table-cell>
          <table:table-cell table:style-name="ce20" table:formula="of:=SUM([.$C$2:.$C$6])" office:value-type="float" office:value="180" calcext:value-type="float">
            <text:p>180</text:p>
          </table:table-cell>
        </table:table-row>
        <table:table-row table:style-name="ro1">
          <table:table-cell table:number-columns-repeated="10"/>
          <table:table-cell table:style-name="ce17" office:value-type="string" calcext:value-type="string">
            <text:p>Contagem</text:p>
          </table:table-cell>
          <table:table-cell table:style-name="ce21" table:formula="of:=COUNT([.$A$2:.$A$6])" office:value-type="float" office:value="5" calcext:value-type="float">
            <text:p>5</text:p>
          </table:table-cell>
          <table:table-cell table:style-name="ce24" office:value-type="string" calcext:value-type="string">
            <text:p>Contagem</text:p>
          </table:table-cell>
          <table:table-cell table:style-name="ce29" table:formula="of:=COUNT([.$B$2:.$B$6])" office:value-type="float" office:value="5" calcext:value-type="float">
            <text:p>5</text:p>
          </table:table-cell>
          <table:table-cell table:style-name="ce17" office:value-type="string" calcext:value-type="string">
            <text:p>Contagem</text:p>
          </table:table-cell>
          <table:table-cell table:style-name="ce21" table:formula="of:=COUNT([.$F$2:.$F$6])" office:value-type="float" office:value="5" calcext:value-type="float">
            <text:p>5</text:p>
          </table:table-cell>
          <table:table-cell table:style-name="ce24" office:value-type="string" calcext:value-type="string">
            <text:p>Contagem</text:p>
          </table:table-cell>
          <table:table-cell table:style-name="ce29" table:formula="of:=COUNT([.$D$2:.$D$6])" office:value-type="float" office:value="5" calcext:value-type="float">
            <text:p>5</text:p>
          </table:table-cell>
          <table:table-cell table:style-name="ce17" office:value-type="string" calcext:value-type="string">
            <text:p>Contagem</text:p>
          </table:table-cell>
          <table:table-cell table:style-name="ce21" table:formula="of:=COUNT([.$C$2:.$C$6])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oluna 1</text:span></text:p>
          </table:table-cell>
          <table:table-cell table:number-columns-repeated="17"/>
        </table:table-row>
        <table:table-row table:style-name="ro1" table:number-rows-repeated="16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oluna 1</text:span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formula="of:=AVERAGE([.$E$2:.$E$6])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rro padrão</text:p>
          </table:table-cell>
          <table:table-cell table:formula="of:=SQRT(VAR([.$E$2:.$E$6])/COUNT([.$E$2:.$E$6])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odo</text:p>
          </table:table-cell>
          <table:table-cell table:formula="of:=MODE([.$E$2:.$E$6])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ediana</text:p>
          </table:table-cell>
          <table:table-cell table:formula="of:=MEDIAN([.$E$2:.$E$6])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rimeiro quartil</text:p>
          </table:table-cell>
          <table:table-cell table:formula="of:=QUARTILE([.$E$2:.$E$6]; 1)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erceiro quartil</text:p>
          </table:table-cell>
          <table:table-cell table:formula="of:=QUARTILE([.$E$2:.$E$6]; 3)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Variância</text:p>
          </table:table-cell>
          <table:table-cell table:formula="of:=VAR([.$E$2:.$E$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esvio padrão</text:p>
          </table:table-cell>
          <table:table-cell table:formula="of:=STDEV([.$E$2:.$E$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urtose</text:p>
          </table:table-cell>
          <table:table-cell table:formula="of:=KURT([.$E$2:.$E$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clinação</text:p>
          </table:table-cell>
          <table:table-cell table:formula="of:=SKEW([.$E$2:.$E$6])" office:value-type="string" office:string-value="" calcext:value-type="error">
            <text:p>Erro:50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tervalo</text:p>
          </table:table-cell>
          <table:table-cell table:formula="of:=MAX([.$E$2:.$E$6])-MIN([.$E$2:.$E$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ínimo</text:p>
          </table:table-cell>
          <table:table-cell table:formula="of:=MIN([.$E$2:.$E$6])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formula="of:=MAX([.$E$2:.$E$6])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table:formula="of:=SUM([.$E$2:.$E$6])"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ontagem</text:p>
          </table:table-cell>
          <table:table-cell table:formula="of:=COUNT([.$E$2:.$E$6])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oluna 1</text:span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formula="of:=AVERAGE([.$A$2:.$A$6])" office:value-type="float" office:value="182" calcext:value-type="float">
            <text:p>18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rro padrão</text:p>
          </table:table-cell>
          <table:table-cell table:formula="of:=SQRT(VAR([.$A$2:.$A$6])/COUNT([.$A$2:.$A$6]))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odo</text:p>
          </table:table-cell>
          <table:table-cell table:formula="of:=MODE([.$A$2:.$A$6])" office:value-type="float" office:value="180" calcext:value-type="float">
            <text:p>18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ediana</text:p>
          </table:table-cell>
          <table:table-cell table:formula="of:=MEDIAN([.$A$2:.$A$6])" office:value-type="float" office:value="180" calcext:value-type="float">
            <text:p>18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rimeiro quartil</text:p>
          </table:table-cell>
          <table:table-cell table:formula="of:=QUARTILE([.$A$2:.$A$6]; 1)" office:value-type="float" office:value="180" calcext:value-type="float">
            <text:p>18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erceiro quartil</text:p>
          </table:table-cell>
          <table:table-cell table:formula="of:=QUARTILE([.$A$2:.$A$6]; 3)" office:value-type="float" office:value="180" calcext:value-type="float">
            <text:p>18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Variância</text:p>
          </table:table-cell>
          <table:table-cell table:formula="of:=VAR([.$A$2:.$A$6])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esvio padrão</text:p>
          </table:table-cell>
          <table:table-cell table:formula="of:=STDEV([.$A$2:.$A$6])" office:value-type="float" office:value="4.47213595499958" calcext:value-type="float">
            <text:p>4,4721359549995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urtose</text:p>
          </table:table-cell>
          <table:table-cell table:formula="of:=KURT([.$A$2:.$A$6])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clinação</text:p>
          </table:table-cell>
          <table:table-cell table:formula="of:=SKEW([.$A$2:.$A$6])" office:value-type="float" office:value="2.23606797749979" calcext:value-type="float">
            <text:p>2,2360679774997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tervalo</text:p>
          </table:table-cell>
          <table:table-cell table:formula="of:=MAX([.$A$2:.$A$6])-MIN([.$A$2:.$A$6])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ínimo</text:p>
          </table:table-cell>
          <table:table-cell table:formula="of:=MIN([.$A$2:.$A$6])" office:value-type="float" office:value="180" calcext:value-type="float">
            <text:p>18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formula="of:=MAX([.$A$2:.$A$6])" office:value-type="float" office:value="190" calcext:value-type="float">
            <text:p>19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table:formula="of:=SUM([.$A$2:.$A$6])" office:value-type="float" office:value="910" calcext:value-type="float">
            <text:p>91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ontagem</text:p>
          </table:table-cell>
          <table:table-cell table:formula="of:=COUNT([.$A$2:.$A$6])" office:value-type="float" office:value="5" calcext:value-type="float">
            <text:p>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9:37:06.4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0T22:35:50.956000000</dc:date>
    <meta:editing-duration>P2DT20H51M17S</meta:editing-duration>
    <meta:editing-cycles>19</meta:editing-cycles>
    <meta:generator>LibreOffice/7.1.2.2$Windows_X86_64 LibreOffice_project/8a45595d069ef5570103caea1b71cc9d82b2aae4</meta:generator>
    <meta:document-statistic meta:table-count="7" meta:cell-count="4333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Dashed_20__28_var_29_" svg:stroke-width="0.025cm" svg:stroke-color="#ed1c24" draw:fill-color="#ed1c2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88cm" svg:height="13.601cm" xlink:href=".." xlink:type="simple" chart:class="chart:line" chart:style-name="ch1">
        <chart:legend chart:legend-position="bottom" svg:x="3.936cm" svg:y="13.002cm" style:legend-expansion="wide" chart:style-name="ch2"/>
        <chart:plot-area chart:style-name="ch3" table:cell-range-address="VM_MULTI.A1:VM_MULTI.D144" chart:data-source-has-labels="both" svg:x="1.506cm" svg:y="0.272cm" svg:width="22.787cm" svg:height="11.293cm">
          <chart:coordinate-region svg:x="2.498cm" svg:y="0.272cm" svg:width="21.795cm" svg:height="10.04cm"/>
          <chart:axis chart:dimension="x" chart:name="primary-x" chart:style-name="ch4" chartooo:axis-type="auto">
            <chartooo:date-scale/>
            <chart:title svg:x="12.127cm" svg:y="11.837cm" chart:style-name="ch5">
              <text:p>Time (ms)</text:p>
            </chart:title>
            <chart:categories table:cell-range-address="VM_MULTI.A2:VM_MULTI.A144"/>
          </chart:axis>
          <chart:axis chart:dimension="y" chart:name="primary-y" chart:style-name="ch6">
            <chart:title svg:x="0.451cm" svg:y="7.285cm" chart:style-name="ch7">
              <text:p>Response time (s)</text:p>
            </chart:title>
            <chart:grid chart:style-name="ch8" chart:class="major"/>
          </chart:axis>
          <chart:series chart:style-name="ch9" chart:values-cell-range-address="VM_MULTI.B2:VM_MULTI.B144" chart:label-cell-address="VM_MULTI.B1:VM_MULTI.B1" chart:class="chart:line">
            <chart:data-point chart:repeated="143"/>
          </chart:series>
          <chart:series chart:style-name="ch10" chart:values-cell-range-address="VM_MULTI.C2:VM_MULTI.C144" chart:label-cell-address="VM_MULTI.C1:VM_MULTI.C1" chart:class="chart:line">
            <chart:data-point chart:repeated="143"/>
          </chart:series>
          <chart:series chart:style-name="ch11" chart:values-cell-range-address="VM_MULTI.D2:VM_MULTI.D144" chart:label-cell-address="VM_MULTI.D1:VM_MULTI.D1" chart:class="chart:line">
            <chart:data-point chart:repeated="1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VM_MULTI.B1:VM_MULTI.B1</svg:desc>
                </draw:g>
              </table:table-cell>
              <table:table-cell office:value-type="string">
                <text:p>Lower response time (ms)</text:p>
                <draw:g>
                  <svg:desc>VM_MULTI.C1:VM_MULTI.C1</svg:desc>
                </draw:g>
              </table:table-cell>
              <table:table-cell office:value-type="string">
                <text:p>Higher response time (ms)</text:p>
                <draw:g>
                  <svg:desc>VM_MULTI.D1:VM_MULTI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VM_MULTI.A2:VM_MULTI.A144</svg:desc>
                </draw:g>
              </table:table-cell>
              <table:table-cell office:value-type="float" office:value="0">
                <text:p>0</text:p>
                <draw:g>
                  <svg:desc>VM_MULTI.B2:VM_MULTI.B144</svg:desc>
                </draw:g>
              </table:table-cell>
              <table:table-cell office:value-type="float" office:value="500">
                <text:p>500</text:p>
                <draw:g>
                  <svg:desc>VM_MULTI.C2:VM_MULTI.C144</svg:desc>
                </draw:g>
              </table:table-cell>
              <table:table-cell office:value-type="float" office:value="1300">
                <text:p>1300</text:p>
                <draw:g>
                  <svg:desc>VM_MULTI.D2:VM_MULTI.D14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9.044642857143">
                <text:p>829.0446428571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1.917451122375">
                <text:p>701.91745112237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82.448835568102">
                <text:p>682.4488355681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58.262240107311">
                <text:p>658.26224010731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0.331416247304">
                <text:p>680.3314162473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66.884641638225">
                <text:p>666.8846416382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01.29134720701">
                <text:p>1301.291347207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22.78571428571">
                <text:p>1822.785714285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10.28227848101">
                <text:p>1910.282278481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53.10584415584">
                <text:p>1953.1058441558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36.20718954248">
                <text:p>1936.2071895424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21.14969325153">
                <text:p>1821.1496932515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978.42091330245">
                <text:p>1978.420913302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922.47522236341">
                <text:p>1922.475222363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33.3343373494">
                <text:p>1833.33433734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29.6372745491">
                <text:p>1929.637274549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57.81726230614">
                <text:p>1857.817262306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49.6388261851">
                <text:p>1749.638826185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825.3921686747">
                <text:p>1825.39216867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9.68546637744">
                <text:p>1069.685466377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92.37251148545">
                <text:p>1092.372511485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70.294140625">
                <text:p>1070.2941406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02.34389489954">
                <text:p>1102.3438948995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0.97429906542">
                <text:p>1060.9742990654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16.290793072015">
                <text:p>716.2907930720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52.733630952381">
                <text:p>452.73363095238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89.273561811506">
                <text:p>589.2735618115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61.587694483734">
                <text:p>661.5876944837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77.281593406593">
                <text:p>677.28159340659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81.305695746215">
                <text:p>681.3056957462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92.888342696629">
                <text:p>692.88834269662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705.787491115849">
                <text:p>705.7874911158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66.18041958042">
                <text:p>666.1804195804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995.306369426752">
                <text:p>995.3063694267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876.31955109273">
                <text:p>1876.319551092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923.68569509738">
                <text:p>1923.685695097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842.62477665277">
                <text:p>1842.624776652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948.12176165803">
                <text:p>1948.1217616580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756.4964028777">
                <text:p>1756.49640287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16.83528645833">
                <text:p>1816.835286458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815.56655518395">
                <text:p>1815.5665551839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910.25515947467">
                <text:p>1910.255159474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971.52553329024">
                <text:p>1971.525533290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923.99193047796">
                <text:p>1923.991930477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923.24497991968">
                <text:p>1923.244979919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087.06464737794">
                <text:p>1087.064647377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032.23879598662">
                <text:p>1032.2387959866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077.78024574669">
                <text:p>1077.780245746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064.65996578272">
                <text:p>1064.6599657827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32.25077674212">
                <text:p>1032.2507767421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38.36646816308">
                <text:p>1038.3664681630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070.12668463612">
                <text:p>1070.1266846361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06.698780487805">
                <text:p>506.6987804878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80.458997722096">
                <text:p>480.4589977220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94.168016194332">
                <text:p>594.1680161943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66.567294751009">
                <text:p>666.5672947510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674.055929919138">
                <text:p>674.0559299191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59.544889502762">
                <text:p>659.54488950276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68.431211498973">
                <text:p>668.4312114989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60.924313462827">
                <text:p>660.92431346282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737.571737563086">
                <text:p>737.5717375630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764.56755196305">
                <text:p>1764.567551963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816.96850899743">
                <text:p>1816.968508997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816.78215767635">
                <text:p>1816.7821576763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896.89768976898">
                <text:p>1896.8976897689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840.75455820477">
                <text:p>1840.754558204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814.01849405548">
                <text:p>1814.0184940554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894.72298507463">
                <text:p>1894.7229850746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780.12369791667">
                <text:p>1780.123697916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88.08862275449">
                <text:p>1888.088622754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960.39495225102">
                <text:p>1960.394952251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803.03868471954">
                <text:p>1803.0386847195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99.5834218916">
                <text:p>1899.58342189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924.00841566045">
                <text:p>1924.008415660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100.14744145707">
                <text:p>1100.1474414570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134.17880462079">
                <text:p>1134.178804620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074.91830065359">
                <text:p>1074.9183006535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082.73968124234">
                <text:p>1082.739681242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105.68755516328">
                <text:p>1105.687555163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64.583333333333">
                <text:p>564.5833333333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78.025553662692">
                <text:p>478.0255536626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570.533246414602">
                <text:p>570.5332464146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55.354860186418">
                <text:p>655.35486018641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91.393571428571">
                <text:p>691.3935714285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641.49310571241">
                <text:p>641.493105712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657.532388663968">
                <text:p>657.5323886639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658.392049348869">
                <text:p>658.3920493488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669.13194909578">
                <text:p>669.131949095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323.66549088771">
                <text:p>1323.665490887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09.53873659118">
                <text:p>1909.5387365911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930.31634819533">
                <text:p>1930.316348195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878.52004860267">
                <text:p>1878.520048602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902.33995037221">
                <text:p>1902.339950372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812.82507836991">
                <text:p>1812.8250783699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904.75283901136">
                <text:p>1904.752839011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842.37849596022">
                <text:p>1842.3784959602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943.15183571873">
                <text:p>1943.151835718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952.17907303371">
                <text:p>1952.179073033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26.36432160804">
                <text:p>1826.364321608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61.30480718436">
                <text:p>1961.304807184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113.70623916811">
                <text:p>1113.7062391681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967.112694300518">
                <text:p>967.11269430051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948.78489951114">
                <text:p>948.784899511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72.93858267717">
                <text:p>1072.938582677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48.84452554745">
                <text:p>1048.844525547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121.99360180655">
                <text:p>1121.9936018065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715.164041994751">
                <text:p>715.16404199475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17.99177132958">
                <text:p>417.991771329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640.566934404284">
                <text:p>640.56693440428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12.30159744409">
                <text:p>612.301597444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681.519507186858">
                <text:p>681.5195071868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661.889958734525">
                <text:p>661.8899587345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674.618715083799">
                <text:p>674.6187150837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627.310828025478">
                <text:p>627.3108280254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648.83951449764">
                <text:p>648.839514497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078.14769975787">
                <text:p>1078.147699757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834.71495327103">
                <text:p>1834.7149532710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878.88015717092">
                <text:p>1878.880157170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891.69824984913">
                <text:p>1891.698249849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876.44851547694">
                <text:p>1876.448515476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887.15264797508">
                <text:p>1887.1526479750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789.88736979167">
                <text:p>1789.887369791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790.23021582734">
                <text:p>1790.230215827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819.11918951132">
                <text:p>1819.119189511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901.94673430564">
                <text:p>1901.946734305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756.03976261128">
                <text:p>1756.039762611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925.46883116883">
                <text:p>1925.4688311688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679.90446927374">
                <text:p>1679.9044692737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041.31620111732">
                <text:p>1041.316201117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042.87315875614">
                <text:p>1042.873158756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075.99739776952">
                <text:p>1075.997397769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102.83551327784">
                <text:p>1102.8355132778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054.91850220264">
                <text:p>1054.918502202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959.447280334728">
                <text:p>959.4472803347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420.562322946176">
                <text:p>420.5623229461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518.952274003369">
                <text:p>518.9522740033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700.455132806892">
                <text:p>700.4551328068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685.476880607315">
                <text:p>685.4768806073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655.475">
                <text:p>655.47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63.885694729637">
                <text:p>663.88569472963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643.817131203263">
                <text:p>643.81713120326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688.865122615804">
                <text:p>688.8651226158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Dashed_20__28_var_29_" svg:stroke-width="0.025cm" svg:stroke-color="#ed1c24" draw:fill-color="#ed1c2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26cm" svg:height="13.494cm" xlink:href=".." xlink:type="simple" chart:class="chart:line" chart:style-name="ch1">
        <chart:legend chart:legend-position="bottom" svg:x="3.905cm" svg:y="12.895cm" style:legend-expansion="wide" chart:style-name="ch2"/>
        <chart:plot-area chart:style-name="ch3" table:cell-range-address="VM_SINGLE.A1:VM_SINGLE.D160" chart:data-source-has-labels="both" svg:x="1.505cm" svg:y="0.269cm" svg:width="22.727cm" svg:height="11.192cm">
          <chart:coordinate-region svg:x="2.497cm" svg:y="0.269cm" svg:width="21.735cm" svg:height="9.939cm"/>
          <chart:axis chart:dimension="x" chart:name="primary-x" chart:style-name="ch4" chartooo:axis-type="auto">
            <chartooo:date-scale/>
            <chart:title svg:x="12.229cm" svg:y="11.73cm" chart:style-name="ch5">
              <text:p>Time (s)</text:p>
            </chart:title>
            <chart:categories table:cell-range-address="VM_SINGLE.A2:VM_SINGLE.A160"/>
          </chart:axis>
          <chart:axis chart:dimension="y" chart:name="primary-y" chart:style-name="ch6">
            <chart:title svg:x="0.451cm" svg:y="7.364cm" chart:style-name="ch7">
              <text:p>Response time (ms)</text:p>
            </chart:title>
            <chart:grid chart:style-name="ch8" chart:class="major"/>
          </chart:axis>
          <chart:series chart:style-name="ch9" chart:values-cell-range-address="VM_SINGLE.B2:VM_SINGLE.B160" chart:label-cell-address="VM_SINGLE.B1:VM_SINGLE.B1" chart:class="chart:line">
            <chart:data-point chart:repeated="159"/>
          </chart:series>
          <chart:series chart:style-name="ch10" chart:values-cell-range-address="VM_SINGLE.C2:VM_SINGLE.C160" chart:label-cell-address="VM_SINGLE.C1:VM_SINGLE.C1" chart:class="chart:line">
            <chart:data-point chart:repeated="159"/>
          </chart:series>
          <chart:series chart:style-name="ch11" chart:values-cell-range-address="VM_SINGLE.D2:VM_SINGLE.D160" chart:label-cell-address="VM_SINGLE.D1:VM_SINGLE.D1" chart:class="chart:line">
            <chart:data-point chart:repeated="1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VM_SINGLE.B1:VM_SINGLE.B1</svg:desc>
                </draw:g>
              </table:table-cell>
              <table:table-cell office:value-type="string">
                <text:p>Lower response time (ms)</text:p>
                <draw:g>
                  <svg:desc>VM_SINGLE.C1:VM_SINGLE.C1</svg:desc>
                </draw:g>
              </table:table-cell>
              <table:table-cell office:value-type="string">
                <text:p>Higher response time (ms)</text:p>
                <draw:g>
                  <svg:desc>VM_SINGLE.D1:VM_SINGL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VM_SINGLE.A2:VM_SINGLE.A160</svg:desc>
                </draw:g>
              </table:table-cell>
              <table:table-cell office:value-type="float" office:value="0">
                <text:p>0</text:p>
                <draw:g>
                  <svg:desc>VM_SINGLE.B2:VM_SINGLE.B160</svg:desc>
                </draw:g>
              </table:table-cell>
              <table:table-cell office:value-type="float" office:value="500">
                <text:p>500</text:p>
                <draw:g>
                  <svg:desc>VM_SINGLE.C2:VM_SINGLE.C160</svg:desc>
                </draw:g>
              </table:table-cell>
              <table:table-cell office:value-type="float" office:value="1200">
                <text:p>1200</text:p>
                <draw:g>
                  <svg:desc>VM_SINGLE.D2:VM_SINGLE.D1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6.496921723835">
                <text:p>826.4969217238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0.169164882227">
                <text:p>680.16916488222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6.917236142749">
                <text:p>726.9172361427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65.713797814208">
                <text:p>665.71379781420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9.347142857143">
                <text:p>689.3471428571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73.031824611033">
                <text:p>673.03182461103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54.22844590884">
                <text:p>1254.2284459088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32.55989583333">
                <text:p>1932.5598958333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46.65610561056">
                <text:p>1946.6561056105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58.23662680931">
                <text:p>1958.2366268093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883.92842942346">
                <text:p>1883.928429423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56.28737864078">
                <text:p>1856.287378640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74.55151515152">
                <text:p>1874.551515151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936.85812931576">
                <text:p>1936.858129315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042.98267148014">
                <text:p>2042.9826714801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74.52512254902">
                <text:p>1874.5251225490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37.39444444444">
                <text:p>1837.3944444444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93.6358915176">
                <text:p>1893.63589151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27.03207920792">
                <text:p>1127.0320792079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75.34555827221">
                <text:p>1075.3455582722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95.548705722071">
                <text:p>995.5487057220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73.828092959672">
                <text:p>973.82809295967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96.32729667435">
                <text:p>996.327296674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02.42442050278">
                <text:p>1002.424420502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10.156238291495">
                <text:p>610.15623829149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65.933049535604">
                <text:p>365.9330495356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64.232860972807">
                <text:p>364.23286097280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28.024298056156">
                <text:p>528.02429805615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88.751638747269">
                <text:p>688.75163874726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88.213170400543">
                <text:p>688.2131704005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45.947622329428">
                <text:p>645.94762232942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64.024456521739">
                <text:p>664.02445652173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72.234617985125">
                <text:p>672.23461798512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59.492627345845">
                <text:p>659.49262734584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53.067830758899">
                <text:p>653.06783075889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69.465877437326">
                <text:p>669.46587743732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037.64322916667">
                <text:p>1037.643229166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947.05848696758">
                <text:p>1947.0584869675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773.51910248636">
                <text:p>1773.5191024863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966.07171052632">
                <text:p>1966.071710526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841.25353925354">
                <text:p>1841.2535392535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933.12089274644">
                <text:p>1933.1208927464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860.84435797665">
                <text:p>1860.8443579766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783.27564469914">
                <text:p>1783.2756446991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939.16403162055">
                <text:p>1939.164031620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903.07138384471">
                <text:p>1903.071383844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845.46267652993">
                <text:p>1845.4626765299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548.6323024055">
                <text:p>1548.63230240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054.66959511077">
                <text:p>1054.669595110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72.329618372172">
                <text:p>972.32961837217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30.06097140889">
                <text:p>1030.060971408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958.468985887759">
                <text:p>958.46898588775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952.603481624758">
                <text:p>952.60348162475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961.765156562292">
                <text:p>961.76515656229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844.41108466508">
                <text:p>844.4110846650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63.46398140976">
                <text:p>363.463981409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57.779417328793">
                <text:p>357.77941732879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63.996931338704">
                <text:p>363.9969313387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92.789694427801">
                <text:p>592.78969442780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33.114775725594">
                <text:p>633.11477572559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71.323211875843">
                <text:p>671.3232118758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51.548746518106">
                <text:p>651.5487465181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91.946266573622">
                <text:p>691.94626657362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70.802721088435">
                <text:p>670.8027210884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70.961511546536">
                <text:p>670.96151154653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57.114098360656">
                <text:p>657.11409836065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31.615176151762">
                <text:p>631.6151761517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644.17869222097">
                <text:p>1644.178692220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795.1489237929">
                <text:p>1795.14892379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14.24032974001">
                <text:p>1814.2403297400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805.77691850089">
                <text:p>1805.776918500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964.33312460864">
                <text:p>1964.3331246086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39.05021432946">
                <text:p>1839.050214329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916.61428571429">
                <text:p>1916.614285714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938.0947567909">
                <text:p>1938.09475679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820.89303482587">
                <text:p>1820.8930348258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797.69240196078">
                <text:p>1797.692401960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633.33889468196">
                <text:p>1633.3388946819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048.79737827715">
                <text:p>1048.7973782771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27.37754010695">
                <text:p>1027.3775401069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987.61786188579">
                <text:p>987.617861885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984.426361802286">
                <text:p>984.42636180228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945.21027131783">
                <text:p>945.210271317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972.803959753327">
                <text:p>972.80395975332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36.159694555113">
                <text:p>936.1596945551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44.627086494689">
                <text:p>444.6270864946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65.904255319149">
                <text:p>365.9042553191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72.431897555297">
                <text:p>372.4318975552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44.198630136986">
                <text:p>444.19863013698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45.94094226941">
                <text:p>645.9409422694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649.855254461335">
                <text:p>649.8552544613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668.624553890079">
                <text:p>668.6245538900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674.64930784443">
                <text:p>674.649307844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665.462131837307">
                <text:p>665.46213183730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622.293724966622">
                <text:p>622.29372496662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79.259810554804">
                <text:p>679.2598105548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658.133378469871">
                <text:p>658.1333784698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360.39115646259">
                <text:p>1360.3911564625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50.1640477687">
                <text:p>1850.164047768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44.82023195876">
                <text:p>1944.820231958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841.90926517572">
                <text:p>1841.9092651757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916.26797385621">
                <text:p>1916.2679738562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822.93685488767">
                <text:p>1822.936854887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782.77395577396">
                <text:p>1782.7739557739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811.95035046729">
                <text:p>1811.950350467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807.47217010632">
                <text:p>1807.472170106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920.89160608063">
                <text:p>1920.8916060806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748.01240694789">
                <text:p>1748.012406947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046.62989323843">
                <text:p>1046.629893238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76.373834886818">
                <text:p>976.37383488681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000.16423357664">
                <text:p>1000.1642335766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955.674631751227">
                <text:p>955.67463175122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971.580852503383">
                <text:p>971.5808525033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961.902454780362">
                <text:p>961.9024547803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962.60039893617">
                <text:p>962.6003989361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687.800733944954">
                <text:p>687.80073394495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367.411583011583">
                <text:p>367.4115830115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357.974485910129">
                <text:p>357.9744859101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421.534683326153">
                <text:p>421.53468332615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68.183499288762">
                <text:p>668.1834992887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687.478561549101">
                <text:p>687.47856154910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689.533192090395">
                <text:p>689.53319209039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656.987367021277">
                <text:p>656.9873670212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681.581232492997">
                <text:p>681.5812324929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658.544398907104">
                <text:p>658.5443989071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85.457061745919">
                <text:p>685.45706174591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664.103799185889">
                <text:p>664.1037991858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947.856617647059">
                <text:p>947.85661764705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922.20078482668">
                <text:p>1922.2007848266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965.36481861739">
                <text:p>1965.3648186173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971.63919129082">
                <text:p>1971.6391912908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995.87343441002">
                <text:p>1995.8734344100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823.8813559322">
                <text:p>1823.881355932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888.12767295597">
                <text:p>1888.127672955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866.36586863106">
                <text:p>1866.365868631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840.94135995009">
                <text:p>1840.941359950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820.60686204432">
                <text:p>1820.606862044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856.81121833534">
                <text:p>1856.8112183353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038.63576431809">
                <text:p>1038.635764318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93.979350033852">
                <text:p>993.9793500338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965.388978930308">
                <text:p>965.38897893030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972.854508883674">
                <text:p>972.85450888367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989.028305028305">
                <text:p>989.02830502830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62.699263228399">
                <text:p>962.69926322839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998.116768499661">
                <text:p>998.11676849966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899.690459610028">
                <text:p>899.69045961002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372.177087378641">
                <text:p>372.17708737864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375.834134615385">
                <text:p>375.8341346153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365.64965727342">
                <text:p>365.6496572734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04.388349514563">
                <text:p>404.38834951456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649.79435483871">
                <text:p>649.794354838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649.156810631229">
                <text:p>649.1568106312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662.041860465116">
                <text:p>662.04186046511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640.880132450331">
                <text:p>640.88013245033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651.561189993239">
                <text:p>651.56118999323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644.629757785467">
                <text:p>644.6297577854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691.302148302148">
                <text:p>691.30214830214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633.739330269206">
                <text:p>633.7393302692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Dashed_20__28_var_29_" svg:stroke-width="0.025cm" svg:stroke-color="#ed1c24" draw:fill-color="#ed1c2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46cm" svg:height="13.495cm" xlink:href=".." xlink:type="simple" chart:class="chart:line" chart:style-name="ch1">
        <chart:legend chart:legend-position="bottom" svg:x="3.965cm" svg:y="12.896cm" style:legend-expansion="wide" chart:style-name="ch2"/>
        <chart:plot-area chart:style-name="ch3" table:cell-range-address="APP_SINGLE.A1:APP_SINGLE.D160" chart:data-source-has-labels="both" svg:x="1.507cm" svg:y="0.269cm" svg:width="22.843cm" svg:height="11.193cm">
          <chart:coordinate-region svg:x="2.499cm" svg:y="0.269cm" svg:width="21.851cm" svg:height="9.939cm"/>
          <chart:axis chart:dimension="x" chart:name="primary-x" chart:style-name="ch4" chartooo:axis-type="auto">
            <chartooo:date-scale/>
            <chart:title svg:x="12.289cm" svg:y="11.731cm" chart:style-name="ch5">
              <text:p>Time (s)</text:p>
            </chart:title>
            <chart:categories table:cell-range-address="APP_SINGLE.A2:APP_SINGLE.A160"/>
          </chart:axis>
          <chart:axis chart:dimension="y" chart:name="primary-y" chart:style-name="ch6">
            <chart:title svg:x="0.451cm" svg:y="7.364cm" chart:style-name="ch7">
              <text:p>Response time (ms)</text:p>
            </chart:title>
            <chart:grid chart:style-name="ch8" chart:class="major"/>
          </chart:axis>
          <chart:series chart:style-name="ch9" chart:values-cell-range-address="APP_SINGLE.B2:APP_SINGLE.B160" chart:label-cell-address="APP_SINGLE.B1:APP_SINGLE.B1" chart:class="chart:line">
            <chart:data-point chart:repeated="159"/>
          </chart:series>
          <chart:series chart:style-name="ch10" chart:values-cell-range-address="APP_SINGLE.C2:APP_SINGLE.C160" chart:label-cell-address="APP_SINGLE.C1:APP_SINGLE.C1" chart:class="chart:line">
            <chart:data-point chart:repeated="159"/>
          </chart:series>
          <chart:series chart:style-name="ch11" chart:values-cell-range-address="APP_SINGLE.D2:APP_SINGLE.D160" chart:label-cell-address="APP_SINGLE.D1:APP_SINGLE.D1" chart:class="chart:line">
            <chart:data-point chart:repeated="1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APP_SINGLE.B1:APP_SINGLE.B1</svg:desc>
                </draw:g>
              </table:table-cell>
              <table:table-cell office:value-type="string">
                <text:p>Lower response time (ms)</text:p>
                <draw:g>
                  <svg:desc>APP_SINGLE.C1:APP_SINGLE.C1</svg:desc>
                </draw:g>
              </table:table-cell>
              <table:table-cell office:value-type="string">
                <text:p>Higher response time (ms)</text:p>
                <draw:g>
                  <svg:desc>APP_SINGLE.D1:APP_SINGL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PP_SINGLE.A2:APP_SINGLE.A160</svg:desc>
                </draw:g>
              </table:table-cell>
              <table:table-cell office:value-type="float" office:value="0">
                <text:p>0</text:p>
                <draw:g>
                  <svg:desc>APP_SINGLE.B2:APP_SINGLE.B160</svg:desc>
                </draw:g>
              </table:table-cell>
              <table:table-cell office:value-type="float" office:value="500">
                <text:p>500</text:p>
                <draw:g>
                  <svg:desc>APP_SINGLE.C2:APP_SINGLE.C160</svg:desc>
                </draw:g>
              </table:table-cell>
              <table:table-cell office:value-type="float" office:value="1300">
                <text:p>1300</text:p>
                <draw:g>
                  <svg:desc>APP_SINGLE.D2:APP_SINGLE.D1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81.568181818182">
                <text:p>881.56818181818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6.877486077964">
                <text:p>796.8774860779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50.068256578947">
                <text:p>750.0682565789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21.786647314949">
                <text:p>721.7866473149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62.538617886179">
                <text:p>662.5386178861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34.884514435696">
                <text:p>634.8845144356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87.68101415094">
                <text:p>1487.681014150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02.72858866104">
                <text:p>1802.728588661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96.9735483871">
                <text:p>1896.97354838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82.57616707617">
                <text:p>1682.576167076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01.12653618571">
                <text:p>1201.126536185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57.37072808321">
                <text:p>1057.370728083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95.107409925221">
                <text:p>995.1074099252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82.23957991467">
                <text:p>982.239579914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01.83738191633">
                <text:p>1001.837381916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74.608519269777">
                <text:p>974.6085192697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71.467654986523">
                <text:p>971.46765498652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93.453266331658">
                <text:p>993.4532663316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10.89871708305">
                <text:p>1010.898717083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11.35852253473">
                <text:p>1011.358522534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38.073789649416">
                <text:p>938.0737896494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66.400977198697">
                <text:p>966.4009771986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91.253299002253">
                <text:p>991.25329900225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84.418873048201">
                <text:p>984.4188730482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87.369299221357">
                <text:p>587.3692992213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65.145510835913">
                <text:p>365.1455108359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61.295238095238">
                <text:p>361.2952380952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91.674019607843">
                <text:p>391.6740196078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36.472955145119">
                <text:p>636.47295514511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59.283711615487">
                <text:p>659.2837116154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53.280027453672">
                <text:p>653.28002745367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86.561943874059">
                <text:p>686.56194387405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49.148347943358">
                <text:p>649.1483479433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700.276287164612">
                <text:p>700.27628716461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60.045897079277">
                <text:p>660.0458970792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59.727699530516">
                <text:p>659.7276995305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35.25953259533">
                <text:p>1135.259532595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978.1173260573">
                <text:p>1978.11732605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773.93661538462">
                <text:p>1773.9366153846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42.22927387078">
                <text:p>1642.229273870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972.782780151167">
                <text:p>972.7827801511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982.315239379636">
                <text:p>982.3152393796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957.638332255979">
                <text:p>957.6383322559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010.42367808447">
                <text:p>1010.423678084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978.337799717913">
                <text:p>978.3377997179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83.00462962963">
                <text:p>983.0046296296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938.975801382778">
                <text:p>938.9758013827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962.876857048531">
                <text:p>962.87685704853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942.645656433704">
                <text:p>942.6456564337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71.224656638326">
                <text:p>971.22465663832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26.31308249914">
                <text:p>1026.313082499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990.13205610674">
                <text:p>990.1320561067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986.077715044836">
                <text:p>986.0777150448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010.74591280654">
                <text:p>1010.7459128065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98.225817323896">
                <text:p>798.2258173238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58.159274971076">
                <text:p>358.1592749710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73.884555382215">
                <text:p>373.8845553822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85.595238095238">
                <text:p>385.5952380952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90.227557411273">
                <text:p>690.2275574112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33.874666666667">
                <text:p>633.8746666666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69.470867208672">
                <text:p>669.47086720867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7.828402366864">
                <text:p>627.8284023668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34.06940874036">
                <text:p>634.069408740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59.8625">
                <text:p>659.86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81.513476157567">
                <text:p>681.5134761575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48.366552901024">
                <text:p>648.3665529010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89.846675712347">
                <text:p>689.8466757123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776.89530892449">
                <text:p>1776.895308924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957.91979301423">
                <text:p>1957.9197930142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621.68948350965">
                <text:p>1621.6894835096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915.935277154758">
                <text:p>915.9352771547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988.989680426099">
                <text:p>988.9896804260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995.455472467709">
                <text:p>995.4554724677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972.211525867714">
                <text:p>972.2115258677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84.953130345535">
                <text:p>984.95313034553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80.602429969625">
                <text:p>980.6024299696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007.58322192513">
                <text:p>1007.583221925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29.18752">
                <text:p>929.187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959.796723503845">
                <text:p>959.7967235038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86.898271926964">
                <text:p>986.8982719269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989.650542941757">
                <text:p>989.6505429417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942.848782138024">
                <text:p>942.8487821380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988.275139207337">
                <text:p>988.27513920733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959.367899603699">
                <text:p>959.3678996036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63.617905405405">
                <text:p>963.6179054054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53.04672539257">
                <text:p>453.046725392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60.939312977099">
                <text:p>360.9393129770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71.264957264957">
                <text:p>371.2649572649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03.956320873583">
                <text:p>403.95632087358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86.262376237624">
                <text:p>686.2623762376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658.90006844627">
                <text:p>658.9000684462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655.971237458194">
                <text:p>655.9712374581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643.357950765136">
                <text:p>643.3579507651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662.247933884298">
                <text:p>662.24793388429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665.27366255144">
                <text:p>665.273662551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79.988934993084">
                <text:p>679.98893499308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651.08530183727">
                <text:p>651.0853018372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348.94464285714">
                <text:p>1348.944642857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45.19176398279">
                <text:p>1845.191763982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27.39737704918">
                <text:p>1927.3973770491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700.7945041816">
                <text:p>1700.79450418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982.191454123882">
                <text:p>982.19145412388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976.635869565217">
                <text:p>976.6358695652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975.972096041532">
                <text:p>975.9720960415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939.919495635306">
                <text:p>939.9194956353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956.243377483444">
                <text:p>956.2433774834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991.769230769231">
                <text:p>991.76923076923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967.333664678595">
                <text:p>967.33366467859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981.860068259386">
                <text:p>981.8600682593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82.489433076149">
                <text:p>982.4894330761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976.941368078176">
                <text:p>976.9413680781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972.736949846469">
                <text:p>972.7369498464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994.377227722772">
                <text:p>994.37722772277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975.639788499669">
                <text:p>975.6397884996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962.3879817113">
                <text:p>962.38798171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650.672601744186">
                <text:p>650.6726017441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361.76052027544">
                <text:p>361.760520275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361.791158536585">
                <text:p>361.79115853658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391.186363636364">
                <text:p>391.1863636363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63.000662251656">
                <text:p>663.00066225165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664.066988950276">
                <text:p>664.0669889502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673.577732518669">
                <text:p>673.5777325186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673.543356643357">
                <text:p>673.5433566433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673.086230876217">
                <text:p>673.0862308762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651.227822580645">
                <text:p>651.2278225806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35.757715036113">
                <text:p>635.7577150361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664.552840158521">
                <text:p>664.5528401585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076.59452237809">
                <text:p>1076.594522378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799.02791262136">
                <text:p>1799.027912621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896.00816882233">
                <text:p>1896.008168822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732.05403868032">
                <text:p>1732.054038680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984.049345417925">
                <text:p>984.0493454179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983.799730730394">
                <text:p>983.7997307303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983.987408880053">
                <text:p>983.98740888005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942.687172774869">
                <text:p>942.6871727748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975.495260663507">
                <text:p>975.49526066350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984.359814630917">
                <text:p>984.3598146309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995.746798029557">
                <text:p>995.7467980295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976.125337837838">
                <text:p>976.1253378378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78.86521308226">
                <text:p>978.8652130822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974.186069009997">
                <text:p>974.1860690099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954.553913335573">
                <text:p>954.5539133355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973.121660766012">
                <text:p>973.12166076601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61.986346986347">
                <text:p>961.9863469863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939.70113452188">
                <text:p>939.701134521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842.085490463215">
                <text:p>842.0854904632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359.781094527363">
                <text:p>359.78109452736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359.327813323297">
                <text:p>359.3278133232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413.310787671233">
                <text:p>413.3107876712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08.724293059126">
                <text:p>608.72429305912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688.377867746289">
                <text:p>688.37786774628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655.139275766017">
                <text:p>655.1392757660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658.037812288994">
                <text:p>658.0378122889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683.036440084093">
                <text:p>683.03644008409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642.320427236315">
                <text:p>642.3204272363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698.739192062367">
                <text:p>698.7391920623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660.246797033041">
                <text:p>660.2467970330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676.615912208505">
                <text:p>676.6159122085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_32__20_Dots_20_1_20_Dash" svg:stroke-width="0.025cm" svg:stroke-color="#ed1c24" draw:fill-color="#ed1c2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31cm" svg:height="13.521cm" xlink:href=".." xlink:type="simple" chart:class="chart:line" chart:style-name="ch1">
        <chart:legend chart:legend-position="bottom" svg:x="3.957cm" svg:y="12.922cm" style:legend-expansion="wide" chart:style-name="ch2"/>
        <chart:plot-area chart:style-name="ch3" table:cell-range-address="NO_REACTION.A1:NO_REACTION.D160" chart:data-source-has-labels="both" svg:x="1.507cm" svg:y="0.27cm" svg:width="22.828cm" svg:height="11.217cm">
          <chart:coordinate-region svg:x="2.499cm" svg:y="0.27cm" svg:width="21.836cm" svg:height="9.963cm"/>
          <chart:axis chart:dimension="x" chart:name="primary-x" chart:style-name="ch4" chartooo:axis-type="auto">
            <chartooo:date-scale/>
            <chart:title svg:x="12.282cm" svg:y="11.757cm" chart:style-name="ch5">
              <text:p>Time (s)</text:p>
            </chart:title>
            <chart:categories table:cell-range-address="NO_REACTION.A2:NO_REACTION.A160"/>
          </chart:axis>
          <chart:axis chart:dimension="y" chart:name="primary-y" chart:style-name="ch6">
            <chart:title svg:x="0.451cm" svg:y="7.377cm" chart:style-name="ch7">
              <text:p>Response time (ms)</text:p>
            </chart:title>
            <chart:grid chart:style-name="ch8" chart:class="major"/>
          </chart:axis>
          <chart:series chart:style-name="ch9" chart:values-cell-range-address="NO_REACTION.B2:NO_REACTION.B160" chart:label-cell-address="NO_REACTION.B1:NO_REACTION.B1" chart:class="chart:line">
            <chart:data-point chart:repeated="159"/>
          </chart:series>
          <chart:series chart:style-name="ch10" chart:values-cell-range-address="NO_REACTION.C2:NO_REACTION.C160" chart:label-cell-address="NO_REACTION.C1:NO_REACTION.C1" chart:class="chart:line">
            <chart:data-point chart:repeated="159"/>
          </chart:series>
          <chart:series chart:style-name="ch11" chart:values-cell-range-address="NO_REACTION.D2:NO_REACTION.D160" chart:label-cell-address="NO_REACTION.D1:NO_REACTION.D1" chart:class="chart:line">
            <chart:data-point chart:repeated="1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NO_REACTION.B1:NO_REACTION.B1</svg:desc>
                </draw:g>
              </table:table-cell>
              <table:table-cell office:value-type="string">
                <text:p>Lower response time (ms)</text:p>
                <draw:g>
                  <svg:desc>NO_REACTION.C1:NO_REACTION.C1</svg:desc>
                </draw:g>
              </table:table-cell>
              <table:table-cell office:value-type="string">
                <text:p>Higher response time (ms)</text:p>
                <draw:g>
                  <svg:desc>NO_REACTION.D1:NO_REACTION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O_REACTION.A2:NO_REACTION.A160</svg:desc>
                </draw:g>
              </table:table-cell>
              <table:table-cell office:value-type="float" office:value="0">
                <text:p>0</text:p>
                <draw:g>
                  <svg:desc>NO_REACTION.B2:NO_REACTION.B160</svg:desc>
                </draw:g>
              </table:table-cell>
              <table:table-cell office:value-type="float" office:value="500">
                <text:p>500</text:p>
                <draw:g>
                  <svg:desc>NO_REACTION.C2:NO_REACTION.C160</svg:desc>
                </draw:g>
              </table:table-cell>
              <table:table-cell office:value-type="float" office:value="1200">
                <text:p>1200</text:p>
                <draw:g>
                  <svg:desc>NO_REACTION.D2:NO_REACTION.D1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3.412065439673">
                <text:p>823.41206543967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7.52849002849">
                <text:p>707.528490028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84.220289855073">
                <text:p>684.22028985507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88.896503496503">
                <text:p>688.8965034965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6.683368128045">
                <text:p>676.68336812804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27.439869281046">
                <text:p>627.4398692810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59.00830367734">
                <text:p>1359.0083036773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79.05747126437">
                <text:p>1979.0574712643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53.90720311486">
                <text:p>1853.9072031148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26.21186440678">
                <text:p>1826.211864406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702.92242833052">
                <text:p>1702.922428330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23.63466334165">
                <text:p>1823.6346633416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83.20095980804">
                <text:p>1783.200959808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66.76518472135">
                <text:p>1866.765184721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11.93423597679">
                <text:p>1911.934235976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36.48307291667">
                <text:p>1836.483072916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07.85587583149">
                <text:p>1807.855875831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7.72037617555">
                <text:p>1807.720376175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880.50564617315">
                <text:p>1880.5056461731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47.52044609665">
                <text:p>1947.5204460966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702.88578522657">
                <text:p>1702.8857852265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891.58130601793">
                <text:p>1891.5813060179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865.21241830065">
                <text:p>1865.2124183006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927.3347639485">
                <text:p>1927.33476394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47.52159013023">
                <text:p>1147.5215901302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75.055909412597">
                <text:p>675.0559094125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42.779773785762">
                <text:p>642.7797737857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61.09898989899">
                <text:p>661.0989898989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76.066948555321">
                <text:p>676.06694855532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73.744005641749">
                <text:p>673.7440056417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54.099803020355">
                <text:p>654.0998030203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48.936518324607">
                <text:p>648.93651832460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72.812320916905">
                <text:p>672.81232091690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39.230974632844">
                <text:p>639.23097463284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63.311827956989">
                <text:p>663.3118279569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58.097345132743">
                <text:p>658.0973451327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006.22944785276">
                <text:p>1006.229447852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870.72606060606">
                <text:p>1870.726060606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845.22968650032">
                <text:p>1845.229686500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91.15077473182">
                <text:p>1891.1507747318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836.8216080402">
                <text:p>1836.821608040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832.76913580247">
                <text:p>1832.7691358024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955.51162790698">
                <text:p>1955.5116279069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718.31111111111">
                <text:p>1718.3111111111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941.62442547603">
                <text:p>1941.624425476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829.6432009627">
                <text:p>1829.643200962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828.7127592709">
                <text:p>1828.71275927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878.40418977203">
                <text:p>1878.404189772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834.97371714643">
                <text:p>1834.973717146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32.48380427292">
                <text:p>1932.4838042729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974">
                <text:p>197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779.89843260188">
                <text:p>1779.8984326018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966.3285151117">
                <text:p>1966.328515111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861.78537735849">
                <text:p>1861.785377358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556.77716643741">
                <text:p>1556.7771664374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92.725750174459">
                <text:p>692.72575017445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700.32237312366">
                <text:p>700.3223731236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68.534246575342">
                <text:p>668.53424657534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53.773361227336">
                <text:p>653.77336122733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66.638153428378">
                <text:p>666.6381534283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57.241196013289">
                <text:p>657.2411960132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46.434123847167">
                <text:p>646.4341238471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57.947658402204">
                <text:p>657.9476584022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36.624833110814">
                <text:p>636.62483311081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9.265677680378">
                <text:p>659.2656776803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4.220537560303">
                <text:p>664.2205375603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745.600564573042">
                <text:p>745.60056457304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878.07807118255">
                <text:p>1878.078071182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691.63319946452">
                <text:p>1691.633199464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68.21375921376">
                <text:p>1868.213759213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884.58637770898">
                <text:p>1884.5863777089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927.91340602951">
                <text:p>1927.9134060295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73.98993963783">
                <text:p>1873.989939637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846.71007660578">
                <text:p>1846.710076605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789.67818831943">
                <text:p>1789.678188319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888.38155275382">
                <text:p>1888.3815527538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885.64272329794">
                <text:p>1885.6427232979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730.74473358116">
                <text:p>1730.7447335811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932.81390977444">
                <text:p>1932.8139097744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91.66267942584">
                <text:p>1791.6626794258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875.31651090343">
                <text:p>1875.316510903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912.83333333333">
                <text:p>1912.8333333333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728.65655339806">
                <text:p>1728.656553398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973.64812419146">
                <text:p>1973.648124191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879.34371029225">
                <text:p>1879.3437102922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740.147988505747">
                <text:p>740.14798850574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679.917511832319">
                <text:p>679.91751183231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654.904137931035">
                <text:p>654.9041379310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648.478816408877">
                <text:p>648.4788164088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57.263973063973">
                <text:p>657.26397306397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651.215374420146">
                <text:p>651.2153744201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641.529451137885">
                <text:p>641.5294511378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705.606451612903">
                <text:p>705.6064516129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630.912408759124">
                <text:p>630.91240875912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671.880636604775">
                <text:p>671.88063660477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56.392929979606">
                <text:p>656.3929299796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655.436925098555">
                <text:p>655.4369250985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457.95814552479">
                <text:p>1457.958145524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86.09074074074">
                <text:p>1886.0907407407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84.37557452397">
                <text:p>1884.375574523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780.86122692079">
                <text:p>1780.861226920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790.46662728884">
                <text:p>1790.4666272888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900.42738323736">
                <text:p>1900.4273832373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920.47480267152">
                <text:p>1920.474802671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2016.05433287483">
                <text:p>2016.054332874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882.75183946488">
                <text:p>1882.7518394648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869.3819661866">
                <text:p>1869.381966186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873.24443106562">
                <text:p>1873.244431065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819.58010335917">
                <text:p>1819.5801033591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898.52239747634">
                <text:p>1898.5223974763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942.56237879767">
                <text:p>1942.562378797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731.44581861013">
                <text:p>1731.445818610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807.83333333333">
                <text:p>1807.8333333333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952.6911573472">
                <text:p>1952.691157347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906.22257053292">
                <text:p>1906.2225705329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165.06311637081">
                <text:p>1165.0631163708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658.77144772118">
                <text:p>658.7714477211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666.841068917018">
                <text:p>666.84106891701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638.376649076517">
                <text:p>638.37664907651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85.434092477571">
                <text:p>685.4340924775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654.774127310062">
                <text:p>654.7741273100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679.228848821082">
                <text:p>679.22884882108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665.061869535979">
                <text:p>665.0618695359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667.537543859649">
                <text:p>667.5375438596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706.921540656205">
                <text:p>706.92154065620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76.997198879552">
                <text:p>676.9971988795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651.813046402152">
                <text:p>651.8130464021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966.969249692497">
                <text:p>966.9692496924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803.09375">
                <text:p>1803.0937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883.26738609113">
                <text:p>1883.267386091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756.69157088123">
                <text:p>1756.6915708812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925.7844190732">
                <text:p>1925.78441907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908.45139732685">
                <text:p>1908.451397326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877.16129032258">
                <text:p>1877.1612903225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770.64320685435">
                <text:p>1770.643206854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948.15088383838">
                <text:p>1948.1508838383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817.80108173077">
                <text:p>1817.801081730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855.86923562855">
                <text:p>1855.869235628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735.10885167464">
                <text:p>1735.1088516746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963.967039801">
                <text:p>1963.96703980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860.1123066577">
                <text:p>1860.11230665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904.80377358491">
                <text:p>1904.8037735849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820.73596545342">
                <text:p>1820.7359654534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763.25842696629">
                <text:p>1763.258426966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904.17258261934">
                <text:p>1904.1725826193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470.8013029316">
                <text:p>1470.801302931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658.829218106996">
                <text:p>658.82921810699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653.963488843813">
                <text:p>653.9634888438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666.027045300879">
                <text:p>666.0270453008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49.180394826413">
                <text:p>649.1803948264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632.263500325309">
                <text:p>632.2635003253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662.572105619499">
                <text:p>662.57210561949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648.647637795276">
                <text:p>648.6476377952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665.674211248285">
                <text:p>665.6742112482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670.480636237898">
                <text:p>670.48063623789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668.533287101248">
                <text:p>668.53328710124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654.078750848608">
                <text:p>654.07875084860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655.410256410257">
                <text:p>655.41025641025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resolution="2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tar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Line_20_with_20_Fine_20_Dots" svg:stroke-width="0.025cm" svg:stroke-color="#ed1c24" draw:fill-color="#ed1c2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98cm" svg:height="13.521cm" xlink:href=".." xlink:type="simple" chart:class="chart:line" chart:style-name="ch1">
        <chart:legend chart:legend-position="bottom" svg:x="3.941cm" svg:y="12.922cm" style:legend-expansion="wide" chart:style-name="ch2"/>
        <chart:plot-area chart:style-name="ch3" table:cell-range-address="APP_MULTI.A1:APP_MULTI.D142" chart:data-source-has-labels="both" svg:x="1.506cm" svg:y="0.27cm" svg:width="22.797cm" svg:height="11.217cm">
          <chart:coordinate-region svg:x="2.313cm" svg:y="0.27cm" svg:width="21.664cm" svg:height="9.964cm"/>
          <chart:axis chart:dimension="x" chart:name="primary-x" chart:style-name="ch4" chartooo:axis-type="auto">
            <chartooo:date-scale/>
            <chart:title svg:x="12.265cm" svg:y="11.757cm" chart:style-name="ch5">
              <text:p>Time (s)</text:p>
            </chart:title>
            <chart:categories table:cell-range-address="APP_MULTI.A2:APP_MULTI.A142"/>
          </chart:axis>
          <chart:axis chart:dimension="y" chart:name="primary-y" chart:style-name="ch4">
            <chart:title svg:x="0.451cm" svg:y="7.377cm" chart:style-name="ch6">
              <text:p>Response time (ms)</text:p>
            </chart:title>
            <chart:grid chart:style-name="ch7" chart:class="major"/>
          </chart:axis>
          <chart:series chart:style-name="ch8" chart:values-cell-range-address="APP_MULTI.B2:APP_MULTI.B142" chart:label-cell-address="APP_MULTI.B1:APP_MULTI.B1" chart:class="chart:line">
            <chart:data-point chart:repeated="141"/>
          </chart:series>
          <chart:series chart:style-name="ch9" chart:values-cell-range-address="APP_MULTI.C2:APP_MULTI.C142" chart:label-cell-address="APP_MULTI.C1:APP_MULTI.C1" chart:class="chart:line">
            <chart:data-point chart:repeated="141"/>
          </chart:series>
          <chart:series chart:style-name="ch10" chart:values-cell-range-address="APP_MULTI.D2:APP_MULTI.D142" chart:label-cell-address="APP_MULTI.D1:APP_MULTI.D1" chart:class="chart:line">
            <chart:data-point chart:repeated="1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APP_MULTI.B1:APP_MULTI.B1</svg:desc>
                </draw:g>
              </table:table-cell>
              <table:table-cell office:value-type="string">
                <text:p>Lower response time (ms)</text:p>
                <draw:g>
                  <svg:desc>APP_MULTI.C1:APP_MULTI.C1</svg:desc>
                </draw:g>
              </table:table-cell>
              <table:table-cell office:value-type="string">
                <text:p>Higher response time (ms)</text:p>
                <draw:g>
                  <svg:desc>APP_MULTI.D1:APP_MULTI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PP_MULTI.A2:APP_MULTI.A142</svg:desc>
                </draw:g>
              </table:table-cell>
              <table:table-cell office:value-type="float" office:value="0">
                <text:p>0</text:p>
                <draw:g>
                  <svg:desc>APP_MULTI.B2:APP_MULTI.B142</svg:desc>
                </draw:g>
              </table:table-cell>
              <table:table-cell office:value-type="float" office:value="500">
                <text:p>500</text:p>
                <draw:g>
                  <svg:desc>APP_MULTI.C2:APP_MULTI.C142</svg:desc>
                </draw:g>
              </table:table-cell>
              <table:table-cell office:value-type="float" office:value="1300">
                <text:p>1300</text:p>
                <draw:g>
                  <svg:desc>APP_MULTI.D2:APP_MULTI.D14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4.90243902439">
                <text:p>844.9024390243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30.143407864302">
                <text:p>730.1434078643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3.877309682188">
                <text:p>723.8773096821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89.729613733906">
                <text:p>689.7296137339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6.993844049248">
                <text:p>676.99384404924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75.330752990852">
                <text:p>675.3307529908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54.26115407496">
                <text:p>1754.261154074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79.56791840519">
                <text:p>1379.5679184051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00.64998262079">
                <text:p>1000.649982620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56.444444444444">
                <text:p>956.4444444444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82.776470588235">
                <text:p>982.77647058823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77.065010211028">
                <text:p>977.0650102110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01.48215465962">
                <text:p>1001.4821546596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93.584402079723">
                <text:p>993.58440207972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54.430244228839">
                <text:p>954.43024422883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74.886080105056">
                <text:p>974.88608010505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64.058956185567">
                <text:p>964.0589561855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68.803462648285">
                <text:p>968.80346264828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78.447550034507">
                <text:p>978.44755003450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77.642530984997">
                <text:p>977.6425309849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91.945541184479">
                <text:p>991.9455411844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40.280679269465">
                <text:p>940.28067926946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68.870241641841">
                <text:p>968.8702416418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67.944658944659">
                <text:p>967.94465894465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98.820665083135">
                <text:p>398.82066508313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40.487938596491">
                <text:p>540.48793859649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87.931707317073">
                <text:p>687.9317073170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45.199592668025">
                <text:p>645.1995926680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61.576">
                <text:p>661.5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67.329022988506">
                <text:p>667.3290229885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70.522214627478">
                <text:p>670.5222146274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68.304435483871">
                <text:p>668.3044354838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58.891855807744">
                <text:p>658.8918558077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779.61689106487">
                <text:p>1779.616891064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205.91426109436">
                <text:p>1205.914261094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986.950373895309">
                <text:p>986.9503738953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81.67703109328">
                <text:p>981.677031093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989.811530681052">
                <text:p>989.8115306810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63.323785001609">
                <text:p>963.3237850016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26.68273244782">
                <text:p>1126.6827324478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995.774829931973">
                <text:p>995.7748299319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960.611814345992">
                <text:p>960.6118143459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966.863422818792">
                <text:p>966.8634228187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963.306542676852">
                <text:p>963.3065426768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952.940696579856">
                <text:p>952.94069657985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66.64005322688">
                <text:p>966.640053226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012.56795131846">
                <text:p>1012.5679513184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976.035558537404">
                <text:p>976.0355585374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980.291197882197">
                <text:p>980.2911978821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87.536784741145">
                <text:p>987.5367847411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976.209704220671">
                <text:p>976.2097042206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53.996518375242">
                <text:p>453.99651837524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98.577059120768">
                <text:p>498.5770591207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644.994634473508">
                <text:p>644.99463447350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668.091977869986">
                <text:p>668.0919778699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77.733426378228">
                <text:p>677.7334263782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668.193220338983">
                <text:p>668.19322033898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71.263048016701">
                <text:p>671.2630480167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56.374491180461">
                <text:p>656.37449118046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63.554347826087">
                <text:p>663.5543478260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597.74178935447">
                <text:p>1597.741789354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316.440849831">
                <text:p>1316.44084983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978.387653501494">
                <text:p>978.3876535014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997.495975855131">
                <text:p>997.49597585513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921.057971014493">
                <text:p>921.05797101449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032.6852233677">
                <text:p>1032.68522336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996.421585160202">
                <text:p>996.4215851602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935.933568677792">
                <text:p>935.9335686777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952.868135481749">
                <text:p>952.8681354817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44.4478125">
                <text:p>944.44781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924.977265449888">
                <text:p>924.9772654498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960.312040133779">
                <text:p>960.3120401337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995.619031719533">
                <text:p>995.6190317195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954.1025390625">
                <text:p>954.10253906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71.84121291164">
                <text:p>971.841212911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46.0208">
                <text:p>946.020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963.782102461743">
                <text:p>963.7821024617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67.157340355497">
                <text:p>967.1573403554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509.037640667443">
                <text:p>509.0376406674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56.114792347177">
                <text:p>456.1147923471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68.852209944751">
                <text:p>668.85220994475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646.060446780552">
                <text:p>646.0604467805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73.007697690693">
                <text:p>673.00769769069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69.495152354571">
                <text:p>669.4951523545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671.364737550471">
                <text:p>671.3647375504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682.14871438499">
                <text:p>682.148714384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632.459514170041">
                <text:p>632.4595141700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635.64613596746">
                <text:p>1635.6461359674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749.38920634921">
                <text:p>1749.389206349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98.997569444444">
                <text:p>998.9975694444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71.526824391869">
                <text:p>971.5268243918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89.340871300299">
                <text:p>989.3408713002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968.301712779974">
                <text:p>968.30171277997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82.925277684281">
                <text:p>982.92527768428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66.638832997988">
                <text:p>966.6388329979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91.237798886341">
                <text:p>991.2377988863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56.672369270497">
                <text:p>956.6723692704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010.27682026029">
                <text:p>1010.2768202602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77.742894056848">
                <text:p>977.74289405684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58.214518229167">
                <text:p>958.2145182291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971.320517069937">
                <text:p>971.32051706993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990.03414469236">
                <text:p>990.034144692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032.58918732782">
                <text:p>1032.5891873278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965.565612382234">
                <text:p>965.5656123822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968.566097406705">
                <text:p>968.5660974067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524.813279678068">
                <text:p>524.8132796780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425.388791593695">
                <text:p>425.38879159369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688.045102184637">
                <text:p>688.04510218463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631.649282920469">
                <text:p>631.6492829204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52.279421433268">
                <text:p>652.2794214332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679.931899641577">
                <text:p>679.9318996415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671.64681724846">
                <text:p>671.6468172484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665.912925170068">
                <text:p>665.9129251700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653.425531914894">
                <text:p>653.4255319148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509.30589608873">
                <text:p>1509.305896088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733.94444444444">
                <text:p>1733.944444444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017.29903978052">
                <text:p>1017.299039780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997.680901947386">
                <text:p>997.6809019473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974.713067212555">
                <text:p>974.71306721255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17.001001001">
                <text:p>1017.0010010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972.822073578595">
                <text:p>972.82207357859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953.342461233916">
                <text:p>953.3424612339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004.30652247381">
                <text:p>1004.3065224738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974.372606296657">
                <text:p>974.3726062966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943.669851729819">
                <text:p>943.66985172981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969.007941760424">
                <text:p>969.0079417604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975.953541260559">
                <text:p>975.95354126055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929.202555910543">
                <text:p>929.2025559105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957.931126713474">
                <text:p>957.93112671347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96.477557755776">
                <text:p>996.4775577557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989.341275167785">
                <text:p>989.34127516778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996.367200818275">
                <text:p>996.36720081827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601.882330540746">
                <text:p>601.88233054074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375.151250496229">
                <text:p>375.15125049622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659.802684563758">
                <text:p>659.8026845637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664.822972972973">
                <text:p>664.8229729729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674.489030431706">
                <text:p>674.4890304317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658.364775725594">
                <text:p>658.3647757255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661.862678450034">
                <text:p>661.8626784500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81.188125894134">
                <text:p>681.1881258941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c06616" draw:fill-color="#c0661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6c3b" draw:fill-color="#006c3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vertical-bar" chart:symbol-width="0.1cm" chart:symbol-height="0.1cm" chart:link-data-style-to-source="tru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25cm" svg:stroke-color="#ed1c24" draw:fill-color="#ed1c2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62cm" svg:height="9.006cm" xlink:href=".." xlink:type="simple" chart:class="chart:line" chart:style-name="ch1">
        <chart:legend chart:legend-position="bottom" svg:x="1.711cm" svg:y="7.411cm" style:legend-expansion="wide" chart:style-name="ch2"/>
        <chart:plot-area chart:style-name="ch3" table:cell-range-address="comparison.A2:comparison.E25 comparison.A1:comparison.E1 comparison.G1:comparison.G25" chart:data-source-has-labels="both" svg:x="1.364cm" svg:y="0.18cm" svg:width="15.945cm" svg:height="5.886cm">
          <chart:coordinate-region svg:x="2.356cm" svg:y="0.379cm" svg:width="14.673cm" svg:height="5.04cm"/>
          <chart:axis chart:dimension="x" chart:name="primary-x" chart:style-name="ch4" chartooo:axis-type="auto">
            <chartooo:date-scale/>
            <chart:title svg:x="8.697cm" svg:y="6.246cm" chart:style-name="ch5">
              <text:p>Time (s)</text:p>
            </chart:title>
            <chart:categories table:cell-range-address="comparison.A2:comparison.A25"/>
          </chart:axis>
          <chart:axis chart:dimension="y" chart:name="primary-y" chart:style-name="ch4">
            <chart:title svg:x="0.451cm" svg:y="4.622cm" chart:style-name="ch6">
              <text:p>Response time (ms)</text:p>
            </chart:title>
            <chart:grid chart:style-name="ch7" chart:class="major"/>
          </chart:axis>
          <chart:series chart:style-name="ch8" chart:values-cell-range-address="comparison.B2:comparison.B25" chart:label-cell-address="comparison.B1:comparison.B1" chart:class="chart:line">
            <chart:data-point chart:repeated="24"/>
          </chart:series>
          <chart:series chart:style-name="ch9" chart:values-cell-range-address="comparison.C2:comparison.C25" chart:label-cell-address="comparison.C1:comparison.C1" chart:class="chart:line">
            <chart:data-point chart:repeated="24"/>
          </chart:series>
          <chart:series chart:style-name="ch10" chart:values-cell-range-address="comparison.D2:comparison.D25" chart:label-cell-address="comparison.D1:comparison.D1" chart:class="chart:line">
            <chart:data-point chart:repeated="24"/>
          </chart:series>
          <chart:series chart:style-name="ch11" chart:values-cell-range-address="comparison.E2:comparison.E25" chart:label-cell-address="comparison.E1:comparison.E1" chart:class="chart:line">
            <chart:data-point chart:repeated="24"/>
          </chart:series>
          <chart:series chart:style-name="ch12" chart:values-cell-range-address="comparison.G2:comparison.G25" chart:label-cell-address="comparison.G1:comparison.G1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arse-grained in single cloud (ms)</text:p>
                <draw:g>
                  <svg:desc>comparison.B1:comparison.B1</svg:desc>
                </draw:g>
              </table:table-cell>
              <table:table-cell office:value-type="string">
                <text:p>Fine-grained in single cloud (ms)</text:p>
                <draw:g>
                  <svg:desc>comparison.C1:comparison.C1</svg:desc>
                </draw:g>
              </table:table-cell>
              <table:table-cell office:value-type="string">
                <text:p>Coarse-grained in multi-cloud (ms)</text:p>
                <draw:g>
                  <svg:desc>comparison.D1:comparison.D1</svg:desc>
                </draw:g>
              </table:table-cell>
              <table:table-cell office:value-type="string">
                <text:p>Fine-grained in multi-cloud (ms)</text:p>
                <draw:g>
                  <svg:desc>comparison.E1:comparison.E1</svg:desc>
                </draw:g>
              </table:table-cell>
              <table:table-cell office:value-type="string">
                <text:p>Higher response time (ms)</text:p>
                <draw:g>
                  <svg:desc>comparison.G1:comparison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mparison.A2:comparison.A25</svg:desc>
                </draw:g>
              </table:table-cell>
              <table:table-cell office:value-type="float" office:value="0">
                <text:p>0</text:p>
                <draw:g>
                  <svg:desc>comparison.B2:comparison.B25</svg:desc>
                </draw:g>
              </table:table-cell>
              <table:table-cell office:value-type="float" office:value="0">
                <text:p>0</text:p>
                <draw:g>
                  <svg:desc>comparison.C2:comparison.C25</svg:desc>
                </draw:g>
              </table:table-cell>
              <table:table-cell office:value-type="float" office:value="0">
                <text:p>0</text:p>
                <draw:g>
                  <svg:desc>comparison.D2:comparison.D25</svg:desc>
                </draw:g>
              </table:table-cell>
              <table:table-cell office:value-type="float" office:value="0">
                <text:p>0</text:p>
                <draw:g>
                  <svg:desc>comparison.E2:comparison.E25</svg:desc>
                </draw:g>
              </table:table-cell>
              <table:table-cell office:value-type="float" office:value="1200">
                <text:p>1200</text:p>
                <draw:g>
                  <svg:desc>comparison.G2:comparison.G2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6.496921723835">
                <text:p>826.496921723835</text:p>
              </table:table-cell>
              <table:table-cell office:value-type="float" office:value="796.877486077964">
                <text:p>796.877486077964</text:p>
              </table:table-cell>
              <table:table-cell office:value-type="float" office:value="829.044642857143">
                <text:p>829.044642857143</text:p>
              </table:table-cell>
              <table:table-cell office:value-type="float" office:value="844.90243902439">
                <text:p>844.9024390243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0.169164882227">
                <text:p>680.169164882227</text:p>
              </table:table-cell>
              <table:table-cell office:value-type="float" office:value="796.877486077964">
                <text:p>796.877486077964</text:p>
              </table:table-cell>
              <table:table-cell office:value-type="float" office:value="701.917451122375">
                <text:p>701.917451122375</text:p>
              </table:table-cell>
              <table:table-cell office:value-type="float" office:value="730.143407864302">
                <text:p>730.14340786430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6.917236142749">
                <text:p>726.917236142749</text:p>
              </table:table-cell>
              <table:table-cell office:value-type="float" office:value="750.068256578947">
                <text:p>750.068256578947</text:p>
              </table:table-cell>
              <table:table-cell office:value-type="float" office:value="682.448835568102">
                <text:p>682.448835568102</text:p>
              </table:table-cell>
              <table:table-cell office:value-type="float" office:value="723.877309682188">
                <text:p>723.87730968218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65.713797814208">
                <text:p>665.713797814208</text:p>
              </table:table-cell>
              <table:table-cell office:value-type="float" office:value="721.786647314949">
                <text:p>721.786647314949</text:p>
              </table:table-cell>
              <table:table-cell office:value-type="float" office:value="658.262240107311">
                <text:p>658.262240107311</text:p>
              </table:table-cell>
              <table:table-cell office:value-type="float" office:value="689.729613733906">
                <text:p>689.72961373390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9.347142857143">
                <text:p>689.347142857143</text:p>
              </table:table-cell>
              <table:table-cell office:value-type="float" office:value="662.538617886179">
                <text:p>662.538617886179</text:p>
              </table:table-cell>
              <table:table-cell office:value-type="float" office:value="680.331416247304">
                <text:p>680.331416247304</text:p>
              </table:table-cell>
              <table:table-cell office:value-type="float" office:value="676.993844049248">
                <text:p>676.99384404924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73.031824611033">
                <text:p>673.031824611033</text:p>
              </table:table-cell>
              <table:table-cell office:value-type="float" office:value="634.884514435696">
                <text:p>634.884514435696</text:p>
              </table:table-cell>
              <table:table-cell office:value-type="float" office:value="666.884641638225">
                <text:p>666.884641638225</text:p>
              </table:table-cell>
              <table:table-cell office:value-type="float" office:value="675.330752990852">
                <text:p>675.33075299085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54.22844590884">
                <text:p>1254.22844590884</text:p>
              </table:table-cell>
              <table:table-cell office:value-type="float" office:value="1487.68101415094">
                <text:p>1487.68101415094</text:p>
              </table:table-cell>
              <table:table-cell office:value-type="float" office:value="1301.29134720701">
                <text:p>1301.29134720701</text:p>
              </table:table-cell>
              <table:table-cell office:value-type="float" office:value="1754.26115407496">
                <text:p>1754.2611540749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32.55989583333">
                <text:p>1932.55989583333</text:p>
              </table:table-cell>
              <table:table-cell office:value-type="float" office:value="1682.57616707617">
                <text:p>1682.57616707617</text:p>
              </table:table-cell>
              <table:table-cell office:value-type="float" office:value="1822.78571428571">
                <text:p>1822.78571428571</text:p>
              </table:table-cell>
              <table:table-cell office:value-type="float" office:value="1379.56791840519">
                <text:p>1379.5679184051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46.65610561056">
                <text:p>1946.65610561056</text:p>
              </table:table-cell>
              <table:table-cell office:value-type="float" office:value="1201.12653618571">
                <text:p>1201.12653618571</text:p>
              </table:table-cell>
              <table:table-cell office:value-type="float" office:value="1910.28227848101">
                <text:p>1910.28227848101</text:p>
              </table:table-cell>
              <table:table-cell office:value-type="float" office:value="1000.64998262079">
                <text:p>1000.6499826207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58.23662680931">
                <text:p>1958.23662680931</text:p>
              </table:table-cell>
              <table:table-cell office:value-type="float" office:value="1057.37072808321">
                <text:p>1057.37072808321</text:p>
              </table:table-cell>
              <table:table-cell office:value-type="float" office:value="1953.10584415584">
                <text:p>1953.10584415584</text:p>
              </table:table-cell>
              <table:table-cell office:value-type="float" office:value="956.444444444444">
                <text:p>956.44444444444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883.92842942346">
                <text:p>1883.92842942346</text:p>
              </table:table-cell>
              <table:table-cell office:value-type="float" office:value="995.107409925221">
                <text:p>995.107409925221</text:p>
              </table:table-cell>
              <table:table-cell office:value-type="float" office:value="1936.20718954248">
                <text:p>1936.20718954248</text:p>
              </table:table-cell>
              <table:table-cell office:value-type="float" office:value="982.776470588235">
                <text:p>982.7764705882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56.28737864078">
                <text:p>1856.28737864078</text:p>
              </table:table-cell>
              <table:table-cell office:value-type="float" office:value="982.23957991467">
                <text:p>982.23957991467</text:p>
              </table:table-cell>
              <table:table-cell office:value-type="float" office:value="1821.14969325153">
                <text:p>1821.14969325153</text:p>
              </table:table-cell>
              <table:table-cell office:value-type="float" office:value="977.065010211028">
                <text:p>977.06501021102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74.55151515152">
                <text:p>1874.55151515152</text:p>
              </table:table-cell>
              <table:table-cell office:value-type="float" office:value="1001.83738191633">
                <text:p>1001.83738191633</text:p>
              </table:table-cell>
              <table:table-cell office:value-type="float" office:value="1978.42091330245">
                <text:p>1978.42091330245</text:p>
              </table:table-cell>
              <table:table-cell office:value-type="float" office:value="1001.48215465962">
                <text:p>1001.4821546596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936.85812931576">
                <text:p>1936.85812931576</text:p>
              </table:table-cell>
              <table:table-cell office:value-type="float" office:value="974.608519269777">
                <text:p>974.608519269777</text:p>
              </table:table-cell>
              <table:table-cell office:value-type="float" office:value="1922.47522236341">
                <text:p>1922.47522236341</text:p>
              </table:table-cell>
              <table:table-cell office:value-type="float" office:value="993.584402079723">
                <text:p>993.58440207972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042.98267148014">
                <text:p>2042.98267148014</text:p>
              </table:table-cell>
              <table:table-cell office:value-type="float" office:value="971.467654986523">
                <text:p>971.467654986523</text:p>
              </table:table-cell>
              <table:table-cell office:value-type="float" office:value="1833.3343373494">
                <text:p>1833.3343373494</text:p>
              </table:table-cell>
              <table:table-cell office:value-type="float" office:value="954.430244228839">
                <text:p>954.43024422883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74.52512254902">
                <text:p>1874.52512254902</text:p>
              </table:table-cell>
              <table:table-cell office:value-type="float" office:value="993.453266331658">
                <text:p>993.453266331658</text:p>
              </table:table-cell>
              <table:table-cell office:value-type="float" office:value="1929.6372745491">
                <text:p>1929.6372745491</text:p>
              </table:table-cell>
              <table:table-cell office:value-type="float" office:value="974.886080105056">
                <text:p>974.88608010505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37.39444444444">
                <text:p>1837.39444444444</text:p>
              </table:table-cell>
              <table:table-cell office:value-type="float" office:value="1010.89871708305">
                <text:p>1010.89871708305</text:p>
              </table:table-cell>
              <table:table-cell office:value-type="float" office:value="1857.81726230614">
                <text:p>1857.81726230614</text:p>
              </table:table-cell>
              <table:table-cell office:value-type="float" office:value="964.058956185567">
                <text:p>964.05895618556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93.6358915176">
                <text:p>1893.6358915176</text:p>
              </table:table-cell>
              <table:table-cell office:value-type="float" office:value="1011.35852253473">
                <text:p>1011.35852253473</text:p>
              </table:table-cell>
              <table:table-cell office:value-type="float" office:value="1749.6388261851">
                <text:p>1749.6388261851</text:p>
              </table:table-cell>
              <table:table-cell office:value-type="float" office:value="968.803462648285">
                <text:p>968.80346264828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27.03207920792">
                <text:p>1127.03207920792</text:p>
              </table:table-cell>
              <table:table-cell office:value-type="float" office:value="938.073789649416">
                <text:p>938.073789649416</text:p>
              </table:table-cell>
              <table:table-cell office:value-type="float" office:value="1825.3921686747">
                <text:p>1825.3921686747</text:p>
              </table:table-cell>
              <table:table-cell office:value-type="float" office:value="978.447550034507">
                <text:p>978.44755003450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75.34555827221">
                <text:p>1075.34555827221</text:p>
              </table:table-cell>
              <table:table-cell office:value-type="float" office:value="966.400977198697">
                <text:p>966.400977198697</text:p>
              </table:table-cell>
              <table:table-cell office:value-type="float" office:value="1069.68546637744">
                <text:p>1069.68546637744</text:p>
              </table:table-cell>
              <table:table-cell office:value-type="float" office:value="977.642530984997">
                <text:p>977.64253098499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95.548705722071">
                <text:p>995.548705722071</text:p>
              </table:table-cell>
              <table:table-cell office:value-type="float" office:value="991.253299002253">
                <text:p>991.253299002253</text:p>
              </table:table-cell>
              <table:table-cell office:value-type="float" office:value="1092.37251148545">
                <text:p>1092.37251148545</text:p>
              </table:table-cell>
              <table:table-cell office:value-type="float" office:value="991.945541184479">
                <text:p>991.94554118447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73.828092959672">
                <text:p>973.828092959672</text:p>
              </table:table-cell>
              <table:table-cell office:value-type="float" office:value="984.418873048201">
                <text:p>984.418873048201</text:p>
              </table:table-cell>
              <table:table-cell office:value-type="float" office:value="1070.294140625">
                <text:p>1070.294140625</text:p>
              </table:table-cell>
              <table:table-cell office:value-type="float" office:value="940.280679269465">
                <text:p>940.28067926946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96.32729667435">
                <text:p>996.32729667435</text:p>
              </table:table-cell>
              <table:table-cell office:value-type="float" office:value="984.418873048201">
                <text:p>984.418873048201</text:p>
              </table:table-cell>
              <table:table-cell office:value-type="float" office:value="1102.34389489954">
                <text:p>1102.34389489954</text:p>
              </table:table-cell>
              <table:table-cell office:value-type="float" office:value="968.870241641841">
                <text:p>968.870241641841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